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33mm"/>
    </style:style>
    <style:style style:name="co4" style:family="table-column">
      <style:table-column-properties fo:break-before="auto" style:column-width="87.82mm"/>
    </style:style>
    <style:style style:name="co5" style:family="table-column">
      <style:table-column-properties fo:break-before="auto" style:column-width="82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rge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vs</text:p>
          </table:table-cell>
          <table:table-cell table:style-name="ce1" office:value-type="string" calcext:value-type="string">
            <text:p>rvs_p</text:p>
          </table:table-cell>
          <table:table-cell table:style-name="ce1" office:value-type="string" calcext:value-type="string">
            <text:p>rvm</text:p>
          </table:table-cell>
          <table:table-cell table:style-name="ce1" office:value-type="string" calcext:value-type="string">
            <text:p>rvm_p</text:p>
          </table:table-cell>
          <table:table-cell table:style-name="ce1" office:value-type="string" calcext:value-type="string">
            <text:p>mvs</text:p>
          </table:table-cell>
          <table:table-cell table:style-name="ce1" office:value-type="string" calcext:value-type="string">
            <text:p>mvs_p</text:p>
          </table:table-cell>
        </table:table-row>
        <table:table-row table:style-name="ro1">
          <table:table-cell office:value-type="string" calcext:value-type="string">
            <text:p>CP011972_ncRNA_3397111_3397361_rev</text:p>
          </table:table-cell>
          <table:table-cell office:value-type="float" office:value="1.24645810788101" calcext:value-type="float">
            <text:p>1.24645810788101</text:p>
          </table:table-cell>
          <table:table-cell office:value-type="float" office:value="0.252203333192487" calcext:value-type="float">
            <text:p>0.252203333192487</text:p>
          </table:table-cell>
          <table:table-cell office:value-type="float" office:value="-2.19693169930283" calcext:value-type="float">
            <text:p>-2.19693169930283</text:p>
          </table:table-cell>
          <table:table-cell office:value-type="float" office:value="0.176737625895925" calcext:value-type="float">
            <text:p>0.176737625895925</text:p>
          </table:table-cell>
          <table:table-cell office:value-type="float" office:value="3.44338980718384" calcext:value-type="float">
            <text:p>3.44338980718384</text:p>
          </table:table-cell>
          <table:table-cell office:value-type="float" office:value="0.00293401090737616" calcext:value-type="float">
            <text:p>0.002934010907376</text:p>
          </table:table-cell>
        </table:table-row>
        <table:table-row table:style-name="ro1">
          <table:table-cell office:value-type="string" calcext:value-type="string">
            <text:p>CP011973_ncRNA_48867_49061_fwd</text:p>
          </table:table-cell>
          <table:table-cell office:value-type="float" office:value="0.747746209228077" calcext:value-type="float">
            <text:p>0.747746209228077</text:p>
          </table:table-cell>
          <table:table-cell office:value-type="float" office:value="0.273269920616555" calcext:value-type="float">
            <text:p>0.273269920616555</text:p>
          </table:table-cell>
          <table:table-cell office:value-type="float" office:value="-1.00571265683912" calcext:value-type="float">
            <text:p>-1.00571265683912</text:p>
          </table:table-cell>
          <table:table-cell office:value-type="float" office:value="0.337763456898088" calcext:value-type="float">
            <text:p>0.337763456898088</text:p>
          </table:table-cell>
          <table:table-cell office:value-type="float" office:value="1.7534588660672" calcext:value-type="float">
            <text:p>1.7534588660672</text:p>
          </table:table-cell>
          <table:table-cell office:value-type="float" office:value="0.0103801930894484" calcext:value-type="float">
            <text:p>0.010380193089448</text:p>
          </table:table-cell>
        </table:table-row>
        <table:table-row table:style-name="ro1">
          <table:table-cell office:value-type="string" calcext:value-type="string">
            <text:p>CP011972_ncRNA_3765999_3766298_rev</text:p>
          </table:table-cell>
          <table:table-cell office:value-type="float" office:value="-3.39309433176327" calcext:value-type="float">
            <text:p>-3.39309433176327</text:p>
          </table:table-cell>
          <table:table-cell office:value-type="float" office:value="0.0184367848157691" calcext:value-type="float">
            <text:p>0.018436784815769</text:p>
          </table:table-cell>
          <table:table-cell office:value-type="float" office:value="0.596128500821147" calcext:value-type="float">
            <text:p>0.596128500821147</text:p>
          </table:table-cell>
          <table:table-cell office:value-type="float" office:value="0.863031630138177" calcext:value-type="float">
            <text:p>0.863031630138177</text:p>
          </table:table-cell>
          <table:table-cell office:value-type="float" office:value="-3.98922283258442" calcext:value-type="float">
            <text:p>-3.98922283258442</text:p>
          </table:table-cell>
          <table:table-cell office:value-type="float" office:value="0.0112540489937373" calcext:value-type="float">
            <text:p>0.011254048993737</text:p>
          </table:table-cell>
        </table:table-row>
        <table:table-row table:style-name="ro1">
          <table:table-cell office:value-type="string" calcext:value-type="string">
            <text:p>CP011972_ncRNA_886333_886638_fwd</text:p>
          </table:table-cell>
          <table:table-cell office:value-type="float" office:value="0.239523406615489" calcext:value-type="float">
            <text:p>0.239523406615489</text:p>
          </table:table-cell>
          <table:table-cell office:value-type="float" office:value="0.769951478722547" calcext:value-type="float">
            <text:p>0.769951478722547</text:p>
          </table:table-cell>
          <table:table-cell office:value-type="float" office:value="-1.30998839594823" calcext:value-type="float">
            <text:p>-1.30998839594823</text:p>
          </table:table-cell>
          <table:table-cell office:value-type="float" office:value="0.122844821282421" calcext:value-type="float">
            <text:p>0.122844821282421</text:p>
          </table:table-cell>
          <table:table-cell office:value-type="float" office:value="1.54951180256372" calcext:value-type="float">
            <text:p>1.54951180256372</text:p>
          </table:table-cell>
          <table:table-cell office:value-type="float" office:value="0.0126927345897917" calcext:value-type="float">
            <text:p>0.012692734589792</text:p>
          </table:table-cell>
        </table:table-row>
        <table:table-row table:style-name="ro1">
          <table:table-cell office:value-type="string" calcext:value-type="string">
            <text:p>CP011972_ncRNA_320205_320563_fwd</text:p>
          </table:table-cell>
          <table:table-cell office:value-type="float" office:value="-2.35349343271612" calcext:value-type="float">
            <text:p>-2.35349343271612</text:p>
          </table:table-cell>
          <table:table-cell office:value-type="float" office:value="0.0750932914780636" calcext:value-type="float">
            <text:p>0.075093291478064</text:p>
          </table:table-cell>
          <table:table-cell office:value-type="float" office:value="1.13213297967884" calcext:value-type="float">
            <text:p>1.13213297967884</text:p>
          </table:table-cell>
          <table:table-cell office:value-type="float" office:value="0.675511958338353" calcext:value-type="float">
            <text:p>0.675511958338353</text:p>
          </table:table-cell>
          <table:table-cell office:value-type="float" office:value="-3.48562641239497" calcext:value-type="float">
            <text:p>-3.48562641239497</text:p>
          </table:table-cell>
          <table:table-cell office:value-type="float" office:value="0.0135303471308937" calcext:value-type="float">
            <text:p>0.013530347130894</text:p>
          </table:table-cell>
        </table:table-row>
        <table:table-row table:style-name="ro1">
          <table:table-cell office:value-type="string" calcext:value-type="string">
            <text:p>CP011972_ncRNA_745275_745542_rev</text:p>
          </table:table-cell>
          <table:table-cell office:value-type="float" office:value="-0.444554242453091" calcext:value-type="float">
            <text:p>-0.444554242453091</text:p>
          </table:table-cell>
          <table:table-cell office:value-type="float" office:value="0.686195604898404" calcext:value-type="float">
            <text:p>0.686195604898404</text:p>
          </table:table-cell>
          <table:table-cell office:value-type="float" office:value="-3.28319404353556" calcext:value-type="float">
            <text:p>-3.28319404353556</text:p>
          </table:table-cell>
          <table:table-cell office:value-type="float" office:value="0.0218202094026037" calcext:value-type="float">
            <text:p>0.021820209402604</text:p>
          </table:table-cell>
          <table:table-cell office:value-type="float" office:value="2.83863980108247" calcext:value-type="float">
            <text:p>2.83863980108247</text:p>
          </table:table-cell>
          <table:table-cell office:value-type="float" office:value="0.0193416929483925" calcext:value-type="float">
            <text:p>0.019341692948393</text:p>
          </table:table-cell>
        </table:table-row>
        <table:table-row table:style-name="ro1">
          <table:table-cell office:value-type="string" calcext:value-type="string">
            <text:p>CP011972_ncRNA_6513384_6513635_rev</text:p>
          </table:table-cell>
          <table:table-cell office:value-type="float" office:value="0.432249258155825" calcext:value-type="float">
            <text:p>0.432249258155825</text:p>
          </table:table-cell>
          <table:table-cell office:value-type="float" office:value="0.312410259984143" calcext:value-type="float">
            <text:p>0.312410259984143</text:p>
          </table:table-cell>
          <table:table-cell office:value-type="float" office:value="-0.660728305141453" calcext:value-type="float">
            <text:p>-0.660728305141453</text:p>
          </table:table-cell>
          <table:table-cell office:value-type="float" office:value="0.427691556368701" calcext:value-type="float">
            <text:p>0.427691556368701</text:p>
          </table:table-cell>
          <table:table-cell office:value-type="float" office:value="1.09297756329728" calcext:value-type="float">
            <text:p>1.09297756329728</text:p>
          </table:table-cell>
          <table:table-cell office:value-type="float" office:value="0.0305595371787179" calcext:value-type="float">
            <text:p>0.030559537178718</text:p>
          </table:table-cell>
        </table:table-row>
        <table:table-row table:style-name="ro1">
          <table:table-cell office:value-type="string" calcext:value-type="string">
            <text:p>CP011972_ncRNA_5377254_5377679_rev</text:p>
          </table:table-cell>
          <table:table-cell office:value-type="float" office:value="0.27093079690137" calcext:value-type="float">
            <text:p>0.27093079690137</text:p>
          </table:table-cell>
          <table:table-cell office:value-type="float" office:value="0.802112551275431" calcext:value-type="float">
            <text:p>0.802112551275431</text:p>
          </table:table-cell>
          <table:table-cell office:value-type="float" office:value="-1.23432043890176" calcext:value-type="float">
            <text:p>-1.23432043890176</text:p>
          </table:table-cell>
          <table:table-cell office:value-type="float" office:value="0.232764286076557" calcext:value-type="float">
            <text:p>0.232764286076557</text:p>
          </table:table-cell>
          <table:table-cell office:value-type="float" office:value="1.50525123580313" calcext:value-type="float">
            <text:p>1.50525123580313</text:p>
          </table:table-cell>
          <table:table-cell office:value-type="float" office:value="0.0381490008139991" calcext:value-type="float">
            <text:p>0.038149000813999</text:p>
          </table:table-cell>
        </table:table-row>
        <table:table-row table:style-name="ro1">
          <table:table-cell office:value-type="string" calcext:value-type="string">
            <text:p>CP011972_ncRNA_474957_475394_rev</text:p>
          </table:table-cell>
          <table:table-cell office:value-type="float" office:value="-2.74650499832077" calcext:value-type="float">
            <text:p>-2.74650499832077</text:p>
          </table:table-cell>
          <table:table-cell office:value-type="float" office:value="0.0665448759725992" calcext:value-type="float">
            <text:p>0.066544875972599</text:p>
          </table:table-cell>
          <table:table-cell office:value-type="float" office:value="0.565168794064007" calcext:value-type="float">
            <text:p>0.565168794064007</text:p>
          </table:table-cell>
          <table:table-cell office:value-type="float" office:value="0.878092181237672" calcext:value-type="float">
            <text:p>0.878092181237672</text:p>
          </table:table-cell>
          <table:table-cell office:value-type="float" office:value="-3.31167379238477" calcext:value-type="float">
            <text:p>-3.31167379238477</text:p>
          </table:table-cell>
          <table:table-cell office:value-type="float" office:value="0.0419451792083389" calcext:value-type="float">
            <text:p>0.041945179208339</text:p>
          </table:table-cell>
        </table:table-row>
        <table:table-row table:style-name="ro1">
          <table:table-cell office:value-type="string" calcext:value-type="string">
            <text:p>CP011972_ncRNA_119724_119882_rev</text:p>
          </table:table-cell>
          <table:table-cell office:value-type="float" office:value="-4.48034037035093" calcext:value-type="float">
            <text:p>-4.48034037035093</text:p>
          </table:table-cell>
          <table:table-cell office:value-type="float" office:value="0.0117127229709245" calcext:value-type="float">
            <text:p>0.011712722970925</text:p>
          </table:table-cell>
          <table:table-cell office:value-type="float" office:value="-0.48555181403631" calcext:value-type="float">
            <text:p>-0.48555181403631</text:p>
          </table:table-cell>
          <table:table-cell office:value-type="float" office:value="0.919961867511544" calcext:value-type="float">
            <text:p>0.919961867511544</text:p>
          </table:table-cell>
          <table:table-cell office:value-type="float" office:value="-3.99478855631462" calcext:value-type="float">
            <text:p>-3.99478855631462</text:p>
          </table:table-cell>
          <table:table-cell office:value-type="float" office:value="0.0493265162099682" calcext:value-type="float">
            <text:p>0.049326516209968</text:p>
          </table:table-cell>
        </table:table-row>
        <table:table-row table:style-name="ro1">
          <table:table-cell office:value-type="string" calcext:value-type="string">
            <text:p>CP011972_ncRNA_806901_807143_fwd</text:p>
          </table:table-cell>
          <table:table-cell office:value-type="float" office:value="0.165137774551759" calcext:value-type="float">
            <text:p>0.165137774551759</text:p>
          </table:table-cell>
          <table:table-cell office:value-type="float" office:value="0.913061272858214" calcext:value-type="float">
            <text:p>0.913061272858214</text:p>
          </table:table-cell>
          <table:table-cell office:value-type="float" office:value="-1.29109217942703" calcext:value-type="float">
            <text:p>-1.29109217942703</text:p>
          </table:table-cell>
          <table:table-cell office:value-type="float" office:value="0.240048273225739" calcext:value-type="float">
            <text:p>0.240048273225739</text:p>
          </table:table-cell>
          <table:table-cell office:value-type="float" office:value="1.45622995397879" calcext:value-type="float">
            <text:p>1.45622995397879</text:p>
          </table:table-cell>
          <table:table-cell office:value-type="float" office:value="0.0615999997670529" calcext:value-type="float">
            <text:p>0.061599999767053</text:p>
          </table:table-cell>
        </table:table-row>
        <table:table-row table:style-name="ro1">
          <table:table-cell office:value-type="string" calcext:value-type="string">
            <text:p>CP011972_ncRNA_3536734_3537003_rev</text:p>
          </table:table-cell>
          <table:table-cell office:value-type="float" office:value="0.00944458359921078" calcext:value-type="float">
            <text:p>0.009444583599211</text:p>
          </table:table-cell>
          <table:table-cell office:value-type="float" office:value="0.994903529520385" calcext:value-type="float">
            <text:p>0.994903529520385</text:p>
          </table:table-cell>
          <table:table-cell office:value-type="float" office:value="-1.40570744621744" calcext:value-type="float">
            <text:p>-1.40570744621744</text:p>
          </table:table-cell>
          <table:table-cell office:value-type="float" office:value="0.176737625895925" calcext:value-type="float">
            <text:p>0.176737625895925</text:p>
          </table:table-cell>
          <table:table-cell office:value-type="float" office:value="1.41515202981665" calcext:value-type="float">
            <text:p>1.41515202981665</text:p>
          </table:table-cell>
          <table:table-cell office:value-type="float" office:value="0.0634078102864701" calcext:value-type="float">
            <text:p>0.06340781028647</text:p>
          </table:table-cell>
        </table:table-row>
        <table:table-row table:style-name="ro1">
          <table:table-cell office:value-type="string" calcext:value-type="string">
            <text:p>CP011973_ncRNA_21610_21774_rev</text:p>
          </table:table-cell>
          <table:table-cell office:value-type="float" office:value="-2.72523849609493" calcext:value-type="float">
            <text:p>-2.72523849609493</text:p>
          </table:table-cell>
          <table:table-cell office:value-type="float" office:value="0.0526866751799464" calcext:value-type="float">
            <text:p>0.052686675179946</text:p>
          </table:table-cell>
          <table:table-cell office:value-type="float" office:value="-0.0383721454210916" calcext:value-type="float">
            <text:p>-0.038372145421092</text:p>
          </table:table-cell>
          <table:table-cell office:value-type="float" office:value="0.993423964439193" calcext:value-type="float">
            <text:p>0.993423964439193</text:p>
          </table:table-cell>
          <table:table-cell office:value-type="float" office:value="-2.68686635067384" calcext:value-type="float">
            <text:p>-2.68686635067384</text:p>
          </table:table-cell>
          <table:table-cell office:value-type="float" office:value="0.0878216033828325" calcext:value-type="float">
            <text:p>0.087821603382833</text:p>
          </table:table-cell>
        </table:table-row>
        <table:table-row table:style-name="ro1">
          <table:table-cell office:value-type="string" calcext:value-type="string">
            <text:p>CP011972_ncRNA_3285249_3285470_rev</text:p>
          </table:table-cell>
          <table:table-cell office:value-type="float" office:value="0.138209736460823" calcext:value-type="float">
            <text:p>0.138209736460823</text:p>
          </table:table-cell>
          <table:table-cell office:value-type="float" office:value="0.870607033660312" calcext:value-type="float">
            <text:p>0.870607033660312</text:p>
          </table:table-cell>
          <table:table-cell office:value-type="float" office:value="-0.739546037338694" calcext:value-type="float">
            <text:p>-0.739546037338694</text:p>
          </table:table-cell>
          <table:table-cell office:value-type="float" office:value="0.344095741601888" calcext:value-type="float">
            <text:p>0.344095741601888</text:p>
          </table:table-cell>
          <table:table-cell office:value-type="float" office:value="0.877755773799517" calcext:value-type="float">
            <text:p>0.877755773799517</text:p>
          </table:table-cell>
          <table:table-cell office:value-type="float" office:value="0.090483594923037" calcext:value-type="float">
            <text:p>0.090483594923037</text:p>
          </table:table-cell>
        </table:table-row>
        <table:table-row table:style-name="ro1">
          <table:table-cell office:value-type="string" calcext:value-type="string">
            <text:p>CP011972_ncRNA_2294607_2294819_rev</text:p>
          </table:table-cell>
          <table:table-cell office:value-type="float" office:value="1.158954172878" calcext:value-type="float">
            <text:p>1.158954172878</text:p>
          </table:table-cell>
          <table:table-cell office:value-type="float" office:value="0.383974910181667" calcext:value-type="float">
            <text:p>0.383974910181667</text:p>
          </table:table-cell>
          <table:table-cell office:value-type="float" office:value="-1.15084638776494" calcext:value-type="float">
            <text:p>-1.15084638776494</text:p>
          </table:table-cell>
          <table:table-cell office:value-type="float" office:value="0.662848998096401" calcext:value-type="float">
            <text:p>0.662848998096401</text:p>
          </table:table-cell>
          <table:table-cell office:value-type="float" office:value="2.30980056064294" calcext:value-type="float">
            <text:p>2.30980056064294</text:p>
          </table:table-cell>
          <table:table-cell office:value-type="float" office:value="0.100142621705107" calcext:value-type="float">
            <text:p>0.100142621705107</text:p>
          </table:table-cell>
        </table:table-row>
        <table:table-row table:style-name="ro1">
          <table:table-cell office:value-type="string" calcext:value-type="string">
            <text:p>CP011972_ncRNA_905019_905228_fwd</text:p>
          </table:table-cell>
          <table:table-cell office:value-type="float" office:value="-0.218803070161896" calcext:value-type="float">
            <text:p>-0.218803070161896</text:p>
          </table:table-cell>
          <table:table-cell office:value-type="float" office:value="0.873883638954757" calcext:value-type="float">
            <text:p>0.873883638954757</text:p>
          </table:table-cell>
          <table:table-cell office:value-type="float" office:value="-1.81954270947572" calcext:value-type="float">
            <text:p>-1.81954270947572</text:p>
          </table:table-cell>
          <table:table-cell office:value-type="float" office:value="0.176737625895925" calcext:value-type="float">
            <text:p>0.176737625895925</text:p>
          </table:table-cell>
          <table:table-cell office:value-type="float" office:value="1.60073963931382" calcext:value-type="float">
            <text:p>1.60073963931382</text:p>
          </table:table-cell>
          <table:table-cell office:value-type="float" office:value="0.1075228893667" calcext:value-type="float">
            <text:p>0.1075228893667</text:p>
          </table:table-cell>
        </table:table-row>
        <table:table-row table:style-name="ro1">
          <table:table-cell office:value-type="string" calcext:value-type="string">
            <text:p>CP011972_ncRNA_1849920_1850097_rev</text:p>
          </table:table-cell>
          <table:table-cell office:value-type="float" office:value="0.398949443272334" calcext:value-type="float">
            <text:p>0.398949443272334</text:p>
          </table:table-cell>
          <table:table-cell office:value-type="float" office:value="0.840092311626456" calcext:value-type="float">
            <text:p>0.840092311626456</text:p>
          </table:table-cell>
          <table:table-cell office:value-type="float" office:value="-1.71857459766571" calcext:value-type="float">
            <text:p>-1.71857459766571</text:p>
          </table:table-cell>
          <table:table-cell office:value-type="float" office:value="0.395891302883189" calcext:value-type="float">
            <text:p>0.395891302883189</text:p>
          </table:table-cell>
          <table:table-cell office:value-type="float" office:value="2.11752404093805" calcext:value-type="float">
            <text:p>2.11752404093805</text:p>
          </table:table-cell>
          <table:table-cell office:value-type="float" office:value="0.112191547813975" calcext:value-type="float">
            <text:p>0.112191547813975</text:p>
          </table:table-cell>
        </table:table-row>
        <table:table-row table:style-name="ro1">
          <table:table-cell office:value-type="string" calcext:value-type="string">
            <text:p>CP011972_ncRNA_5438181_5438417_rev</text:p>
          </table:table-cell>
          <table:table-cell office:value-type="float" office:value="-1.8757098656689" calcext:value-type="float">
            <text:p>-1.8757098656689</text:p>
          </table:table-cell>
          <table:table-cell office:value-type="float" office:value="0.105541593951106" calcext:value-type="float">
            <text:p>0.105541593951106</text:p>
          </table:table-cell>
          <table:table-cell office:value-type="float" office:value="0.141332868563964" calcext:value-type="float">
            <text:p>0.141332868563964</text:p>
          </table:table-cell>
          <table:table-cell office:value-type="float" office:value="0.968904653005846" calcext:value-type="float">
            <text:p>0.968904653005846</text:p>
          </table:table-cell>
          <table:table-cell office:value-type="float" office:value="-2.01704273423287" calcext:value-type="float">
            <text:p>-2.01704273423287</text:p>
          </table:table-cell>
          <table:table-cell office:value-type="float" office:value="0.112887589326599" calcext:value-type="float">
            <text:p>0.112887589326599</text:p>
          </table:table-cell>
        </table:table-row>
        <table:table-row table:style-name="ro1">
          <table:table-cell office:value-type="string" calcext:value-type="string">
            <text:p>CP011972_ncRNA_1494687_1495064_rev</text:p>
          </table:table-cell>
          <table:table-cell office:value-type="float" office:value="1.40433586737552" calcext:value-type="float">
            <text:p>1.40433586737552</text:p>
          </table:table-cell>
          <table:table-cell office:value-type="float" office:value="0.440478201742986" calcext:value-type="float">
            <text:p>0.440478201742986</text:p>
          </table:table-cell>
          <table:table-cell office:value-type="float" office:value="-1.41454681827876" calcext:value-type="float">
            <text:p>-1.41454681827876</text:p>
          </table:table-cell>
          <table:table-cell office:value-type="float" office:value="0.676514750766489" calcext:value-type="float">
            <text:p>0.676514750766489</text:p>
          </table:table-cell>
          <table:table-cell office:value-type="float" office:value="2.81888268565428" calcext:value-type="float">
            <text:p>2.81888268565428</text:p>
          </table:table-cell>
          <table:table-cell office:value-type="float" office:value="0.120743998611924" calcext:value-type="float">
            <text:p>0.120743998611924</text:p>
          </table:table-cell>
        </table:table-row>
        <table:table-row table:style-name="ro1">
          <table:table-cell office:value-type="string" calcext:value-type="string">
            <text:p>CP011972_ncRNA_3532451_3532642_fwd</text:p>
          </table:table-cell>
          <table:table-cell office:value-type="float" office:value="-0.630857829596904" calcext:value-type="float">
            <text:p>-0.630857829596904</text:p>
          </table:table-cell>
          <table:table-cell office:value-type="float" office:value="0.573490333036987" calcext:value-type="float">
            <text:p>0.573490333036987</text:p>
          </table:table-cell>
          <table:table-cell office:value-type="float" office:value="0.864920786942872" calcext:value-type="float">
            <text:p>0.864920786942872</text:p>
          </table:table-cell>
          <table:table-cell office:value-type="float" office:value="0.598465311702442" calcext:value-type="float">
            <text:p>0.598465311702442</text:p>
          </table:table-cell>
          <table:table-cell office:value-type="float" office:value="-1.49577861653978" calcext:value-type="float">
            <text:p>-1.49577861653978</text:p>
          </table:table-cell>
          <table:table-cell office:value-type="float" office:value="0.121410011212078" calcext:value-type="float">
            <text:p>0.121410011212078</text:p>
          </table:table-cell>
        </table:table-row>
        <table:table-row table:style-name="ro1">
          <table:table-cell office:value-type="string" calcext:value-type="string">
            <text:p>CP011972_ncRNA_4634388_4634555_rev</text:p>
          </table:table-cell>
          <table:table-cell office:value-type="float" office:value="-0.881976382246326" calcext:value-type="float">
            <text:p>-0.881976382246326</text:p>
          </table:table-cell>
          <table:table-cell office:value-type="float" office:value="0.513325396932555" calcext:value-type="float">
            <text:p>0.513325396932555</text:p>
          </table:table-cell>
          <table:table-cell office:value-type="float" office:value="0.981569557445128" calcext:value-type="float">
            <text:p>0.981569557445128</text:p>
          </table:table-cell>
          <table:table-cell office:value-type="float" office:value="0.658987850344883" calcext:value-type="float">
            <text:p>0.658987850344883</text:p>
          </table:table-cell>
          <table:table-cell office:value-type="float" office:value="-1.86354593969145" calcext:value-type="float">
            <text:p>-1.86354593969145</text:p>
          </table:table-cell>
          <table:table-cell office:value-type="float" office:value="0.125637200263046" calcext:value-type="float">
            <text:p>0.125637200263046</text:p>
          </table:table-cell>
        </table:table-row>
        <table:table-row table:style-name="ro1">
          <table:table-cell office:value-type="string" calcext:value-type="string">
            <text:p>CP011972_ncRNA_1752191_1752476_fwd</text:p>
          </table:table-cell>
          <table:table-cell office:value-type="float" office:value="-0.928610822937562" calcext:value-type="float">
            <text:p>-0.928610822937562</text:p>
          </table:table-cell>
          <table:table-cell office:value-type="float" office:value="0.186225702178165" calcext:value-type="float">
            <text:p>0.186225702178165</text:p>
          </table:table-cell>
          <table:table-cell office:value-type="float" office:value="0.196669518076127" calcext:value-type="float">
            <text:p>0.196669518076127</text:p>
          </table:table-cell>
          <table:table-cell office:value-type="float" office:value="0.909199768774492" calcext:value-type="float">
            <text:p>0.909199768774492</text:p>
          </table:table-cell>
          <table:table-cell office:value-type="float" office:value="-1.12528034101369" calcext:value-type="float">
            <text:p>-1.12528034101369</text:p>
          </table:table-cell>
          <table:table-cell office:value-type="float" office:value="0.12845286140825" calcext:value-type="float">
            <text:p>0.12845286140825</text:p>
          </table:table-cell>
        </table:table-row>
        <table:table-row table:style-name="ro1">
          <table:table-cell office:value-type="string" calcext:value-type="string">
            <text:p>CP011972_ncRNA_1900868_1901148_fwd</text:p>
          </table:table-cell>
          <table:table-cell office:value-type="float" office:value="-2.58334900196245" calcext:value-type="float">
            <text:p>-2.58334900196245</text:p>
          </table:table-cell>
          <table:table-cell office:value-type="float" office:value="0.0991863123740756" calcext:value-type="float">
            <text:p>0.099186312374076</text:p>
          </table:table-cell>
          <table:table-cell office:value-type="float" office:value="-0.058658234179959" calcext:value-type="float">
            <text:p>-0.058658234179959</text:p>
          </table:table-cell>
          <table:table-cell office:value-type="float" office:value="0.989261687079549" calcext:value-type="float">
            <text:p>0.989261687079549</text:p>
          </table:table-cell>
          <table:table-cell office:value-type="float" office:value="-2.5246907677825" calcext:value-type="float">
            <text:p>-2.5246907677825</text:p>
          </table:table-cell>
          <table:table-cell office:value-type="float" office:value="0.146612563549795" calcext:value-type="float">
            <text:p>0.146612563549795</text:p>
          </table:table-cell>
        </table:table-row>
        <table:table-row table:style-name="ro1">
          <table:table-cell office:value-type="string" calcext:value-type="string">
            <text:p>CP011972_ncRNA_2730713_2730964_fwd</text:p>
          </table:table-cell>
          <table:table-cell office:value-type="float" office:value="2.24129771788473" calcext:value-type="float">
            <text:p>2.24129771788473</text:p>
          </table:table-cell>
          <table:table-cell office:value-type="string" calcext:value-type="string">
            <text:p>NA</text:p>
          </table:table-cell>
          <table:table-cell office:value-type="float" office:value="-0.0860269615966899" calcext:value-type="float">
            <text:p>-0.08602696159669</text:p>
          </table:table-cell>
          <table:table-cell office:value-type="float" office:value="0.983579443725256" calcext:value-type="float">
            <text:p>0.983579443725256</text:p>
          </table:table-cell>
          <table:table-cell office:value-type="float" office:value="2.32732467948142" calcext:value-type="float">
            <text:p>2.32732467948142</text:p>
          </table:table-cell>
          <table:table-cell office:value-type="float" office:value="0.173844221931636" calcext:value-type="float">
            <text:p>0.173844221931636</text:p>
          </table:table-cell>
        </table:table-row>
        <table:table-row table:style-name="ro1">
          <table:table-cell office:value-type="string" calcext:value-type="string">
            <text:p>CP011972_ncRNA_5953317_5953616_rev</text:p>
          </table:table-cell>
          <table:table-cell office:value-type="float" office:value="-1.18557750468339" calcext:value-type="float">
            <text:p>-1.18557750468339</text:p>
          </table:table-cell>
          <table:table-cell office:value-type="float" office:value="0.357546022422311" calcext:value-type="float">
            <text:p>0.357546022422311</text:p>
          </table:table-cell>
          <table:table-cell office:value-type="float" office:value="0.437308088278917" calcext:value-type="float">
            <text:p>0.437308088278917</text:p>
          </table:table-cell>
          <table:table-cell office:value-type="float" office:value="0.872534641053419" calcext:value-type="float">
            <text:p>0.872534641053419</text:p>
          </table:table-cell>
          <table:table-cell office:value-type="float" office:value="-1.62288559296231" calcext:value-type="float">
            <text:p>-1.62288559296231</text:p>
          </table:table-cell>
          <table:table-cell office:value-type="float" office:value="0.200945013437466" calcext:value-type="float">
            <text:p>0.200945013437466</text:p>
          </table:table-cell>
        </table:table-row>
        <table:table-row table:style-name="ro1">
          <table:table-cell office:value-type="string" calcext:value-type="string">
            <text:p>CP011972_ncRNA_1897172_1897363_fwd</text:p>
          </table:table-cell>
          <table:table-cell office:value-type="float" office:value="0.732672798974296" calcext:value-type="float">
            <text:p>0.732672798974296</text:p>
          </table:table-cell>
          <table:table-cell office:value-type="float" office:value="0.315582391365337" calcext:value-type="float">
            <text:p>0.315582391365337</text:p>
          </table:table-cell>
          <table:table-cell office:value-type="float" office:value="-0.154029013847873" calcext:value-type="float">
            <text:p>-0.154029013847873</text:p>
          </table:table-cell>
          <table:table-cell office:value-type="float" office:value="0.934579142788038" calcext:value-type="float">
            <text:p>0.934579142788038</text:p>
          </table:table-cell>
          <table:table-cell office:value-type="float" office:value="0.886701812822169" calcext:value-type="float">
            <text:p>0.886701812822169</text:p>
          </table:table-cell>
          <table:table-cell office:value-type="float" office:value="0.248449447480763" calcext:value-type="float">
            <text:p>0.248449447480763</text:p>
          </table:table-cell>
        </table:table-row>
        <table:table-row table:style-name="ro1">
          <table:table-cell office:value-type="string" calcext:value-type="string">
            <text:p>CP011972_ncRNA_743622_743984_fwd</text:p>
          </table:table-cell>
          <table:table-cell office:value-type="float" office:value="0.146921436683728" calcext:value-type="float">
            <text:p>0.146921436683728</text:p>
          </table:table-cell>
          <table:table-cell office:value-type="float" office:value="0.843483326967663" calcext:value-type="float">
            <text:p>0.843483326967663</text:p>
          </table:table-cell>
          <table:table-cell office:value-type="float" office:value="-0.420097627487522" calcext:value-type="float">
            <text:p>-0.420097627487522</text:p>
          </table:table-cell>
          <table:table-cell office:value-type="float" office:value="0.627606505937626" calcext:value-type="float">
            <text:p>0.627606505937626</text:p>
          </table:table-cell>
          <table:table-cell office:value-type="float" office:value="0.567019064171249" calcext:value-type="float">
            <text:p>0.567019064171249</text:p>
          </table:table-cell>
          <table:table-cell office:value-type="float" office:value="0.258321082479299" calcext:value-type="float">
            <text:p>0.258321082479299</text:p>
          </table:table-cell>
        </table:table-row>
        <table:table-row table:style-name="ro1">
          <table:table-cell office:value-type="string" calcext:value-type="string">
            <text:p>CP011972_ncRNA_2433675_2433899_rev</text:p>
          </table:table-cell>
          <table:table-cell office:value-type="float" office:value="-2.75469488357302" calcext:value-type="float">
            <text:p>-2.75469488357302</text:p>
          </table:table-cell>
          <table:table-cell office:value-type="float" office:value="0.0612701039358277" calcext:value-type="float">
            <text:p>0.061270103935828</text:p>
          </table:table-cell>
          <table:table-cell office:value-type="float" office:value="-0.973088986368334" calcext:value-type="float">
            <text:p>-0.973088986368334</text:p>
          </table:table-cell>
          <table:table-cell office:value-type="float" office:value="0.749414395748626" calcext:value-type="float">
            <text:p>0.749414395748626</text:p>
          </table:table-cell>
          <table:table-cell office:value-type="float" office:value="-1.78160589720469" calcext:value-type="float">
            <text:p>-1.78160589720469</text:p>
          </table:table-cell>
          <table:table-cell office:value-type="float" office:value="0.291469065693164" calcext:value-type="float">
            <text:p>0.291469065693164</text:p>
          </table:table-cell>
        </table:table-row>
        <table:table-row table:style-name="ro1">
          <table:table-cell office:value-type="string" calcext:value-type="string">
            <text:p>CP011972_ncRNA_322030_322306_fwd</text:p>
          </table:table-cell>
          <table:table-cell office:value-type="float" office:value="-1.12461663688933" calcext:value-type="float">
            <text:p>-1.12461663688933</text:p>
          </table:table-cell>
          <table:table-cell office:value-type="float" office:value="0.192314126719395" calcext:value-type="float">
            <text:p>0.192314126719395</text:p>
          </table:table-cell>
          <table:table-cell office:value-type="float" office:value="-0.168775570205742" calcext:value-type="float">
            <text:p>-0.168775570205742</text:p>
          </table:table-cell>
          <table:table-cell office:value-type="float" office:value="0.940459655336844" calcext:value-type="float">
            <text:p>0.940459655336844</text:p>
          </table:table-cell>
          <table:table-cell office:value-type="float" office:value="-0.955841066683589" calcext:value-type="float">
            <text:p>-0.955841066683589</text:p>
          </table:table-cell>
          <table:table-cell office:value-type="float" office:value="0.306223454699162" calcext:value-type="float">
            <text:p>0.306223454699162</text:p>
          </table:table-cell>
        </table:table-row>
        <table:table-row table:style-name="ro1">
          <table:table-cell office:value-type="string" calcext:value-type="string">
            <text:p>CP011973_ncRNA_30286_30528_rev</text:p>
          </table:table-cell>
          <table:table-cell office:value-type="float" office:value="-0.243680486365042" calcext:value-type="float">
            <text:p>-0.243680486365042</text:p>
          </table:table-cell>
          <table:table-cell office:value-type="float" office:value="0.815012013260779" calcext:value-type="float">
            <text:p>0.815012013260779</text:p>
          </table:table-cell>
          <table:table-cell office:value-type="float" office:value="0.441451827651337" calcext:value-type="float">
            <text:p>0.441451827651337</text:p>
          </table:table-cell>
          <table:table-cell office:value-type="float" office:value="0.729390749711745" calcext:value-type="float">
            <text:p>0.729390749711745</text:p>
          </table:table-cell>
          <table:table-cell office:value-type="float" office:value="-0.685132314016378" calcext:value-type="float">
            <text:p>-0.685132314016378</text:p>
          </table:table-cell>
          <table:table-cell office:value-type="float" office:value="0.336990060325361" calcext:value-type="float">
            <text:p>0.336990060325361</text:p>
          </table:table-cell>
        </table:table-row>
        <table:table-row table:style-name="ro1">
          <table:table-cell office:value-type="string" calcext:value-type="string">
            <text:p>CP011972_ncRNA_6082989_6083300_rev</text:p>
          </table:table-cell>
          <table:table-cell office:value-type="float" office:value="-0.959668518572327" calcext:value-type="float">
            <text:p>-0.959668518572327</text:p>
          </table:table-cell>
          <table:table-cell office:value-type="float" office:value="0.273055593344303" calcext:value-type="float">
            <text:p>0.273055593344303</text:p>
          </table:table-cell>
          <table:table-cell office:value-type="float" office:value="-0.0957604579384308" calcext:value-type="float">
            <text:p>-0.095760457938431</text:p>
          </table:table-cell>
          <table:table-cell office:value-type="float" office:value="0.968904653005846" calcext:value-type="float">
            <text:p>0.968904653005846</text:p>
          </table:table-cell>
          <table:table-cell office:value-type="float" office:value="-0.863908060633896" calcext:value-type="float">
            <text:p>-0.863908060633896</text:p>
          </table:table-cell>
          <table:table-cell office:value-type="float" office:value="0.345360859570272" calcext:value-type="float">
            <text:p>0.345360859570272</text:p>
          </table:table-cell>
        </table:table-row>
        <table:table-row table:style-name="ro1">
          <table:table-cell office:value-type="string" calcext:value-type="string">
            <text:p>CP011972_ncRNA_1904241_1904570_fwd</text:p>
          </table:table-cell>
          <table:table-cell office:value-type="float" office:value="-0.712204215432371" calcext:value-type="float">
            <text:p>-0.712204215432371</text:p>
          </table:table-cell>
          <table:table-cell office:value-type="float" office:value="0.69335192373153" calcext:value-type="float">
            <text:p>0.69335192373153</text:p>
          </table:table-cell>
          <table:table-cell office:value-type="float" office:value="0.644266410818573" calcext:value-type="float">
            <text:p>0.644266410818573</text:p>
          </table:table-cell>
          <table:table-cell office:value-type="float" office:value="0.814980067662569" calcext:value-type="float">
            <text:p>0.814980067662569</text:p>
          </table:table-cell>
          <table:table-cell office:value-type="float" office:value="-1.35647062625094" calcext:value-type="float">
            <text:p>-1.35647062625094</text:p>
          </table:table-cell>
          <table:table-cell office:value-type="float" office:value="0.35766814024008" calcext:value-type="float">
            <text:p>0.35766814024008</text:p>
          </table:table-cell>
        </table:table-row>
        <table:table-row table:style-name="ro1">
          <table:table-cell office:value-type="string" calcext:value-type="string">
            <text:p>CP011972_ncRNA_2397801_2398064_fwd</text:p>
          </table:table-cell>
          <table:table-cell office:value-type="float" office:value="-0.103398428005862" calcext:value-type="float">
            <text:p>-0.103398428005862</text:p>
          </table:table-cell>
          <table:table-cell office:value-type="float" office:value="0.918993735977771" calcext:value-type="float">
            <text:p>0.918993735977771</text:p>
          </table:table-cell>
          <table:table-cell office:value-type="float" office:value="-0.651765486675865" calcext:value-type="float">
            <text:p>-0.651765486675865</text:p>
          </table:table-cell>
          <table:table-cell office:value-type="float" office:value="0.495116566123954" calcext:value-type="float">
            <text:p>0.495116566123954</text:p>
          </table:table-cell>
          <table:table-cell office:value-type="float" office:value="0.548367058670003" calcext:value-type="float">
            <text:p>0.548367058670003</text:p>
          </table:table-cell>
          <table:table-cell office:value-type="float" office:value="0.362039437366714" calcext:value-type="float">
            <text:p>0.362039437366714</text:p>
          </table:table-cell>
        </table:table-row>
        <table:table-row table:style-name="ro1">
          <table:table-cell office:value-type="string" calcext:value-type="string">
            <text:p>CP011972_ncRNA_2653071_2653331_rev</text:p>
          </table:table-cell>
          <table:table-cell office:value-type="float" office:value="1.15857538272401" calcext:value-type="float">
            <text:p>1.15857538272401</text:p>
          </table:table-cell>
          <table:table-cell office:value-type="float" office:value="0.355131010676605" calcext:value-type="float">
            <text:p>0.355131010676605</text:p>
          </table:table-cell>
          <table:table-cell office:value-type="float" office:value="0.02371785122305" calcext:value-type="float">
            <text:p>0.02371785122305</text:p>
          </table:table-cell>
          <table:table-cell office:value-type="float" office:value="0.995471259180305" calcext:value-type="float">
            <text:p>0.995471259180305</text:p>
          </table:table-cell>
          <table:table-cell office:value-type="float" office:value="1.13485753150096" calcext:value-type="float">
            <text:p>1.13485753150096</text:p>
          </table:table-cell>
          <table:table-cell office:value-type="float" office:value="0.371130845532704" calcext:value-type="float">
            <text:p>0.371130845532704</text:p>
          </table:table-cell>
        </table:table-row>
        <table:table-row table:style-name="ro1">
          <table:table-cell office:value-type="string" calcext:value-type="string">
            <text:p>CP011972_ncRNA_5459360_5459656_fwd</text:p>
          </table:table-cell>
          <table:table-cell office:value-type="float" office:value="-1.83459003474446" calcext:value-type="float">
            <text:p>-1.83459003474446</text:p>
          </table:table-cell>
          <table:table-cell office:value-type="float" office:value="0.258028274926643" calcext:value-type="float">
            <text:p>0.258028274926643</text:p>
          </table:table-cell>
          <table:table-cell office:value-type="float" office:value="-0.330874707360931" calcext:value-type="float">
            <text:p>-0.330874707360931</text:p>
          </table:table-cell>
          <table:table-cell office:value-type="float" office:value="0.934677346681744" calcext:value-type="float">
            <text:p>0.934677346681744</text:p>
          </table:table-cell>
          <table:table-cell office:value-type="float" office:value="-1.50371532738353" calcext:value-type="float">
            <text:p>-1.50371532738353</text:p>
          </table:table-cell>
          <table:table-cell office:value-type="float" office:value="0.378103040449136" calcext:value-type="float">
            <text:p>0.378103040449136</text:p>
          </table:table-cell>
        </table:table-row>
        <table:table-row table:style-name="ro1">
          <table:table-cell office:value-type="string" calcext:value-type="string">
            <text:p>CP011972_ncRNA_3188204_3188377_fwd</text:p>
          </table:table-cell>
          <table:table-cell office:value-type="float" office:value="0.12292192715285" calcext:value-type="float">
            <text:p>0.12292192715285</text:p>
          </table:table-cell>
          <table:table-cell office:value-type="float" office:value="0.934877702294793" calcext:value-type="float">
            <text:p>0.934877702294793</text:p>
          </table:table-cell>
          <table:table-cell office:value-type="float" office:value="-0.770593925178824" calcext:value-type="float">
            <text:p>-0.770593925178824</text:p>
          </table:table-cell>
          <table:table-cell office:value-type="float" office:value="0.690574664074447" calcext:value-type="float">
            <text:p>0.690574664074447</text:p>
          </table:table-cell>
          <table:table-cell office:value-type="float" office:value="0.893515852331673" calcext:value-type="float">
            <text:p>0.893515852331673</text:p>
          </table:table-cell>
          <table:table-cell office:value-type="float" office:value="0.391649124488395" calcext:value-type="float">
            <text:p>0.391649124488395</text:p>
          </table:table-cell>
        </table:table-row>
        <table:table-row table:style-name="ro1">
          <table:table-cell office:value-type="string" calcext:value-type="string">
            <text:p>CP011972_ncRNA_4231019_4231262_rev</text:p>
          </table:table-cell>
          <table:table-cell office:value-type="float" office:value="-0.266558486092481" calcext:value-type="float">
            <text:p>-0.266558486092481</text:p>
          </table:table-cell>
          <table:table-cell office:value-type="float" office:value="0.566337072609307" calcext:value-type="float">
            <text:p>0.566337072609307</text:p>
          </table:table-cell>
          <table:table-cell office:value-type="float" office:value="-0.623894781349273" calcext:value-type="float">
            <text:p>-0.623894781349273</text:p>
          </table:table-cell>
          <table:table-cell office:value-type="float" office:value="0.300468437392703" calcext:value-type="float">
            <text:p>0.300468437392703</text:p>
          </table:table-cell>
          <table:table-cell office:value-type="float" office:value="0.357336295256792" calcext:value-type="float">
            <text:p>0.357336295256792</text:p>
          </table:table-cell>
          <table:table-cell office:value-type="float" office:value="0.401781784210794" calcext:value-type="float">
            <text:p>0.401781784210794</text:p>
          </table:table-cell>
        </table:table-row>
        <table:table-row table:style-name="ro1">
          <table:table-cell office:value-type="string" calcext:value-type="string">
            <text:p>CP011972_ncRNA_6013104_6013277_rev</text:p>
          </table:table-cell>
          <table:table-cell office:value-type="float" office:value="-0.386545396576432" calcext:value-type="float">
            <text:p>-0.386545396576432</text:p>
          </table:table-cell>
          <table:table-cell office:value-type="float" office:value="0.644916651469564" calcext:value-type="float">
            <text:p>0.644916651469564</text:p>
          </table:table-cell>
          <table:table-cell office:value-type="float" office:value="0.221527564697928" calcext:value-type="float">
            <text:p>0.221527564697928</text:p>
          </table:table-cell>
          <table:table-cell office:value-type="float" office:value="0.886636648504273" calcext:value-type="float">
            <text:p>0.886636648504273</text:p>
          </table:table-cell>
          <table:table-cell office:value-type="float" office:value="-0.60807296127436" calcext:value-type="float">
            <text:p>-0.60807296127436</text:p>
          </table:table-cell>
          <table:table-cell office:value-type="float" office:value="0.402839762729343" calcext:value-type="float">
            <text:p>0.402839762729343</text:p>
          </table:table-cell>
        </table:table-row>
        <table:table-row table:style-name="ro1">
          <table:table-cell office:value-type="string" calcext:value-type="string">
            <text:p>CP011972_ncRNA_4470964_4471188_fwd</text:p>
          </table:table-cell>
          <table:table-cell office:value-type="float" office:value="-0.107787405390941" calcext:value-type="float">
            <text:p>-0.107787405390941</text:p>
          </table:table-cell>
          <table:table-cell office:value-type="float" office:value="0.96511133454054" calcext:value-type="float">
            <text:p>0.96511133454054</text:p>
          </table:table-cell>
          <table:table-cell office:value-type="float" office:value="-1.07420525812014" calcext:value-type="float">
            <text:p>-1.07420525812014</text:p>
          </table:table-cell>
          <table:table-cell office:value-type="float" office:value="0.579719183956694" calcext:value-type="float">
            <text:p>0.579719183956694</text:p>
          </table:table-cell>
          <table:table-cell office:value-type="float" office:value="0.966417852729202" calcext:value-type="float">
            <text:p>0.966417852729202</text:p>
          </table:table-cell>
          <table:table-cell office:value-type="float" office:value="0.416654544498528" calcext:value-type="float">
            <text:p>0.416654544498528</text:p>
          </table:table-cell>
        </table:table-row>
        <table:table-row table:style-name="ro1">
          <table:table-cell office:value-type="string" calcext:value-type="string">
            <text:p>CP011972_ncRNA_1718052_1718210_fwd</text:p>
          </table:table-cell>
          <table:table-cell office:value-type="float" office:value="0.2883815185294" calcext:value-type="float">
            <text:p>0.2883815185294</text:p>
          </table:table-cell>
          <table:table-cell office:value-type="string" calcext:value-type="string">
            <text:p>NA</text:p>
          </table:table-cell>
          <table:table-cell office:value-type="float" office:value="1.14873935465972" calcext:value-type="float">
            <text:p>1.14873935465972</text:p>
          </table:table-cell>
          <table:table-cell office:value-type="float" office:value="0.50964577155672" calcext:value-type="float">
            <text:p>0.50964577155672</text:p>
          </table:table-cell>
          <table:table-cell office:value-type="float" office:value="-0.860357836130316" calcext:value-type="float">
            <text:p>-0.860357836130316</text:p>
          </table:table-cell>
          <table:table-cell office:value-type="float" office:value="0.421748569525957" calcext:value-type="float">
            <text:p>0.421748569525957</text:p>
          </table:table-cell>
        </table:table-row>
        <table:table-row table:style-name="ro1">
          <table:table-cell office:value-type="string" calcext:value-type="string">
            <text:p>CP011972_ncRNA_1766907_1767062_fwd</text:p>
          </table:table-cell>
          <table:table-cell office:value-type="float" office:value="-0.310110425904985" calcext:value-type="float">
            <text:p>-0.310110425904985</text:p>
          </table:table-cell>
          <table:table-cell office:value-type="string" calcext:value-type="string">
            <text:p>NA</text:p>
          </table:table-cell>
          <table:table-cell office:value-type="float" office:value="-2.31237516172487" calcext:value-type="float">
            <text:p>-2.31237516172487</text:p>
          </table:table-cell>
          <table:table-cell office:value-type="float" office:value="0.584584432257127" calcext:value-type="float">
            <text:p>0.584584432257127</text:p>
          </table:table-cell>
          <table:table-cell office:value-type="float" office:value="2.00226473581989" calcext:value-type="float">
            <text:p>2.00226473581989</text:p>
          </table:table-cell>
          <table:table-cell office:value-type="float" office:value="0.431204575680122" calcext:value-type="float">
            <text:p>0.431204575680122</text:p>
          </table:table-cell>
        </table:table-row>
        <table:table-row table:style-name="ro1">
          <table:table-cell office:value-type="string" calcext:value-type="string">
            <text:p>CP011972_ncRNA_768152_768370_fwd</text:p>
          </table:table-cell>
          <table:table-cell office:value-type="float" office:value="-0.685352538175809" calcext:value-type="float">
            <text:p>-0.685352538175809</text:p>
          </table:table-cell>
          <table:table-cell office:value-type="float" office:value="0.289087705658744" calcext:value-type="float">
            <text:p>0.289087705658744</text:p>
          </table:table-cell>
          <table:table-cell office:value-type="float" office:value="-0.1509048665477" calcext:value-type="float">
            <text:p>-0.1509048665477</text:p>
          </table:table-cell>
          <table:table-cell office:value-type="float" office:value="0.922468704293513" calcext:value-type="float">
            <text:p>0.922468704293513</text:p>
          </table:table-cell>
          <table:table-cell office:value-type="float" office:value="-0.534447671628108" calcext:value-type="float">
            <text:p>-0.534447671628108</text:p>
          </table:table-cell>
          <table:table-cell office:value-type="float" office:value="0.438703012699892" calcext:value-type="float">
            <text:p>0.438703012699892</text:p>
          </table:table-cell>
        </table:table-row>
        <table:table-row table:style-name="ro1">
          <table:table-cell office:value-type="string" calcext:value-type="string">
            <text:p>CP011972_ncRNA_1456361_1456660_fwd</text:p>
          </table:table-cell>
          <table:table-cell office:value-type="float" office:value="-0.983809702157159" calcext:value-type="float">
            <text:p>-0.983809702157159</text:p>
          </table:table-cell>
          <table:table-cell office:value-type="string" calcext:value-type="string">
            <text:p>NA</text:p>
          </table:table-cell>
          <table:table-cell office:value-type="float" office:value="-2.9523158441637" calcext:value-type="float">
            <text:p>-2.9523158441637</text:p>
          </table:table-cell>
          <table:table-cell office:value-type="float" office:value="0.449139939343483" calcext:value-type="float">
            <text:p>0.449139939343483</text:p>
          </table:table-cell>
          <table:table-cell office:value-type="float" office:value="1.96850614200654" calcext:value-type="float">
            <text:p>1.96850614200654</text:p>
          </table:table-cell>
          <table:table-cell office:value-type="float" office:value="0.444276590953397" calcext:value-type="float">
            <text:p>0.444276590953397</text:p>
          </table:table-cell>
        </table:table-row>
        <table:table-row table:style-name="ro1">
          <table:table-cell office:value-type="string" calcext:value-type="string">
            <text:p>CP011972_ncRNA_1901261_1901639_rev</text:p>
          </table:table-cell>
          <table:table-cell office:value-type="float" office:value="-1.09605393054997" calcext:value-type="float">
            <text:p>-1.09605393054997</text:p>
          </table:table-cell>
          <table:table-cell office:value-type="float" office:value="0.350073499469798" calcext:value-type="float">
            <text:p>0.350073499469798</text:p>
          </table:table-cell>
          <table:table-cell office:value-type="float" office:value="-0.277244282277419" calcext:value-type="float">
            <text:p>-0.277244282277419</text:p>
          </table:table-cell>
          <table:table-cell office:value-type="float" office:value="0.918382424224695" calcext:value-type="float">
            <text:p>0.918382424224695</text:p>
          </table:table-cell>
          <table:table-cell office:value-type="float" office:value="-0.818809648272551" calcext:value-type="float">
            <text:p>-0.818809648272551</text:p>
          </table:table-cell>
          <table:table-cell office:value-type="float" office:value="0.496516508455309" calcext:value-type="float">
            <text:p>0.496516508455309</text:p>
          </table:table-cell>
        </table:table-row>
        <table:table-row table:style-name="ro1">
          <table:table-cell office:value-type="string" calcext:value-type="string">
            <text:p>CP011973_ncRNA_61080_61307_fwd</text:p>
          </table:table-cell>
          <table:table-cell office:value-type="float" office:value="-0.852755180976005" calcext:value-type="float">
            <text:p>-0.852755180976005</text:p>
          </table:table-cell>
          <table:table-cell office:value-type="float" office:value="0.29284224600964" calcext:value-type="float">
            <text:p>0.29284224600964</text:p>
          </table:table-cell>
          <table:table-cell office:value-type="float" office:value="-0.271973303147151" calcext:value-type="float">
            <text:p>-0.271973303147151</text:p>
          </table:table-cell>
          <table:table-cell office:value-type="float" office:value="0.882542472365974" calcext:value-type="float">
            <text:p>0.882542472365974</text:p>
          </table:table-cell>
          <table:table-cell office:value-type="float" office:value="-0.580781877828854" calcext:value-type="float">
            <text:p>-0.580781877828854</text:p>
          </table:table-cell>
          <table:table-cell office:value-type="float" office:value="0.500879213378387" calcext:value-type="float">
            <text:p>0.500879213378387</text:p>
          </table:table-cell>
        </table:table-row>
        <table:table-row table:style-name="ro1">
          <table:table-cell office:value-type="string" calcext:value-type="string">
            <text:p>CP011972_ncRNA_3260267_3260449_fwd</text:p>
          </table:table-cell>
          <table:table-cell office:value-type="float" office:value="-0.18989202516041" calcext:value-type="float">
            <text:p>-0.18989202516041</text:p>
          </table:table-cell>
          <table:table-cell office:value-type="float" office:value="0.893928814250396" calcext:value-type="float">
            <text:p>0.893928814250396</text:p>
          </table:table-cell>
          <table:table-cell office:value-type="float" office:value="-0.823095299818309" calcext:value-type="float">
            <text:p>-0.823095299818309</text:p>
          </table:table-cell>
          <table:table-cell office:value-type="float" office:value="0.644791226860734" calcext:value-type="float">
            <text:p>0.644791226860734</text:p>
          </table:table-cell>
          <table:table-cell office:value-type="float" office:value="0.633203274657899" calcext:value-type="float">
            <text:p>0.633203274657899</text:p>
          </table:table-cell>
          <table:table-cell office:value-type="float" office:value="0.536191069979475" calcext:value-type="float">
            <text:p>0.536191069979475</text:p>
          </table:table-cell>
        </table:table-row>
        <table:table-row table:style-name="ro1">
          <table:table-cell office:value-type="string" calcext:value-type="string">
            <text:p>CP011972_ncRNA_5306571_5306972_fwd</text:p>
          </table:table-cell>
          <table:table-cell office:value-type="float" office:value="-0.358917238521094" calcext:value-type="float">
            <text:p>-0.358917238521094</text:p>
          </table:table-cell>
          <table:table-cell office:value-type="float" office:value="0.362628684179822" calcext:value-type="float">
            <text:p>0.362628684179822</text:p>
          </table:table-cell>
          <table:table-cell office:value-type="float" office:value="-0.626974833396646" calcext:value-type="float">
            <text:p>-0.626974833396646</text:p>
          </table:table-cell>
          <table:table-cell office:value-type="float" office:value="0.307978214004248" calcext:value-type="float">
            <text:p>0.307978214004248</text:p>
          </table:table-cell>
          <table:table-cell office:value-type="float" office:value="0.268057594875552" calcext:value-type="float">
            <text:p>0.268057594875552</text:p>
          </table:table-cell>
          <table:table-cell office:value-type="float" office:value="0.53802340581837" calcext:value-type="float">
            <text:p>0.53802340581837</text:p>
          </table:table-cell>
        </table:table-row>
        <table:table-row table:style-name="ro1">
          <table:table-cell office:value-type="string" calcext:value-type="string">
            <text:p>CP011972_ncRNA_5958143_5958344_rev</text:p>
          </table:table-cell>
          <table:table-cell office:value-type="float" office:value="-1.67571814076827" calcext:value-type="float">
            <text:p>-1.67571814076827</text:p>
          </table:table-cell>
          <table:table-cell office:value-type="float" office:value="0.334460804954116" calcext:value-type="float">
            <text:p>0.334460804954116</text:p>
          </table:table-cell>
          <table:table-cell office:value-type="float" office:value="-0.583532737648726" calcext:value-type="float">
            <text:p>-0.583532737648726</text:p>
          </table:table-cell>
          <table:table-cell office:value-type="float" office:value="0.876633069387413" calcext:value-type="float">
            <text:p>0.876633069387413</text:p>
          </table:table-cell>
          <table:table-cell office:value-type="float" office:value="-1.09218540311954" calcext:value-type="float">
            <text:p>-1.09218540311954</text:p>
          </table:table-cell>
          <table:table-cell office:value-type="float" office:value="0.54252999958112" calcext:value-type="float">
            <text:p>0.54252999958112</text:p>
          </table:table-cell>
        </table:table-row>
        <table:table-row table:style-name="ro1">
          <table:table-cell office:value-type="string" calcext:value-type="string">
            <text:p>CP011972_ncRNA_170583_170708_rev</text:p>
          </table:table-cell>
          <table:table-cell office:value-type="float" office:value="-0.926982405070242" calcext:value-type="float">
            <text:p>-0.926982405070242</text:p>
          </table:table-cell>
          <table:table-cell office:value-type="float" office:value="0.388104733297095" calcext:value-type="float">
            <text:p>0.388104733297095</text:p>
          </table:table-cell>
          <table:table-cell office:value-type="float" office:value="-0.323005895307806" calcext:value-type="float">
            <text:p>-0.323005895307806</text:p>
          </table:table-cell>
          <table:table-cell office:value-type="float" office:value="0.89347112645806" calcext:value-type="float">
            <text:p>0.89347112645806</text:p>
          </table:table-cell>
          <table:table-cell office:value-type="float" office:value="-0.603976509762436" calcext:value-type="float">
            <text:p>-0.603976509762436</text:p>
          </table:table-cell>
          <table:table-cell office:value-type="float" office:value="0.595546823866953" calcext:value-type="float">
            <text:p>0.595546823866953</text:p>
          </table:table-cell>
        </table:table-row>
        <table:table-row table:style-name="ro1">
          <table:table-cell office:value-type="string" calcext:value-type="string">
            <text:p>CP011972_ncRNA_2035568_2035765_fwd</text:p>
          </table:table-cell>
          <table:table-cell office:value-type="float" office:value="0.259772621440888" calcext:value-type="float">
            <text:p>0.259772621440888</text:p>
          </table:table-cell>
          <table:table-cell office:value-type="float" office:value="0.798278191010235" calcext:value-type="float">
            <text:p>0.798278191010235</text:p>
          </table:table-cell>
          <table:table-cell office:value-type="float" office:value="-0.185643648970106" calcext:value-type="float">
            <text:p>-0.185643648970106</text:p>
          </table:table-cell>
          <table:table-cell office:value-type="float" office:value="0.92660686512826" calcext:value-type="float">
            <text:p>0.92660686512826</text:p>
          </table:table-cell>
          <table:table-cell office:value-type="float" office:value="0.445416270410994" calcext:value-type="float">
            <text:p>0.445416270410994</text:p>
          </table:table-cell>
          <table:table-cell office:value-type="float" office:value="0.614035690050175" calcext:value-type="float">
            <text:p>0.614035690050175</text:p>
          </table:table-cell>
        </table:table-row>
        <table:table-row table:style-name="ro1">
          <table:table-cell office:value-type="string" calcext:value-type="string">
            <text:p>CP011972_ncRNA_119433_119810_fwd</text:p>
          </table:table-cell>
          <table:table-cell office:value-type="float" office:value="-0.0698315657374082" calcext:value-type="float">
            <text:p>-0.069831565737408</text:p>
          </table:table-cell>
          <table:table-cell office:value-type="float" office:value="0.96511133454054" calcext:value-type="float">
            <text:p>0.96511133454054</text:p>
          </table:table-cell>
          <table:table-cell office:value-type="float" office:value="-0.473258866243244" calcext:value-type="float">
            <text:p>-0.473258866243244</text:p>
          </table:table-cell>
          <table:table-cell office:value-type="float" office:value="0.747792910491516" calcext:value-type="float">
            <text:p>0.747792910491516</text:p>
          </table:table-cell>
          <table:table-cell office:value-type="float" office:value="0.403427300505836" calcext:value-type="float">
            <text:p>0.403427300505836</text:p>
          </table:table-cell>
          <table:table-cell office:value-type="float" office:value="0.642310864469162" calcext:value-type="float">
            <text:p>0.642310864469162</text:p>
          </table:table-cell>
        </table:table-row>
        <table:table-row table:style-name="ro1">
          <table:table-cell office:value-type="string" calcext:value-type="string">
            <text:p>CP011972_ncRNA_5148068_5148376_fwd</text:p>
          </table:table-cell>
          <table:table-cell office:value-type="float" office:value="-2.03041176995202" calcext:value-type="float">
            <text:p>-2.03041176995202</text:p>
          </table:table-cell>
          <table:table-cell office:value-type="float" office:value="0.0750932914780636" calcext:value-type="float">
            <text:p>0.075093291478064</text:p>
          </table:table-cell>
          <table:table-cell office:value-type="float" office:value="-1.37828182937402" calcext:value-type="float">
            <text:p>-1.37828182937402</text:p>
          </table:table-cell>
          <table:table-cell office:value-type="float" office:value="0.50964577155672" calcext:value-type="float">
            <text:p>0.50964577155672</text:p>
          </table:table-cell>
          <table:table-cell office:value-type="float" office:value="-0.652129940578" calcext:value-type="float">
            <text:p>-0.652129940578</text:p>
          </table:table-cell>
          <table:table-cell office:value-type="float" office:value="0.645440081433289" calcext:value-type="float">
            <text:p>0.645440081433289</text:p>
          </table:table-cell>
        </table:table-row>
        <table:table-row table:style-name="ro1">
          <table:table-cell office:value-type="string" calcext:value-type="string">
            <text:p>CP011972_ncRNA_4663968_4664124_rev</text:p>
          </table:table-cell>
          <table:table-cell office:value-type="float" office:value="-0.422194267558908" calcext:value-type="float">
            <text:p>-0.422194267558908</text:p>
          </table:table-cell>
          <table:table-cell office:value-type="float" office:value="0.761389589875498" calcext:value-type="float">
            <text:p>0.761389589875498</text:p>
          </table:table-cell>
          <table:table-cell office:value-type="float" office:value="0.0655945647414055" calcext:value-type="float">
            <text:p>0.065594564741406</text:p>
          </table:table-cell>
          <table:table-cell office:value-type="float" office:value="0.975111443502878" calcext:value-type="float">
            <text:p>0.975111443502878</text:p>
          </table:table-cell>
          <table:table-cell office:value-type="float" office:value="-0.487788832300313" calcext:value-type="float">
            <text:p>-0.487788832300313</text:p>
          </table:table-cell>
          <table:table-cell office:value-type="float" office:value="0.658569577002313" calcext:value-type="float">
            <text:p>0.658569577002313</text:p>
          </table:table-cell>
        </table:table-row>
        <table:table-row table:style-name="ro1">
          <table:table-cell office:value-type="string" calcext:value-type="string">
            <text:p>CP011972_ncRNA_1324562_1324681_fwd</text:p>
          </table:table-cell>
          <table:table-cell office:value-type="float" office:value="0.341008838545171" calcext:value-type="float">
            <text:p>0.341008838545171</text:p>
          </table:table-cell>
          <table:table-cell office:value-type="float" office:value="0.913061272858214" calcext:value-type="float">
            <text:p>0.913061272858214</text:p>
          </table:table-cell>
          <table:table-cell office:value-type="float" office:value="-0.442951505219744" calcext:value-type="float">
            <text:p>-0.442951505219744</text:p>
          </table:table-cell>
          <table:table-cell office:value-type="float" office:value="0.91077466797705" calcext:value-type="float">
            <text:p>0.91077466797705</text:p>
          </table:table-cell>
          <table:table-cell office:value-type="float" office:value="0.783960343764915" calcext:value-type="float">
            <text:p>0.783960343764915</text:p>
          </table:table-cell>
          <table:table-cell office:value-type="float" office:value="0.673830635516478" calcext:value-type="float">
            <text:p>0.673830635516478</text:p>
          </table:table-cell>
        </table:table-row>
        <table:table-row table:style-name="ro1">
          <table:table-cell office:value-type="string" calcext:value-type="string">
            <text:p>CP011972_fwdCDS_739233_739548_rev</text:p>
          </table:table-cell>
          <table:table-cell office:value-type="float" office:value="0.508363054862198" calcext:value-type="float">
            <text:p>0.508363054862198</text:p>
          </table:table-cell>
          <table:table-cell office:value-type="float" office:value="0.260694864033224" calcext:value-type="float">
            <text:p>0.260694864033224</text:p>
          </table:table-cell>
          <table:table-cell office:value-type="float" office:value="0.296013387004718" calcext:value-type="float">
            <text:p>0.296013387004718</text:p>
          </table:table-cell>
          <table:table-cell office:value-type="float" office:value="0.741357967146164" calcext:value-type="float">
            <text:p>0.741357967146164</text:p>
          </table:table-cell>
          <table:table-cell office:value-type="float" office:value="0.21234966785748" calcext:value-type="float">
            <text:p>0.21234966785748</text:p>
          </table:table-cell>
          <table:table-cell office:value-type="float" office:value="0.683369670797765" calcext:value-type="float">
            <text:p>0.683369670797765</text:p>
          </table:table-cell>
        </table:table-row>
        <table:table-row table:style-name="ro1">
          <table:table-cell office:value-type="string" calcext:value-type="string">
            <text:p>CP011972_ncRNA_5827137_5827361_fwd</text:p>
          </table:table-cell>
          <table:table-cell office:value-type="float" office:value="-0.13944133662172" calcext:value-type="float">
            <text:p>-0.13944133662172</text:p>
          </table:table-cell>
          <table:table-cell office:value-type="float" office:value="0.928874565727928" calcext:value-type="float">
            <text:p>0.928874565727928</text:p>
          </table:table-cell>
          <table:table-cell office:value-type="float" office:value="-0.506930239044795" calcext:value-type="float">
            <text:p>-0.506930239044795</text:p>
          </table:table-cell>
          <table:table-cell office:value-type="float" office:value="0.742466341346421" calcext:value-type="float">
            <text:p>0.742466341346421</text:p>
          </table:table-cell>
          <table:table-cell office:value-type="float" office:value="0.367488902423075" calcext:value-type="float">
            <text:p>0.367488902423075</text:p>
          </table:table-cell>
          <table:table-cell office:value-type="float" office:value="0.685649532816893" calcext:value-type="float">
            <text:p>0.685649532816893</text:p>
          </table:table-cell>
        </table:table-row>
        <table:table-row table:style-name="ro1">
          <table:table-cell office:value-type="string" calcext:value-type="string">
            <text:p>CP011972_ncRNA_2898578_2898736_fwd</text:p>
          </table:table-cell>
          <table:table-cell office:value-type="float" office:value="-1.45515328828982" calcext:value-type="float">
            <text:p>-1.45515328828982</text:p>
          </table:table-cell>
          <table:table-cell office:value-type="float" office:value="0.109902604576331" calcext:value-type="float">
            <text:p>0.109902604576331</text:p>
          </table:table-cell>
          <table:table-cell office:value-type="float" office:value="-1.08121823240441" calcext:value-type="float">
            <text:p>-1.08121823240441</text:p>
          </table:table-cell>
          <table:table-cell office:value-type="float" office:value="0.533316112253884" calcext:value-type="float">
            <text:p>0.533316112253884</text:p>
          </table:table-cell>
          <table:table-cell office:value-type="float" office:value="-0.373935055885408" calcext:value-type="float">
            <text:p>-0.373935055885408</text:p>
          </table:table-cell>
          <table:table-cell office:value-type="float" office:value="0.750513512718361" calcext:value-type="float">
            <text:p>0.750513512718361</text:p>
          </table:table-cell>
        </table:table-row>
        <table:table-row table:style-name="ro1">
          <table:table-cell office:value-type="string" calcext:value-type="string">
            <text:p>CP011972_ncRNA_1226178_1226468_fwd</text:p>
          </table:table-cell>
          <table:table-cell office:value-type="float" office:value="0.0836604112264905" calcext:value-type="float">
            <text:p>0.083660411226491</text:p>
          </table:table-cell>
          <table:table-cell office:value-type="string" calcext:value-type="string">
            <text:p>NA</text:p>
          </table:table-cell>
          <table:table-cell office:value-type="float" office:value="-0.748221609002953" calcext:value-type="float">
            <text:p>-0.748221609002953</text:p>
          </table:table-cell>
          <table:table-cell office:value-type="float" office:value="0.896820794001315" calcext:value-type="float">
            <text:p>0.896820794001315</text:p>
          </table:table-cell>
          <table:table-cell office:value-type="float" office:value="0.831882020229444" calcext:value-type="float">
            <text:p>0.831882020229444</text:p>
          </table:table-cell>
          <table:table-cell office:value-type="float" office:value="0.760320831930993" calcext:value-type="float">
            <text:p>0.760320831930993</text:p>
          </table:table-cell>
        </table:table-row>
        <table:table-row table:style-name="ro1">
          <table:table-cell office:value-type="string" calcext:value-type="string">
            <text:p>CP011972_ncRNA_3219768_3219971_rev</text:p>
          </table:table-cell>
          <table:table-cell office:value-type="float" office:value="-0.102900650183033" calcext:value-type="float">
            <text:p>-0.102900650183033</text:p>
          </table:table-cell>
          <table:table-cell office:value-type="float" office:value="0.951809949032755" calcext:value-type="float">
            <text:p>0.951809949032755</text:p>
          </table:table-cell>
          <table:table-cell office:value-type="float" office:value="-0.35978328502972" calcext:value-type="float">
            <text:p>-0.35978328502972</text:p>
          </table:table-cell>
          <table:table-cell office:value-type="float" office:value="0.823320630116138" calcext:value-type="float">
            <text:p>0.823320630116138</text:p>
          </table:table-cell>
          <table:table-cell office:value-type="float" office:value="0.256882634846687" calcext:value-type="float">
            <text:p>0.256882634846687</text:p>
          </table:table-cell>
          <table:table-cell office:value-type="float" office:value="0.781300296150997" calcext:value-type="float">
            <text:p>0.781300296150997</text:p>
          </table:table-cell>
        </table:table-row>
        <table:table-row table:style-name="ro1">
          <table:table-cell office:value-type="string" calcext:value-type="string">
            <text:p>CP011973_ncRNA_61084_61315_rev</text:p>
          </table:table-cell>
          <table:table-cell office:value-type="float" office:value="-0.326744332446648" calcext:value-type="float">
            <text:p>-0.326744332446648</text:p>
          </table:table-cell>
          <table:table-cell office:value-type="float" office:value="0.631678929393557" calcext:value-type="float">
            <text:p>0.631678929393557</text:p>
          </table:table-cell>
          <table:table-cell office:value-type="float" office:value="-0.500326118420684" calcext:value-type="float">
            <text:p>-0.500326118420684</text:p>
          </table:table-cell>
          <table:table-cell office:value-type="float" office:value="0.614272611995819" calcext:value-type="float">
            <text:p>0.614272611995819</text:p>
          </table:table-cell>
          <table:table-cell office:value-type="float" office:value="0.173581785974036" calcext:value-type="float">
            <text:p>0.173581785974036</text:p>
          </table:table-cell>
          <table:table-cell office:value-type="float" office:value="0.793453415627678" calcext:value-type="float">
            <text:p>0.793453415627678</text:p>
          </table:table-cell>
        </table:table-row>
        <table:table-row table:style-name="ro1">
          <table:table-cell office:value-type="string" calcext:value-type="string">
            <text:p>CP011972_ncRNA_760028_760267_fwd</text:p>
          </table:table-cell>
          <table:table-cell office:value-type="float" office:value="-0.119393962391402" calcext:value-type="float">
            <text:p>-0.119393962391402</text:p>
          </table:table-cell>
          <table:table-cell office:value-type="float" office:value="0.896491826327656" calcext:value-type="float">
            <text:p>0.896491826327656</text:p>
          </table:table-cell>
          <table:table-cell office:value-type="float" office:value="0.023509231924982" calcext:value-type="float">
            <text:p>0.023509231924982</text:p>
          </table:table-cell>
          <table:table-cell office:value-type="float" office:value="0.987834930640619" calcext:value-type="float">
            <text:p>0.987834930640619</text:p>
          </table:table-cell>
          <table:table-cell office:value-type="float" office:value="-0.142903194316384" calcext:value-type="float">
            <text:p>-0.142903194316384</text:p>
          </table:table-cell>
          <table:table-cell office:value-type="float" office:value="0.824525497989649" calcext:value-type="float">
            <text:p>0.824525497989649</text:p>
          </table:table-cell>
        </table:table-row>
        <table:table-row table:style-name="ro1">
          <table:table-cell office:value-type="string" calcext:value-type="string">
            <text:p>CP011972_ncRNA_2537900_2538235_fwd</text:p>
          </table:table-cell>
          <table:table-cell office:value-type="float" office:value="0.80116073308244" calcext:value-type="float">
            <text:p>0.80116073308244</text:p>
          </table:table-cell>
          <table:table-cell office:value-type="string" calcext:value-type="string">
            <text:p>NA</text:p>
          </table:table-cell>
          <table:table-cell office:value-type="float" office:value="1.24539277941434" calcext:value-type="float">
            <text:p>1.24539277941434</text:p>
          </table:table-cell>
          <table:table-cell office:value-type="float" office:value="0.713972119012494" calcext:value-type="float">
            <text:p>0.713972119012494</text:p>
          </table:table-cell>
          <table:table-cell office:value-type="float" office:value="-0.444232046331895" calcext:value-type="float">
            <text:p>-0.444232046331895</text:p>
          </table:table-cell>
          <table:table-cell office:value-type="float" office:value="0.829002004239509" calcext:value-type="float">
            <text:p>0.829002004239509</text:p>
          </table:table-cell>
        </table:table-row>
        <table:table-row table:style-name="ro1">
          <table:table-cell office:value-type="string" calcext:value-type="string">
            <text:p>CP011972_ncRNA_2622176_2622307_fwd</text:p>
          </table:table-cell>
          <table:table-cell office:value-type="float" office:value="-0.4617166126906" calcext:value-type="float">
            <text:p>-0.4617166126906</text:p>
          </table:table-cell>
          <table:table-cell office:value-type="string" calcext:value-type="string">
            <text:p>NA</text:p>
          </table:table-cell>
          <table:table-cell office:value-type="float" office:value="-0.777222869627637" calcext:value-type="float">
            <text:p>-0.777222869627637</text:p>
          </table:table-cell>
          <table:table-cell office:value-type="float" office:value="0.770986201700716" calcext:value-type="float">
            <text:p>0.770986201700716</text:p>
          </table:table-cell>
          <table:table-cell office:value-type="float" office:value="0.315506256937037" calcext:value-type="float">
            <text:p>0.315506256937037</text:p>
          </table:table-cell>
          <table:table-cell office:value-type="float" office:value="0.846916721063714" calcext:value-type="float">
            <text:p>0.846916721063714</text:p>
          </table:table-cell>
        </table:table-row>
        <table:table-row table:style-name="ro1">
          <table:table-cell office:value-type="string" calcext:value-type="string">
            <text:p>CP011972_ncRNA_474747_474938_fwd</text:p>
          </table:table-cell>
          <table:table-cell office:value-type="float" office:value="-0.299729049470856" calcext:value-type="float">
            <text:p>-0.299729049470856</text:p>
          </table:table-cell>
          <table:table-cell office:value-type="float" office:value="0.779008232608058" calcext:value-type="float">
            <text:p>0.779008232608058</text:p>
          </table:table-cell>
          <table:table-cell office:value-type="float" office:value="-0.466794974769387" calcext:value-type="float">
            <text:p>-0.466794974769387</text:p>
          </table:table-cell>
          <table:table-cell office:value-type="float" office:value="0.742466341346421" calcext:value-type="float">
            <text:p>0.742466341346421</text:p>
          </table:table-cell>
          <table:table-cell office:value-type="float" office:value="0.167065925298532" calcext:value-type="float">
            <text:p>0.167065925298532</text:p>
          </table:table-cell>
          <table:table-cell office:value-type="float" office:value="0.851432429470483" calcext:value-type="float">
            <text:p>0.851432429470483</text:p>
          </table:table-cell>
        </table:table-row>
        <table:table-row table:style-name="ro1">
          <table:table-cell office:value-type="string" calcext:value-type="string">
            <text:p>CP011972_ncRNA_290612_290857_fwd</text:p>
          </table:table-cell>
          <table:table-cell office:value-type="float" office:value="-0.482402447811466" calcext:value-type="float">
            <text:p>-0.482402447811466</text:p>
          </table:table-cell>
          <table:table-cell office:value-type="float" office:value="0.698708239765293" calcext:value-type="float">
            <text:p>0.698708239765293</text:p>
          </table:table-cell>
          <table:table-cell office:value-type="float" office:value="-0.680548665021416" calcext:value-type="float">
            <text:p>-0.680548665021416</text:p>
          </table:table-cell>
          <table:table-cell office:value-type="float" office:value="0.706072924840504" calcext:value-type="float">
            <text:p>0.706072924840504</text:p>
          </table:table-cell>
          <table:table-cell office:value-type="float" office:value="0.19814621720995" calcext:value-type="float">
            <text:p>0.19814621720995</text:p>
          </table:table-cell>
          <table:table-cell office:value-type="float" office:value="0.8657417571196" calcext:value-type="float">
            <text:p>0.8657417571196</text:p>
          </table:table-cell>
        </table:table-row>
        <table:table-row table:style-name="ro1">
          <table:table-cell office:value-type="string" calcext:value-type="string">
            <text:p>CP011972_ncRNA_2569431_2569763_fwd</text:p>
          </table:table-cell>
          <table:table-cell office:value-type="float" office:value="-0.375188253929901" calcext:value-type="float">
            <text:p>-0.375188253929901</text:p>
          </table:table-cell>
          <table:table-cell office:value-type="float" office:value="0.766046279987475" calcext:value-type="float">
            <text:p>0.766046279987475</text:p>
          </table:table-cell>
          <table:table-cell office:value-type="float" office:value="-0.206558840843387" calcext:value-type="float">
            <text:p>-0.206558840843387</text:p>
          </table:table-cell>
          <table:table-cell office:value-type="float" office:value="0.922389960398674" calcext:value-type="float">
            <text:p>0.922389960398674</text:p>
          </table:table-cell>
          <table:table-cell office:value-type="float" office:value="-0.168629413086514" calcext:value-type="float">
            <text:p>-0.168629413086514</text:p>
          </table:table-cell>
          <table:table-cell office:value-type="float" office:value="0.875057560335902" calcext:value-type="float">
            <text:p>0.875057560335902</text:p>
          </table:table-cell>
        </table:table-row>
        <table:table-row table:style-name="ro1">
          <table:table-cell office:value-type="string" calcext:value-type="string">
            <text:p>CP011972_ncRNA_1766902_1767068_rev</text:p>
          </table:table-cell>
          <table:table-cell office:value-type="float" office:value="0.206294541381512" calcext:value-type="float">
            <text:p>0.206294541381512</text:p>
          </table:table-cell>
          <table:table-cell office:value-type="string" calcext:value-type="string">
            <text:p>NA</text:p>
          </table:table-cell>
          <table:table-cell office:value-type="float" office:value="-0.24456141791652" calcext:value-type="float">
            <text:p>-0.24456141791652</text:p>
          </table:table-cell>
          <table:table-cell office:value-type="float" office:value="0.972542118504973" calcext:value-type="float">
            <text:p>0.972542118504973</text:p>
          </table:table-cell>
          <table:table-cell office:value-type="float" office:value="0.450855959298033" calcext:value-type="float">
            <text:p>0.450855959298033</text:p>
          </table:table-cell>
          <table:table-cell office:value-type="float" office:value="0.909205789907919" calcext:value-type="float">
            <text:p>0.909205789907919</text:p>
          </table:table-cell>
        </table:table-row>
        <table:table-row table:style-name="ro1">
          <table:table-cell office:value-type="string" calcext:value-type="string">
            <text:p>CP011972_ncRNA_5459703_5459897_fwd</text:p>
          </table:table-cell>
          <table:table-cell office:value-type="float" office:value="-0.584827995861559" calcext:value-type="float">
            <text:p>-0.584827995861559</text:p>
          </table:table-cell>
          <table:table-cell office:value-type="float" office:value="0.784469357758349" calcext:value-type="float">
            <text:p>0.784469357758349</text:p>
          </table:table-cell>
          <table:table-cell office:value-type="float" office:value="-0.404579757486873" calcext:value-type="float">
            <text:p>-0.404579757486873</text:p>
          </table:table-cell>
          <table:table-cell office:value-type="float" office:value="0.907357687904028" calcext:value-type="float">
            <text:p>0.907357687904028</text:p>
          </table:table-cell>
          <table:table-cell office:value-type="float" office:value="-0.180248238374686" calcext:value-type="float">
            <text:p>-0.180248238374686</text:p>
          </table:table-cell>
          <table:table-cell office:value-type="float" office:value="0.921221045830273" calcext:value-type="float">
            <text:p>0.921221045830273</text:p>
          </table:table-cell>
        </table:table-row>
        <table:table-row table:style-name="ro1">
          <table:table-cell office:value-type="string" calcext:value-type="string">
            <text:p>CP011972_ncRNA_5469984_5470208_fwd</text:p>
          </table:table-cell>
          <table:table-cell office:value-type="float" office:value="-0.77283110334733" calcext:value-type="float">
            <text:p>-0.77283110334733</text:p>
          </table:table-cell>
          <table:table-cell office:value-type="float" office:value="0.693362816986334" calcext:value-type="float">
            <text:p>0.693362816986334</text:p>
          </table:table-cell>
          <table:table-cell office:value-type="float" office:value="-0.668736743843444" calcext:value-type="float">
            <text:p>-0.668736743843444</text:p>
          </table:table-cell>
          <table:table-cell office:value-type="float" office:value="0.827086447987047" calcext:value-type="float">
            <text:p>0.827086447987047</text:p>
          </table:table-cell>
          <table:table-cell office:value-type="float" office:value="-0.104094359503886" calcext:value-type="float">
            <text:p>-0.104094359503886</text:p>
          </table:table-cell>
          <table:table-cell office:value-type="float" office:value="0.957020662872504" calcext:value-type="float">
            <text:p>0.957020662872504</text:p>
          </table:table-cell>
        </table:table-row>
        <table:table-row table:style-name="ro1">
          <table:table-cell office:value-type="string" calcext:value-type="string">
            <text:p>CP011972_ncRNA_6049539_6049688_fwd</text:p>
          </table:table-cell>
          <table:table-cell office:value-type="float" office:value="0.684267414127947" calcext:value-type="float">
            <text:p>0.684267414127947</text:p>
          </table:table-cell>
          <table:table-cell office:value-type="float" office:value="0.578732969393106" calcext:value-type="float">
            <text:p>0.578732969393106</text:p>
          </table:table-cell>
          <table:table-cell office:value-type="float" office:value="0.61806034731284" calcext:value-type="float">
            <text:p>0.61806034731284</text:p>
          </table:table-cell>
          <table:table-cell office:value-type="float" office:value="0.760755408583229" calcext:value-type="float">
            <text:p>0.760755408583229</text:p>
          </table:table-cell>
          <table:table-cell office:value-type="float" office:value="0.066207066815107" calcext:value-type="float">
            <text:p>0.066207066815107</text:p>
          </table:table-cell>
          <table:table-cell office:value-type="float" office:value="0.96078199451811" calcext:value-type="float">
            <text:p>0.96078199451811</text:p>
          </table:table-cell>
        </table:table-row>
        <table:table-row table:style-name="ro1">
          <table:table-cell office:value-type="string" calcext:value-type="string">
            <text:p>CP011972_ncRNA_3131669_3131911_fwd</text:p>
          </table:table-cell>
          <table:table-cell office:value-type="float" office:value="-0.419637860576554" calcext:value-type="float">
            <text:p>-0.419637860576554</text:p>
          </table:table-cell>
          <table:table-cell office:value-type="string" calcext:value-type="string">
            <text:p>NA</text:p>
          </table:table-cell>
          <table:table-cell office:value-type="float" office:value="-0.437632961746869" calcext:value-type="float">
            <text:p>-0.437632961746869</text:p>
          </table:table-cell>
          <table:table-cell office:value-type="float" office:value="0.923659717349872" calcext:value-type="float">
            <text:p>0.923659717349872</text:p>
          </table:table-cell>
          <table:table-cell office:value-type="float" office:value="0.0179951011703154" calcext:value-type="float">
            <text:p>0.017995101170315</text:p>
          </table:table-cell>
          <table:table-cell office:value-type="float" office:value="0.994835105947189" calcext:value-type="float">
            <text:p>0.994835105947189</text:p>
          </table:table-cell>
        </table:table-row>
        <table:table-row table:style-name="ro1">
          <table:table-cell office:value-type="string" calcext:value-type="string">
            <text:p>CP011972_ncRNA_1300899_1301216_rev</text:p>
          </table:table-cell>
          <table:table-cell office:value-type="float" office:value="-1.66831818772444" calcext:value-type="float">
            <text:p>-1.66831818772444</text:p>
          </table:table-cell>
          <table:table-cell office:value-type="float" office:value="0.218622518791184" calcext:value-type="float">
            <text:p>0.218622518791184</text:p>
          </table:table-cell>
          <table:table-cell office:value-type="float" office:value="-1.65647337876691" calcext:value-type="float">
            <text:p>-1.65647337876691</text:p>
          </table:table-cell>
          <table:table-cell office:value-type="float" office:value="0.475314415179536" calcext:value-type="float">
            <text:p>0.475314415179536</text:p>
          </table:table-cell>
          <table:table-cell office:value-type="float" office:value="-0.0118448089575319" calcext:value-type="float">
            <text:p>-0.011844808957532</text:p>
          </table:table-cell>
          <table:table-cell office:value-type="float" office:value="0.995545232417648" calcext:value-type="float">
            <text:p>0.995545232417648</text:p>
          </table:table-cell>
        </table:table-row>
        <table:table-row table:style-name="ro1">
          <table:table-cell office:value-type="string" calcext:value-type="string">
            <text:p>CP011972_ncRNA_5040669_5040833_rev</text:p>
          </table:table-cell>
          <table:table-cell office:value-type="float" office:value="-5.34923810931541" calcext:value-type="float">
            <text:p>-5.34923810931541</text:p>
          </table:table-cell>
          <table:table-cell office:value-type="string" calcext:value-type="string">
            <text:p>NA</text:p>
          </table:table-cell>
          <table:table-cell office:value-type="float" office:value="-2.98724111414836" calcext:value-type="float">
            <text:p>-2.98724111414836</text:p>
          </table:table-cell>
          <table:table-cell office:value-type="string" calcext:value-type="string">
            <text:p>NA</text:p>
          </table:table-cell>
          <table:table-cell office:value-type="float" office:value="-2.36199699516705" calcext:value-type="float">
            <text:p>-2.36199699516705</text:p>
          </table:table-cell>
          <table:table-cell office:value-type="string" calcext:value-type="string">
            <text:p>NA</text:p>
          </table:table-cell>
        </table:table-row>
      </table:table>
      <table:table table:name="antisense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vs</text:p>
          </table:table-cell>
          <table:table-cell table:style-name="ce1" office:value-type="string" calcext:value-type="string">
            <text:p>rvs_p</text:p>
          </table:table-cell>
          <table:table-cell table:style-name="ce1" office:value-type="string" calcext:value-type="string">
            <text:p>rvm</text:p>
          </table:table-cell>
          <table:table-cell table:style-name="ce1" office:value-type="string" calcext:value-type="string">
            <text:p>rvm_p</text:p>
          </table:table-cell>
          <table:table-cell table:style-name="ce1" office:value-type="string" calcext:value-type="string">
            <text:p>mvs</text:p>
          </table:table-cell>
          <table:table-cell table:style-name="ce1" office:value-type="string" calcext:value-type="string">
            <text:p>mvs_p</text:p>
          </table:table-cell>
        </table:table-row>
        <table:table-row table:style-name="ro1">
          <table:table-cell office:value-type="string" calcext:value-type="string">
            <text:p>CP011972.2_antisense_2734548_2734968_-</text:p>
          </table:table-cell>
          <table:table-cell office:value-type="float" office:value="0.125016680600784" calcext:value-type="float">
            <text:p>0.125016680600784</text:p>
          </table:table-cell>
          <table:table-cell office:value-type="float" office:value="0.890996811160927" calcext:value-type="float">
            <text:p>0.890996811160927</text:p>
          </table:table-cell>
          <table:table-cell office:value-type="float" office:value="-1.82847774583602" calcext:value-type="float">
            <text:p>-1.82847774583602</text:p>
          </table:table-cell>
          <table:table-cell office:value-type="float" office:value="0.000238960389488632" calcext:value-type="float">
            <text:p>0.000238960389489</text:p>
          </table:table-cell>
          <table:table-cell office:value-type="float" office:value="1.9534944264368" calcext:value-type="float">
            <text:p>1.9534944264368</text:p>
          </table:table-cell>
          <table:table-cell office:value-type="float" office:value="0.00004550406827816" calcext:value-type="float">
            <text:p>4.550406827816E-05</text:p>
          </table:table-cell>
        </table:table-row>
        <table:table-row table:style-name="ro1">
          <table:table-cell office:value-type="string" calcext:value-type="string">
            <text:p>CP011972.2_antisense_4143876_4144167_-</text:p>
          </table:table-cell>
          <table:table-cell office:value-type="float" office:value="0.202055193708518" calcext:value-type="float">
            <text:p>0.202055193708518</text:p>
          </table:table-cell>
          <table:table-cell office:value-type="float" office:value="0.829315894543994" calcext:value-type="float">
            <text:p>0.829315894543994</text:p>
          </table:table-cell>
          <table:table-cell office:value-type="float" office:value="-1.62122061879603" calcext:value-type="float">
            <text:p>-1.62122061879603</text:p>
          </table:table-cell>
          <table:table-cell office:value-type="float" office:value="0.0506170895459436" calcext:value-type="float">
            <text:p>0.050617089545944</text:p>
          </table:table-cell>
          <table:table-cell office:value-type="float" office:value="1.82327581250454" calcext:value-type="float">
            <text:p>1.82327581250454</text:p>
          </table:table-cell>
          <table:table-cell office:value-type="float" office:value="0.00595401282663253" calcext:value-type="float">
            <text:p>0.005954012826633</text:p>
          </table:table-cell>
        </table:table-row>
        <table:table-row table:style-name="ro1">
          <table:table-cell office:value-type="string" calcext:value-type="string">
            <text:p>CP011972.2_antisense_4614055_4614566_-</text:p>
          </table:table-cell>
          <table:table-cell office:value-type="float" office:value="0.367148133952362" calcext:value-type="float">
            <text:p>0.367148133952362</text:p>
          </table:table-cell>
          <table:table-cell office:value-type="float" office:value="0.444145890051379" calcext:value-type="float">
            <text:p>0.444145890051379</text:p>
          </table:table-cell>
          <table:table-cell office:value-type="float" office:value="-0.836967412326086" calcext:value-type="float">
            <text:p>-0.836967412326086</text:p>
          </table:table-cell>
          <table:table-cell office:value-type="float" office:value="0.176467971109035" calcext:value-type="float">
            <text:p>0.176467971109035</text:p>
          </table:table-cell>
          <table:table-cell office:value-type="float" office:value="1.20411554627845" calcext:value-type="float">
            <text:p>1.20411554627845</text:p>
          </table:table-cell>
          <table:table-cell office:value-type="float" office:value="0.0066660426860546" calcext:value-type="float">
            <text:p>0.006666042686055</text:p>
          </table:table-cell>
        </table:table-row>
        <table:table-row table:style-name="ro1">
          <table:table-cell office:value-type="string" calcext:value-type="string">
            <text:p>CP011972.2_antisense_6036454_6036771_+</text:p>
          </table:table-cell>
          <table:table-cell office:value-type="float" office:value="-2.91271849660809" calcext:value-type="float">
            <text:p>-2.91271849660809</text:p>
          </table:table-cell>
          <table:table-cell office:value-type="float" office:value="0.0320273413846953" calcext:value-type="float">
            <text:p>0.032027341384695</text:p>
          </table:table-cell>
          <table:table-cell office:value-type="float" office:value="0.850484960662976" calcext:value-type="float">
            <text:p>0.850484960662976</text:p>
          </table:table-cell>
          <table:table-cell office:value-type="float" office:value="0.767497301931582" calcext:value-type="float">
            <text:p>0.767497301931582</text:p>
          </table:table-cell>
          <table:table-cell office:value-type="float" office:value="-3.76320345727107" calcext:value-type="float">
            <text:p>-3.76320345727107</text:p>
          </table:table-cell>
          <table:table-cell office:value-type="float" office:value="0.0112540489937373" calcext:value-type="float">
            <text:p>0.011254048993737</text:p>
          </table:table-cell>
        </table:table-row>
        <table:table-row table:style-name="ro1">
          <table:table-cell office:value-type="string" calcext:value-type="string">
            <text:p>CP011972.2_antisense_2740048_2740342_+</text:p>
          </table:table-cell>
          <table:table-cell office:value-type="float" office:value="0.292782788344171" calcext:value-type="float">
            <text:p>0.292782788344171</text:p>
          </table:table-cell>
          <table:table-cell office:value-type="float" office:value="0.843483326967663" calcext:value-type="float">
            <text:p>0.843483326967663</text:p>
          </table:table-cell>
          <table:table-cell office:value-type="float" office:value="-2.1119634385073" calcext:value-type="float">
            <text:p>-2.1119634385073</text:p>
          </table:table-cell>
          <table:table-cell office:value-type="float" office:value="0.089450207182342" calcext:value-type="float">
            <text:p>0.089450207182342</text:p>
          </table:table-cell>
          <table:table-cell office:value-type="float" office:value="2.40474622685147" calcext:value-type="float">
            <text:p>2.40474622685147</text:p>
          </table:table-cell>
          <table:table-cell office:value-type="float" office:value="0.0118482871454338" calcext:value-type="float">
            <text:p>0.011848287145434</text:p>
          </table:table-cell>
        </table:table-row>
        <table:table-row table:style-name="ro1">
          <table:table-cell office:value-type="string" calcext:value-type="string">
            <text:p>CP011972.2_antisense_5001177_5001488_+</text:p>
          </table:table-cell>
          <table:table-cell office:value-type="float" office:value="0.346345694567277" calcext:value-type="float">
            <text:p>0.346345694567277</text:p>
          </table:table-cell>
          <table:table-cell office:value-type="float" office:value="0.560836752030228" calcext:value-type="float">
            <text:p>0.560836752030228</text:p>
          </table:table-cell>
          <table:table-cell office:value-type="float" office:value="-1.18257378107404" calcext:value-type="float">
            <text:p>-1.18257378107404</text:p>
          </table:table-cell>
          <table:table-cell office:value-type="float" office:value="0.176737625895925" calcext:value-type="float">
            <text:p>0.176737625895925</text:p>
          </table:table-cell>
          <table:table-cell office:value-type="float" office:value="1.52891947564132" calcext:value-type="float">
            <text:p>1.52891947564132</text:p>
          </table:table-cell>
          <table:table-cell office:value-type="float" office:value="0.0124893172161412" calcext:value-type="float">
            <text:p>0.012489317216141</text:p>
          </table:table-cell>
        </table:table-row>
        <table:table-row table:style-name="ro1">
          <table:table-cell office:value-type="string" calcext:value-type="string">
            <text:p>CP011972.2_antisense_4849572_4850321_-</text:p>
          </table:table-cell>
          <table:table-cell office:value-type="float" office:value="0.227349225822688" calcext:value-type="float">
            <text:p>0.227349225822688</text:p>
          </table:table-cell>
          <table:table-cell office:value-type="float" office:value="0.811051089269169" calcext:value-type="float">
            <text:p>0.811051089269169</text:p>
          </table:table-cell>
          <table:table-cell office:value-type="float" office:value="-1.26598336311962" calcext:value-type="float">
            <text:p>-1.26598336311962</text:p>
          </table:table-cell>
          <table:table-cell office:value-type="float" office:value="0.130466759717194" calcext:value-type="float">
            <text:p>0.130466759717194</text:p>
          </table:table-cell>
          <table:table-cell office:value-type="float" office:value="1.4933325889423" calcext:value-type="float">
            <text:p>1.4933325889423</text:p>
          </table:table-cell>
          <table:table-cell office:value-type="float" office:value="0.0164984597111661" calcext:value-type="float">
            <text:p>0.016498459711166</text:p>
          </table:table-cell>
        </table:table-row>
        <table:table-row table:style-name="ro1">
          <table:table-cell office:value-type="string" calcext:value-type="string">
            <text:p>CP011972.2_antisense_2385543_2385788_-</text:p>
          </table:table-cell>
          <table:table-cell office:value-type="float" office:value="-0.657051064261445" calcext:value-type="float">
            <text:p>-0.657051064261445</text:p>
          </table:table-cell>
          <table:table-cell office:value-type="float" office:value="0.349439907215261" calcext:value-type="float">
            <text:p>0.349439907215261</text:p>
          </table:table-cell>
          <table:table-cell office:value-type="float" office:value="-2.85832871661348" calcext:value-type="float">
            <text:p>-2.85832871661348</text:p>
          </table:table-cell>
          <table:table-cell office:value-type="float" office:value="0.00358932212620715" calcext:value-type="float">
            <text:p>0.003589322126207</text:p>
          </table:table-cell>
          <table:table-cell office:value-type="float" office:value="2.20127765235203" calcext:value-type="float">
            <text:p>2.20127765235203</text:p>
          </table:table-cell>
          <table:table-cell office:value-type="float" office:value="0.0168165235052476" calcext:value-type="float">
            <text:p>0.016816523505248</text:p>
          </table:table-cell>
        </table:table-row>
        <table:table-row table:style-name="ro1">
          <table:table-cell office:value-type="string" calcext:value-type="string">
            <text:p>CP011972.2_antisense_6389976_6390293_-</text:p>
          </table:table-cell>
          <table:table-cell office:value-type="float" office:value="-1.55400585171201" calcext:value-type="float">
            <text:p>-1.55400585171201</text:p>
          </table:table-cell>
          <table:table-cell office:value-type="float" office:value="0.0432952246748934" calcext:value-type="float">
            <text:p>0.043295224674893</text:p>
          </table:table-cell>
          <table:table-cell office:value-type="float" office:value="0.421313386279084" calcext:value-type="float">
            <text:p>0.421313386279084</text:p>
          </table:table-cell>
          <table:table-cell office:value-type="float" office:value="0.798777826586239" calcext:value-type="float">
            <text:p>0.798777826586239</text:p>
          </table:table-cell>
          <table:table-cell office:value-type="float" office:value="-1.9753192379911" calcext:value-type="float">
            <text:p>-1.9753192379911</text:p>
          </table:table-cell>
          <table:table-cell office:value-type="float" office:value="0.0173885315486747" calcext:value-type="float">
            <text:p>0.017388531548675</text:p>
          </table:table-cell>
        </table:table-row>
        <table:table-row table:style-name="ro1">
          <table:table-cell office:value-type="string" calcext:value-type="string">
            <text:p>CP011972.2_antisense_964625_964863_+</text:p>
          </table:table-cell>
          <table:table-cell office:value-type="float" office:value="-2.26067298862948" calcext:value-type="float">
            <text:p>-2.26067298862948</text:p>
          </table:table-cell>
          <table:table-cell office:value-type="float" office:value="0.0753799725884824" calcext:value-type="float">
            <text:p>0.075379972588482</text:p>
          </table:table-cell>
          <table:table-cell office:value-type="float" office:value="0.927933628247727" calcext:value-type="float">
            <text:p>0.927933628247727</text:p>
          </table:table-cell>
          <table:table-cell office:value-type="float" office:value="0.720507881332244" calcext:value-type="float">
            <text:p>0.720507881332244</text:p>
          </table:table-cell>
          <table:table-cell office:value-type="float" office:value="-3.18860661687721" calcext:value-type="float">
            <text:p>-3.18860661687721</text:p>
          </table:table-cell>
          <table:table-cell office:value-type="float" office:value="0.0193416929483925" calcext:value-type="float">
            <text:p>0.019341692948393</text:p>
          </table:table-cell>
        </table:table-row>
        <table:table-row table:style-name="ro1">
          <table:table-cell office:value-type="string" calcext:value-type="string">
            <text:p>CP011972.2_antisense_445490_445889_+</text:p>
          </table:table-cell>
          <table:table-cell office:value-type="float" office:value="0.292517247502297" calcext:value-type="float">
            <text:p>0.292517247502297</text:p>
          </table:table-cell>
          <table:table-cell office:value-type="float" office:value="0.690450232489296" calcext:value-type="float">
            <text:p>0.690450232489296</text:p>
          </table:table-cell>
          <table:table-cell office:value-type="float" office:value="-1.10792944841504" calcext:value-type="float">
            <text:p>-1.10792944841504</text:p>
          </table:table-cell>
          <table:table-cell office:value-type="float" office:value="0.203064600170448" calcext:value-type="float">
            <text:p>0.203064600170448</text:p>
          </table:table-cell>
          <table:table-cell office:value-type="float" office:value="1.40044669591734" calcext:value-type="float">
            <text:p>1.40044669591734</text:p>
          </table:table-cell>
          <table:table-cell office:value-type="float" office:value="0.0234554280855022" calcext:value-type="float">
            <text:p>0.023455428085502</text:p>
          </table:table-cell>
        </table:table-row>
        <table:table-row table:style-name="ro1">
          <table:table-cell office:value-type="string" calcext:value-type="string">
            <text:p>CP011972.2_antisense_5160963_5161205_+</text:p>
          </table:table-cell>
          <table:table-cell office:value-type="float" office:value="-1.6460932170951" calcext:value-type="float">
            <text:p>-1.6460932170951</text:p>
          </table:table-cell>
          <table:table-cell office:value-type="float" office:value="0.219057301693604" calcext:value-type="float">
            <text:p>0.219057301693604</text:p>
          </table:table-cell>
          <table:table-cell office:value-type="float" office:value="1.37237261204255" calcext:value-type="float">
            <text:p>1.37237261204255</text:p>
          </table:table-cell>
          <table:table-cell office:value-type="float" office:value="0.55427864768054" calcext:value-type="float">
            <text:p>0.55427864768054</text:p>
          </table:table-cell>
          <table:table-cell office:value-type="float" office:value="-3.01846582913765" calcext:value-type="float">
            <text:p>-3.01846582913765</text:p>
          </table:table-cell>
          <table:table-cell office:value-type="float" office:value="0.0254235153386994" calcext:value-type="float">
            <text:p>0.025423515338699</text:p>
          </table:table-cell>
        </table:table-row>
        <table:table-row table:style-name="ro1">
          <table:table-cell office:value-type="string" calcext:value-type="string">
            <text:p>CP011972.2_antisense_5702836_5703139_+</text:p>
          </table:table-cell>
          <table:table-cell office:value-type="float" office:value="0.194002826418323" calcext:value-type="float">
            <text:p>0.194002826418323</text:p>
          </table:table-cell>
          <table:table-cell office:value-type="float" office:value="0.829443735998575" calcext:value-type="float">
            <text:p>0.829443735998575</text:p>
          </table:table-cell>
          <table:table-cell office:value-type="float" office:value="-1.46645531099978" calcext:value-type="float">
            <text:p>-1.46645531099978</text:p>
          </table:table-cell>
          <table:table-cell office:value-type="float" office:value="0.157592631252588" calcext:value-type="float">
            <text:p>0.157592631252588</text:p>
          </table:table-cell>
          <table:table-cell office:value-type="float" office:value="1.6604581374181" calcext:value-type="float">
            <text:p>1.6604581374181</text:p>
          </table:table-cell>
          <table:table-cell office:value-type="float" office:value="0.0260510755623182" calcext:value-type="float">
            <text:p>0.026051075562318</text:p>
          </table:table-cell>
        </table:table-row>
        <table:table-row table:style-name="ro1">
          <table:table-cell office:value-type="string" calcext:value-type="string">
            <text:p>CP011972.2_antisense_3796109_3796384_+</text:p>
          </table:table-cell>
          <table:table-cell office:value-type="float" office:value="-0.0867418363301164" calcext:value-type="float">
            <text:p>-0.086741836330116</text:p>
          </table:table-cell>
          <table:table-cell office:value-type="float" office:value="0.951809949032755" calcext:value-type="float">
            <text:p>0.951809949032755</text:p>
          </table:table-cell>
          <table:table-cell office:value-type="float" office:value="-1.59320113886679" calcext:value-type="float">
            <text:p>-1.59320113886679</text:p>
          </table:table-cell>
          <table:table-cell office:value-type="float" office:value="0.0585029810467774" calcext:value-type="float">
            <text:p>0.058502981046777</text:p>
          </table:table-cell>
          <table:table-cell office:value-type="float" office:value="1.50645930253667" calcext:value-type="float">
            <text:p>1.50645930253667</text:p>
          </table:table-cell>
          <table:table-cell office:value-type="float" office:value="0.0266087300105998" calcext:value-type="float">
            <text:p>0.0266087300106</text:p>
          </table:table-cell>
        </table:table-row>
        <table:table-row table:style-name="ro1">
          <table:table-cell office:value-type="string" calcext:value-type="string">
            <text:p>CP011972.2_antisense_1495364_1495802_-</text:p>
          </table:table-cell>
          <table:table-cell office:value-type="float" office:value="0.199189899693202" calcext:value-type="float">
            <text:p>0.199189899693202</text:p>
          </table:table-cell>
          <table:table-cell office:value-type="float" office:value="0.843483326967663" calcext:value-type="float">
            <text:p>0.843483326967663</text:p>
          </table:table-cell>
          <table:table-cell office:value-type="float" office:value="-1.35630706675447" calcext:value-type="float">
            <text:p>-1.35630706675447</text:p>
          </table:table-cell>
          <table:table-cell office:value-type="float" office:value="0.16732686102854" calcext:value-type="float">
            <text:p>0.16732686102854</text:p>
          </table:table-cell>
          <table:table-cell office:value-type="float" office:value="1.55549696644767" calcext:value-type="float">
            <text:p>1.55549696644767</text:p>
          </table:table-cell>
          <table:table-cell office:value-type="float" office:value="0.0286106468367457" calcext:value-type="float">
            <text:p>0.028610646836746</text:p>
          </table:table-cell>
        </table:table-row>
        <table:table-row table:style-name="ro1">
          <table:table-cell office:value-type="string" calcext:value-type="string">
            <text:p>CP011972.2_antisense_344247_344666_-</text:p>
          </table:table-cell>
          <table:table-cell office:value-type="float" office:value="0.419178474683165" calcext:value-type="float">
            <text:p>0.419178474683165</text:p>
          </table:table-cell>
          <table:table-cell office:value-type="float" office:value="0.6990036241173" calcext:value-type="float">
            <text:p>0.6990036241173</text:p>
          </table:table-cell>
          <table:table-cell office:value-type="float" office:value="-1.37776732262876" calcext:value-type="float">
            <text:p>-1.37776732262876</text:p>
          </table:table-cell>
          <table:table-cell office:value-type="float" office:value="0.254087086336244" calcext:value-type="float">
            <text:p>0.254087086336244</text:p>
          </table:table-cell>
          <table:table-cell office:value-type="float" office:value="1.79694579731192" calcext:value-type="float">
            <text:p>1.79694579731192</text:p>
          </table:table-cell>
          <table:table-cell office:value-type="float" office:value="0.0308187343998697" calcext:value-type="float">
            <text:p>0.03081873439987</text:p>
          </table:table-cell>
        </table:table-row>
        <table:table-row table:style-name="ro1">
          <table:table-cell office:value-type="string" calcext:value-type="string">
            <text:p>CP011972.2_antisense_3786039_3786464_-</text:p>
          </table:table-cell>
          <table:table-cell office:value-type="float" office:value="-1.90142953974478" calcext:value-type="float">
            <text:p>-1.90142953974478</text:p>
          </table:table-cell>
          <table:table-cell office:value-type="float" office:value="0.157462176317419" calcext:value-type="float">
            <text:p>0.157462176317419</text:p>
          </table:table-cell>
          <table:table-cell office:value-type="float" office:value="1.05171891090929" calcext:value-type="float">
            <text:p>1.05171891090929</text:p>
          </table:table-cell>
          <table:table-cell office:value-type="float" office:value="0.690574664074447" calcext:value-type="float">
            <text:p>0.690574664074447</text:p>
          </table:table-cell>
          <table:table-cell office:value-type="float" office:value="-2.95314845065408" calcext:value-type="float">
            <text:p>-2.95314845065408</text:p>
          </table:table-cell>
          <table:table-cell office:value-type="float" office:value="0.0308435687967242" calcext:value-type="float">
            <text:p>0.030843568796724</text:p>
          </table:table-cell>
        </table:table-row>
        <table:table-row table:style-name="ro1">
          <table:table-cell office:value-type="string" calcext:value-type="string">
            <text:p>CP011972.2_antisense_4610563_4610954_-</text:p>
          </table:table-cell>
          <table:table-cell office:value-type="float" office:value="0.20693701122301" calcext:value-type="float">
            <text:p>0.20693701122301</text:p>
          </table:table-cell>
          <table:table-cell office:value-type="float" office:value="0.827127814691503" calcext:value-type="float">
            <text:p>0.827127814691503</text:p>
          </table:table-cell>
          <table:table-cell office:value-type="float" office:value="-1.09608311128961" calcext:value-type="float">
            <text:p>-1.09608311128961</text:p>
          </table:table-cell>
          <table:table-cell office:value-type="float" office:value="0.223217002455214" calcext:value-type="float">
            <text:p>0.223217002455214</text:p>
          </table:table-cell>
          <table:table-cell office:value-type="float" office:value="1.30302012251262" calcext:value-type="float">
            <text:p>1.30302012251262</text:p>
          </table:table-cell>
          <table:table-cell office:value-type="float" office:value="0.0396484456550849" calcext:value-type="float">
            <text:p>0.039648445655085</text:p>
          </table:table-cell>
        </table:table-row>
        <table:table-row table:style-name="ro1">
          <table:table-cell office:value-type="string" calcext:value-type="string">
            <text:p>CP011972.2_antisense_5152812_5153030_-</text:p>
          </table:table-cell>
          <table:table-cell office:value-type="float" office:value="0.387439756388687" calcext:value-type="float">
            <text:p>0.387439756388687</text:p>
          </table:table-cell>
          <table:table-cell office:value-type="float" office:value="0.524281474766186" calcext:value-type="float">
            <text:p>0.524281474766186</text:p>
          </table:table-cell>
          <table:table-cell office:value-type="float" office:value="-1.06164322102691" calcext:value-type="float">
            <text:p>-1.06164322102691</text:p>
          </table:table-cell>
          <table:table-cell office:value-type="float" office:value="0.341119781960447" calcext:value-type="float">
            <text:p>0.341119781960447</text:p>
          </table:table-cell>
          <table:table-cell office:value-type="float" office:value="1.44908297741559" calcext:value-type="float">
            <text:p>1.44908297741559</text:p>
          </table:table-cell>
          <table:table-cell office:value-type="float" office:value="0.0398232964195966" calcext:value-type="float">
            <text:p>0.039823296419597</text:p>
          </table:table-cell>
        </table:table-row>
        <table:table-row table:style-name="ro1">
          <table:table-cell office:value-type="string" calcext:value-type="string">
            <text:p>CP011972.2_antisense_765277_765714_+</text:p>
          </table:table-cell>
          <table:table-cell office:value-type="float" office:value="-0.902610983656722" calcext:value-type="float">
            <text:p>-0.902610983656722</text:p>
          </table:table-cell>
          <table:table-cell office:value-type="float" office:value="0.208357511115431" calcext:value-type="float">
            <text:p>0.208357511115431</text:p>
          </table:table-cell>
          <table:table-cell office:value-type="float" office:value="0.585853188002092" calcext:value-type="float">
            <text:p>0.585853188002092</text:p>
          </table:table-cell>
          <table:table-cell office:value-type="float" office:value="0.671700993455252" calcext:value-type="float">
            <text:p>0.671700993455252</text:p>
          </table:table-cell>
          <table:table-cell office:value-type="float" office:value="-1.48846417165881" calcext:value-type="float">
            <text:p>-1.48846417165881</text:p>
          </table:table-cell>
          <table:table-cell office:value-type="float" office:value="0.0408207941920083" calcext:value-type="float">
            <text:p>0.040820794192008</text:p>
          </table:table-cell>
        </table:table-row>
        <table:table-row table:style-name="ro1">
          <table:table-cell office:value-type="string" calcext:value-type="string">
            <text:p>CP011972.2_antisense_4629511_4629768_+</text:p>
          </table:table-cell>
          <table:table-cell office:value-type="float" office:value="0.46822892710604" calcext:value-type="float">
            <text:p>0.46822892710604</text:p>
          </table:table-cell>
          <table:table-cell office:value-type="float" office:value="0.686195604898404" calcext:value-type="float">
            <text:p>0.686195604898404</text:p>
          </table:table-cell>
          <table:table-cell office:value-type="float" office:value="-1.60982438844507" calcext:value-type="float">
            <text:p>-1.60982438844507</text:p>
          </table:table-cell>
          <table:table-cell office:value-type="float" office:value="0.302535254465976" calcext:value-type="float">
            <text:p>0.302535254465976</text:p>
          </table:table-cell>
          <table:table-cell office:value-type="float" office:value="2.07805331555111" calcext:value-type="float">
            <text:p>2.07805331555111</text:p>
          </table:table-cell>
          <table:table-cell office:value-type="float" office:value="0.0417263111338413" calcext:value-type="float">
            <text:p>0.041726311133841</text:p>
          </table:table-cell>
        </table:table-row>
        <table:table-row table:style-name="ro1">
          <table:table-cell office:value-type="string" calcext:value-type="string">
            <text:p>CP011972.2_antisense_792707_793218_-</text:p>
          </table:table-cell>
          <table:table-cell office:value-type="float" office:value="0.68507432672953" calcext:value-type="float">
            <text:p>0.68507432672953</text:p>
          </table:table-cell>
          <table:table-cell office:value-type="float" office:value="0.605135842212475" calcext:value-type="float">
            <text:p>0.605135842212475</text:p>
          </table:table-cell>
          <table:table-cell office:value-type="float" office:value="-1.60030199887567" calcext:value-type="float">
            <text:p>-1.60030199887567</text:p>
          </table:table-cell>
          <table:table-cell office:value-type="float" office:value="0.370903209138393" calcext:value-type="float">
            <text:p>0.370903209138393</text:p>
          </table:table-cell>
          <table:table-cell office:value-type="float" office:value="2.2853763256052" calcext:value-type="float">
            <text:p>2.2853763256052</text:p>
          </table:table-cell>
          <table:table-cell office:value-type="float" office:value="0.0493773142147056" calcext:value-type="float">
            <text:p>0.049377314214706</text:p>
          </table:table-cell>
        </table:table-row>
        <table:table-row table:style-name="ro1">
          <table:table-cell office:value-type="string" calcext:value-type="string">
            <text:p>CP011972.2_antisense_2033341_2033568_+</text:p>
          </table:table-cell>
          <table:table-cell office:value-type="float" office:value="0.104855350184136" calcext:value-type="float">
            <text:p>0.104855350184136</text:p>
          </table:table-cell>
          <table:table-cell office:value-type="float" office:value="0.913061272858214" calcext:value-type="float">
            <text:p>0.913061272858214</text:p>
          </table:table-cell>
          <table:table-cell office:value-type="float" office:value="-1.00637217368274" calcext:value-type="float">
            <text:p>-1.00637217368274</text:p>
          </table:table-cell>
          <table:table-cell office:value-type="float" office:value="0.223991611207942" calcext:value-type="float">
            <text:p>0.223991611207942</text:p>
          </table:table-cell>
          <table:table-cell office:value-type="float" office:value="1.11122752386688" calcext:value-type="float">
            <text:p>1.11122752386688</text:p>
          </table:table-cell>
          <table:table-cell office:value-type="float" office:value="0.0552458098971904" calcext:value-type="float">
            <text:p>0.05524580989719</text:p>
          </table:table-cell>
        </table:table-row>
        <table:table-row table:style-name="ro1">
          <table:table-cell office:value-type="string" calcext:value-type="string">
            <text:p>CP011972.2_antisense_5341986_5342291_-</text:p>
          </table:table-cell>
          <table:table-cell office:value-type="float" office:value="-0.0911518523863455" calcext:value-type="float">
            <text:p>-0.091151852386346</text:p>
          </table:table-cell>
          <table:table-cell office:value-type="float" office:value="0.959062314184215" calcext:value-type="float">
            <text:p>0.959062314184215</text:p>
          </table:table-cell>
          <table:table-cell office:value-type="float" office:value="-1.80659901712034" calcext:value-type="float">
            <text:p>-1.80659901712034</text:p>
          </table:table-cell>
          <table:table-cell office:value-type="float" office:value="0.130466759717194" calcext:value-type="float">
            <text:p>0.130466759717194</text:p>
          </table:table-cell>
          <table:table-cell office:value-type="float" office:value="1.715447164734" calcext:value-type="float">
            <text:p>1.715447164734</text:p>
          </table:table-cell>
          <table:table-cell office:value-type="float" office:value="0.0571068594257921" calcext:value-type="float">
            <text:p>0.057106859425792</text:p>
          </table:table-cell>
        </table:table-row>
        <table:table-row table:style-name="ro1">
          <table:table-cell office:value-type="string" calcext:value-type="string">
            <text:p>CP011972.2_antisense_1514808_1515146_-</text:p>
          </table:table-cell>
          <table:table-cell office:value-type="float" office:value="-0.0685453666316943" calcext:value-type="float">
            <text:p>-0.068545366631694</text:p>
          </table:table-cell>
          <table:table-cell office:value-type="float" office:value="0.96511133454054" calcext:value-type="float">
            <text:p>0.96511133454054</text:p>
          </table:table-cell>
          <table:table-cell office:value-type="float" office:value="-1.55091153717865" calcext:value-type="float">
            <text:p>-1.55091153717865</text:p>
          </table:table-cell>
          <table:table-cell office:value-type="float" office:value="0.134521396273736" calcext:value-type="float">
            <text:p>0.134521396273736</text:p>
          </table:table-cell>
          <table:table-cell office:value-type="float" office:value="1.48236617054696" calcext:value-type="float">
            <text:p>1.48236617054696</text:p>
          </table:table-cell>
          <table:table-cell office:value-type="float" office:value="0.0607897999987491" calcext:value-type="float">
            <text:p>0.060789799998749</text:p>
          </table:table-cell>
        </table:table-row>
        <table:table-row table:style-name="ro1">
          <table:table-cell office:value-type="string" calcext:value-type="string">
            <text:p>CP011972.2_antisense_5112985_5113212_+</text:p>
          </table:table-cell>
          <table:table-cell office:value-type="float" office:value="-2.16583815900534" calcext:value-type="float">
            <text:p>-2.16583815900534</text:p>
          </table:table-cell>
          <table:table-cell office:value-type="float" office:value="0.0728958129886814" calcext:value-type="float">
            <text:p>0.072895812988681</text:p>
          </table:table-cell>
          <table:table-cell office:value-type="float" office:value="0.308416073881241" calcext:value-type="float">
            <text:p>0.308416073881241</text:p>
          </table:table-cell>
          <table:table-cell office:value-type="float" office:value="0.922468704293513" calcext:value-type="float">
            <text:p>0.922468704293513</text:p>
          </table:table-cell>
          <table:table-cell office:value-type="float" office:value="-2.47425423288658" calcext:value-type="float">
            <text:p>-2.47425423288658</text:p>
          </table:table-cell>
          <table:table-cell office:value-type="float" office:value="0.0617127460519645" calcext:value-type="float">
            <text:p>0.061712746051965</text:p>
          </table:table-cell>
        </table:table-row>
        <table:table-row table:style-name="ro1">
          <table:table-cell office:value-type="string" calcext:value-type="string">
            <text:p>CP011972.2_antisense_4039300_4039643_-</text:p>
          </table:table-cell>
          <table:table-cell office:value-type="float" office:value="0.343226418059095" calcext:value-type="float">
            <text:p>0.343226418059095</text:p>
          </table:table-cell>
          <table:table-cell office:value-type="float" office:value="0.741277608685072" calcext:value-type="float">
            <text:p>0.741277608685072</text:p>
          </table:table-cell>
          <table:table-cell office:value-type="float" office:value="-1.15217537071349" calcext:value-type="float">
            <text:p>-1.15217537071349</text:p>
          </table:table-cell>
          <table:table-cell office:value-type="float" office:value="0.35428129271211" calcext:value-type="float">
            <text:p>0.35428129271211</text:p>
          </table:table-cell>
          <table:table-cell office:value-type="float" office:value="1.49540178877258" calcext:value-type="float">
            <text:p>1.49540178877258</text:p>
          </table:table-cell>
          <table:table-cell office:value-type="float" office:value="0.0653915562385627" calcext:value-type="float">
            <text:p>0.065391556238563</text:p>
          </table:table-cell>
        </table:table-row>
        <table:table-row table:style-name="ro1">
          <table:table-cell office:value-type="string" calcext:value-type="string">
            <text:p>CP011972.2_antisense_2311168_2311358_-</text:p>
          </table:table-cell>
          <table:table-cell office:value-type="float" office:value="-2.7557704144276" calcext:value-type="float">
            <text:p>-2.7557704144276</text:p>
          </table:table-cell>
          <table:table-cell office:value-type="float" office:value="0.0485379669370808" calcext:value-type="float">
            <text:p>0.048537966937081</text:p>
          </table:table-cell>
          <table:table-cell office:value-type="float" office:value="0.0613302483290787" calcext:value-type="float">
            <text:p>0.061330248329079</text:p>
          </table:table-cell>
          <table:table-cell office:value-type="float" office:value="0.987834930640619" calcext:value-type="float">
            <text:p>0.987834930640619</text:p>
          </table:table-cell>
          <table:table-cell office:value-type="float" office:value="-2.81710066275668" calcext:value-type="float">
            <text:p>-2.81710066275668</text:p>
          </table:table-cell>
          <table:table-cell office:value-type="float" office:value="0.07056071809478" calcext:value-type="float">
            <text:p>0.07056071809478</text:p>
          </table:table-cell>
        </table:table-row>
        <table:table-row table:style-name="ro1">
          <table:table-cell office:value-type="string" calcext:value-type="string">
            <text:p>CP011972.2_antisense_2462207_2462884_+</text:p>
          </table:table-cell>
          <table:table-cell office:value-type="float" office:value="-0.100593723648515" calcext:value-type="float">
            <text:p>-0.100593723648515</text:p>
          </table:table-cell>
          <table:table-cell office:value-type="float" office:value="0.944982268522102" calcext:value-type="float">
            <text:p>0.944982268522102</text:p>
          </table:table-cell>
          <table:table-cell office:value-type="float" office:value="-1.34777661098077" calcext:value-type="float">
            <text:p>-1.34777661098077</text:p>
          </table:table-cell>
          <table:table-cell office:value-type="float" office:value="0.155223747672058" calcext:value-type="float">
            <text:p>0.155223747672058</text:p>
          </table:table-cell>
          <table:table-cell office:value-type="float" office:value="1.24718288733226" calcext:value-type="float">
            <text:p>1.24718288733226</text:p>
          </table:table-cell>
          <table:table-cell office:value-type="float" office:value="0.0818523497854872" calcext:value-type="float">
            <text:p>0.081852349785487</text:p>
          </table:table-cell>
        </table:table-row>
        <table:table-row table:style-name="ro1">
          <table:table-cell office:value-type="string" calcext:value-type="string">
            <text:p>CP011972.2_antisense_5842192_5842851_-</text:p>
          </table:table-cell>
          <table:table-cell office:value-type="float" office:value="-0.717798936628724" calcext:value-type="float">
            <text:p>-0.717798936628724</text:p>
          </table:table-cell>
          <table:table-cell office:value-type="float" office:value="0.463144034733822" calcext:value-type="float">
            <text:p>0.463144034733822</text:p>
          </table:table-cell>
          <table:table-cell office:value-type="float" office:value="0.82929450775939" calcext:value-type="float">
            <text:p>0.82929450775939</text:p>
          </table:table-cell>
          <table:table-cell office:value-type="float" office:value="0.586248420882311" calcext:value-type="float">
            <text:p>0.586248420882311</text:p>
          </table:table-cell>
          <table:table-cell office:value-type="float" office:value="-1.54709344438811" calcext:value-type="float">
            <text:p>-1.54709344438811</text:p>
          </table:table-cell>
          <table:table-cell office:value-type="float" office:value="0.0849145374999875" calcext:value-type="float">
            <text:p>0.084914537499988</text:p>
          </table:table-cell>
        </table:table-row>
        <table:table-row table:style-name="ro1">
          <table:table-cell office:value-type="string" calcext:value-type="string">
            <text:p>CP011972.2_antisense_219710_220010_+</text:p>
          </table:table-cell>
          <table:table-cell office:value-type="float" office:value="-2.51499045957762" calcext:value-type="float">
            <text:p>-2.51499045957762</text:p>
          </table:table-cell>
          <table:table-cell office:value-type="float" office:value="0.258028274926643" calcext:value-type="float">
            <text:p>0.258028274926643</text:p>
          </table:table-cell>
          <table:table-cell office:value-type="float" office:value="1.3106870046569" calcext:value-type="float">
            <text:p>1.3106870046569</text:p>
          </table:table-cell>
          <table:table-cell office:value-type="float" office:value="0.754480479629036" calcext:value-type="float">
            <text:p>0.754480479629036</text:p>
          </table:table-cell>
          <table:table-cell office:value-type="float" office:value="-3.82567746423452" calcext:value-type="float">
            <text:p>-3.82567746423452</text:p>
          </table:table-cell>
          <table:table-cell office:value-type="float" office:value="0.0879242072956457" calcext:value-type="float">
            <text:p>0.087924207295646</text:p>
          </table:table-cell>
        </table:table-row>
        <table:table-row table:style-name="ro1">
          <table:table-cell office:value-type="string" calcext:value-type="string">
            <text:p>CP011972.2_antisense_4101123_4101446_-</text:p>
          </table:table-cell>
          <table:table-cell office:value-type="float" office:value="-0.0658982798639822" calcext:value-type="float">
            <text:p>-0.065898279863982</text:p>
          </table:table-cell>
          <table:table-cell office:value-type="float" office:value="0.983742773710359" calcext:value-type="float">
            <text:p>0.983742773710359</text:p>
          </table:table-cell>
          <table:table-cell office:value-type="float" office:value="-2.06927994213866" calcext:value-type="float">
            <text:p>-2.06927994213866</text:p>
          </table:table-cell>
          <table:table-cell office:value-type="float" office:value="0.191684791474247" calcext:value-type="float">
            <text:p>0.191684791474247</text:p>
          </table:table-cell>
          <table:table-cell office:value-type="float" office:value="2.00338166227468" calcext:value-type="float">
            <text:p>2.00338166227468</text:p>
          </table:table-cell>
          <table:table-cell office:value-type="float" office:value="0.089997660684304" calcext:value-type="float">
            <text:p>0.089997660684304</text:p>
          </table:table-cell>
        </table:table-row>
        <table:table-row table:style-name="ro1">
          <table:table-cell office:value-type="string" calcext:value-type="string">
            <text:p>CP011972.2_antisense_1668390_1668695_-</text:p>
          </table:table-cell>
          <table:table-cell office:value-type="float" office:value="-1.67340531606771" calcext:value-type="float">
            <text:p>-1.67340531606771</text:p>
          </table:table-cell>
          <table:table-cell office:value-type="float" office:value="0.200248115774325" calcext:value-type="float">
            <text:p>0.200248115774325</text:p>
          </table:table-cell>
          <table:table-cell office:value-type="float" office:value="0.619093438095736" calcext:value-type="float">
            <text:p>0.619093438095736</text:p>
          </table:table-cell>
          <table:table-cell office:value-type="float" office:value="0.812688215015446" calcext:value-type="float">
            <text:p>0.812688215015446</text:p>
          </table:table-cell>
          <table:table-cell office:value-type="float" office:value="-2.29249875416345" calcext:value-type="float">
            <text:p>-2.29249875416345</text:p>
          </table:table-cell>
          <table:table-cell office:value-type="float" office:value="0.0905878379895876" calcext:value-type="float">
            <text:p>0.090587837989588</text:p>
          </table:table-cell>
        </table:table-row>
        <table:table-row table:style-name="ro1">
          <table:table-cell office:value-type="string" calcext:value-type="string">
            <text:p>CP011972.2_antisense_6297086_6297385_+</text:p>
          </table:table-cell>
          <table:table-cell office:value-type="float" office:value="0.0764982000938439" calcext:value-type="float">
            <text:p>0.076498200093844</text:p>
          </table:table-cell>
          <table:table-cell office:value-type="float" office:value="0.969573480689903" calcext:value-type="float">
            <text:p>0.969573480689903</text:p>
          </table:table-cell>
          <table:table-cell office:value-type="float" office:value="-1.88034993175027" calcext:value-type="float">
            <text:p>-1.88034993175027</text:p>
          </table:table-cell>
          <table:table-cell office:value-type="float" office:value="0.271723291860595" calcext:value-type="float">
            <text:p>0.271723291860595</text:p>
          </table:table-cell>
          <table:table-cell office:value-type="float" office:value="1.95684813184412" calcext:value-type="float">
            <text:p>1.95684813184412</text:p>
          </table:table-cell>
          <table:table-cell office:value-type="float" office:value="0.0933903436089517" calcext:value-type="float">
            <text:p>0.093390343608952</text:p>
          </table:table-cell>
        </table:table-row>
        <table:table-row table:style-name="ro1">
          <table:table-cell office:value-type="string" calcext:value-type="string">
            <text:p>gb_CP011973.1__antisense_40066_40342_-</text:p>
          </table:table-cell>
          <table:table-cell office:value-type="float" office:value="0.071709832162251" calcext:value-type="float">
            <text:p>0.071709832162251</text:p>
          </table:table-cell>
          <table:table-cell office:value-type="float" office:value="0.96511133454054" calcext:value-type="float">
            <text:p>0.96511133454054</text:p>
          </table:table-cell>
          <table:table-cell office:value-type="float" office:value="-1.32961905444835" calcext:value-type="float">
            <text:p>-1.32961905444835</text:p>
          </table:table-cell>
          <table:table-cell office:value-type="float" office:value="0.294632674050762" calcext:value-type="float">
            <text:p>0.294632674050762</text:p>
          </table:table-cell>
          <table:table-cell office:value-type="float" office:value="1.4013288866106" calcext:value-type="float">
            <text:p>1.4013288866106</text:p>
          </table:table-cell>
          <table:table-cell office:value-type="float" office:value="0.100142621705107" calcext:value-type="float">
            <text:p>0.100142621705107</text:p>
          </table:table-cell>
        </table:table-row>
        <table:table-row table:style-name="ro1">
          <table:table-cell office:value-type="string" calcext:value-type="string">
            <text:p>CP011972.2_antisense_5880993_5881310_-</text:p>
          </table:table-cell>
          <table:table-cell office:value-type="float" office:value="-4.76647698514178" calcext:value-type="float">
            <text:p>-4.76647698514178</text:p>
          </table:table-cell>
          <table:table-cell office:value-type="float" office:value="0.0320273413846953" calcext:value-type="float">
            <text:p>0.032027341384695</text:p>
          </table:table-cell>
          <table:table-cell office:value-type="float" office:value="-0.704831766242758" calcext:value-type="float">
            <text:p>-0.704831766242758</text:p>
          </table:table-cell>
          <table:table-cell office:value-type="float" office:value="0.904412740950645" calcext:value-type="float">
            <text:p>0.904412740950645</text:p>
          </table:table-cell>
          <table:table-cell office:value-type="float" office:value="-4.06164521889902" calcext:value-type="float">
            <text:p>-4.06164521889902</text:p>
          </table:table-cell>
          <table:table-cell office:value-type="float" office:value="0.10511429305624" calcext:value-type="float">
            <text:p>0.10511429305624</text:p>
          </table:table-cell>
        </table:table-row>
        <table:table-row table:style-name="ro1">
          <table:table-cell office:value-type="string" calcext:value-type="string">
            <text:p>CP011972.2_antisense_1126100_1126582_+</text:p>
          </table:table-cell>
          <table:table-cell office:value-type="float" office:value="-0.0965259281335284" calcext:value-type="float">
            <text:p>-0.096525928133528</text:p>
          </table:table-cell>
          <table:table-cell office:value-type="float" office:value="0.941603936426216" calcext:value-type="float">
            <text:p>0.941603936426216</text:p>
          </table:table-cell>
          <table:table-cell office:value-type="float" office:value="-1.16934780511791" calcext:value-type="float">
            <text:p>-1.16934780511791</text:p>
          </table:table-cell>
          <table:table-cell office:value-type="float" office:value="0.209395405019969" calcext:value-type="float">
            <text:p>0.209395405019969</text:p>
          </table:table-cell>
          <table:table-cell office:value-type="float" office:value="1.07282187698438" calcext:value-type="float">
            <text:p>1.07282187698438</text:p>
          </table:table-cell>
          <table:table-cell office:value-type="float" office:value="0.11490887515462" calcext:value-type="float">
            <text:p>0.11490887515462</text:p>
          </table:table-cell>
        </table:table-row>
        <table:table-row table:style-name="ro1">
          <table:table-cell office:value-type="string" calcext:value-type="string">
            <text:p>CP011972.2_antisense_5328600_5329007_-</text:p>
          </table:table-cell>
          <table:table-cell office:value-type="float" office:value="0.576434460740292" calcext:value-type="float">
            <text:p>0.576434460740292</text:p>
          </table:table-cell>
          <table:table-cell office:value-type="float" office:value="0.285187018876814" calcext:value-type="float">
            <text:p>0.285187018876814</text:p>
          </table:table-cell>
          <table:table-cell office:value-type="float" office:value="-0.319784701819774" calcext:value-type="float">
            <text:p>-0.319784701819774</text:p>
          </table:table-cell>
          <table:table-cell office:value-type="float" office:value="0.776242784728475" calcext:value-type="float">
            <text:p>0.776242784728475</text:p>
          </table:table-cell>
          <table:table-cell office:value-type="float" office:value="0.896219162560067" calcext:value-type="float">
            <text:p>0.896219162560067</text:p>
          </table:table-cell>
          <table:table-cell office:value-type="float" office:value="0.12352605343914" calcext:value-type="float">
            <text:p>0.12352605343914</text:p>
          </table:table-cell>
        </table:table-row>
        <table:table-row table:style-name="ro1">
          <table:table-cell office:value-type="string" calcext:value-type="string">
            <text:p>CP011972.2_antisense_5688846_5689058_-</text:p>
          </table:table-cell>
          <table:table-cell office:value-type="float" office:value="-3.04587602803658" calcext:value-type="float">
            <text:p>-3.04587602803658</text:p>
          </table:table-cell>
          <table:table-cell office:value-type="float" office:value="0.0430422159318656" calcext:value-type="float">
            <text:p>0.043042215931866</text:p>
          </table:table-cell>
          <table:table-cell office:value-type="float" office:value="-0.481218802676939" calcext:value-type="float">
            <text:p>-0.481218802676939</text:p>
          </table:table-cell>
          <table:table-cell office:value-type="float" office:value="0.902857338341413" calcext:value-type="float">
            <text:p>0.902857338341413</text:p>
          </table:table-cell>
          <table:table-cell office:value-type="float" office:value="-2.56465722535965" calcext:value-type="float">
            <text:p>-2.56465722535965</text:p>
          </table:table-cell>
          <table:table-cell office:value-type="float" office:value="0.128927241946794" calcext:value-type="float">
            <text:p>0.128927241946794</text:p>
          </table:table-cell>
        </table:table-row>
        <table:table-row table:style-name="ro1">
          <table:table-cell office:value-type="string" calcext:value-type="string">
            <text:p>CP011972.2_antisense_914335_914591_-</text:p>
          </table:table-cell>
          <table:table-cell office:value-type="float" office:value="0.259792344829645" calcext:value-type="float">
            <text:p>0.259792344829645</text:p>
          </table:table-cell>
          <table:table-cell office:value-type="float" office:value="0.78512894420621" calcext:value-type="float">
            <text:p>0.78512894420621</text:p>
          </table:table-cell>
          <table:table-cell office:value-type="float" office:value="-0.837260909148132" calcext:value-type="float">
            <text:p>-0.837260909148132</text:p>
          </table:table-cell>
          <table:table-cell office:value-type="float" office:value="0.477403021742607" calcext:value-type="float">
            <text:p>0.477403021742607</text:p>
          </table:table-cell>
          <table:table-cell office:value-type="float" office:value="1.09705325397778" calcext:value-type="float">
            <text:p>1.09705325397778</text:p>
          </table:table-cell>
          <table:table-cell office:value-type="float" office:value="0.129422740885376" calcext:value-type="float">
            <text:p>0.129422740885376</text:p>
          </table:table-cell>
        </table:table-row>
        <table:table-row table:style-name="ro1">
          <table:table-cell office:value-type="string" calcext:value-type="string">
            <text:p>CP011972.2_antisense_1355762_1356019_+</text:p>
          </table:table-cell>
          <table:table-cell office:value-type="float" office:value="-4.00471454856168" calcext:value-type="float">
            <text:p>-4.00471454856168</text:p>
          </table:table-cell>
          <table:table-cell office:value-type="float" office:value="0.0608432145660491" calcext:value-type="float">
            <text:p>0.060843214566049</text:p>
          </table:table-cell>
          <table:table-cell office:value-type="float" office:value="-0.399851314657068" calcext:value-type="float">
            <text:p>-0.399851314657068</text:p>
          </table:table-cell>
          <table:table-cell office:value-type="float" office:value="0.945761314514918" calcext:value-type="float">
            <text:p>0.945761314514918</text:p>
          </table:table-cell>
          <table:table-cell office:value-type="float" office:value="-3.60486323390461" calcext:value-type="float">
            <text:p>-3.60486323390461</text:p>
          </table:table-cell>
          <table:table-cell office:value-type="float" office:value="0.130699886768747" calcext:value-type="float">
            <text:p>0.130699886768747</text:p>
          </table:table-cell>
        </table:table-row>
        <table:table-row table:style-name="ro1">
          <table:table-cell office:value-type="string" calcext:value-type="string">
            <text:p>CP011972.2_antisense_616898_617191_+</text:p>
          </table:table-cell>
          <table:table-cell office:value-type="float" office:value="-2.06600992132375" calcext:value-type="float">
            <text:p>-2.06600992132375</text:p>
          </table:table-cell>
          <table:table-cell office:value-type="float" office:value="0.0848978184856382" calcext:value-type="float">
            <text:p>0.084897818485638</text:p>
          </table:table-cell>
          <table:table-cell office:value-type="float" office:value="-0.0485806635950106" calcext:value-type="float">
            <text:p>-0.048580663595011</text:p>
          </table:table-cell>
          <table:table-cell office:value-type="float" office:value="0.987872776152955" calcext:value-type="float">
            <text:p>0.987872776152955</text:p>
          </table:table-cell>
          <table:table-cell office:value-type="float" office:value="-2.01742925772874" calcext:value-type="float">
            <text:p>-2.01742925772874</text:p>
          </table:table-cell>
          <table:table-cell office:value-type="float" office:value="0.13231128148094" calcext:value-type="float">
            <text:p>0.13231128148094</text:p>
          </table:table-cell>
        </table:table-row>
        <table:table-row table:style-name="ro1">
          <table:table-cell office:value-type="string" calcext:value-type="string">
            <text:p>gb_CP011973.1__antisense_44671_45024_-</text:p>
          </table:table-cell>
          <table:table-cell office:value-type="float" office:value="-0.880008782514233" calcext:value-type="float">
            <text:p>-0.880008782514233</text:p>
          </table:table-cell>
          <table:table-cell office:value-type="float" office:value="0.311582720808737" calcext:value-type="float">
            <text:p>0.311582720808737</text:p>
          </table:table-cell>
          <table:table-cell office:value-type="float" office:value="0.432819295379043" calcext:value-type="float">
            <text:p>0.432819295379043</text:p>
          </table:table-cell>
          <table:table-cell office:value-type="float" office:value="0.794347270259866" calcext:value-type="float">
            <text:p>0.794347270259866</text:p>
          </table:table-cell>
          <table:table-cell office:value-type="float" office:value="-1.31282807789328" calcext:value-type="float">
            <text:p>-1.31282807789328</text:p>
          </table:table-cell>
          <table:table-cell office:value-type="float" office:value="0.133567398153879" calcext:value-type="float">
            <text:p>0.133567398153879</text:p>
          </table:table-cell>
        </table:table-row>
        <table:table-row table:style-name="ro1">
          <table:table-cell office:value-type="string" calcext:value-type="string">
            <text:p>CP011972.2_antisense_4791323_4791737_+</text:p>
          </table:table-cell>
          <table:table-cell office:value-type="float" office:value="1.60864255884128" calcext:value-type="float">
            <text:p>1.60864255884128</text:p>
          </table:table-cell>
          <table:table-cell office:value-type="float" office:value="0.561471755041437" calcext:value-type="float">
            <text:p>0.561471755041437</text:p>
          </table:table-cell>
          <table:table-cell office:value-type="float" office:value="-2.27568433285726" calcext:value-type="float">
            <text:p>-2.27568433285726</text:p>
          </table:table-cell>
          <table:table-cell office:value-type="float" office:value="0.610201523941591" calcext:value-type="float">
            <text:p>0.610201523941591</text:p>
          </table:table-cell>
          <table:table-cell office:value-type="float" office:value="3.88432689169855" calcext:value-type="float">
            <text:p>3.88432689169855</text:p>
          </table:table-cell>
          <table:table-cell office:value-type="float" office:value="0.133879240468704" calcext:value-type="float">
            <text:p>0.133879240468704</text:p>
          </table:table-cell>
        </table:table-row>
        <table:table-row table:style-name="ro1">
          <table:table-cell office:value-type="string" calcext:value-type="string">
            <text:p>CP011972.2_antisense_1453905_1454357_-</text:p>
          </table:table-cell>
          <table:table-cell office:value-type="float" office:value="-1.64381065240234" calcext:value-type="float">
            <text:p>-1.64381065240234</text:p>
          </table:table-cell>
          <table:table-cell office:value-type="float" office:value="0.208357511115431" calcext:value-type="float">
            <text:p>0.208357511115431</text:p>
          </table:table-cell>
          <table:table-cell office:value-type="float" office:value="0.323734724133248" calcext:value-type="float">
            <text:p>0.323734724133248</text:p>
          </table:table-cell>
          <table:table-cell office:value-type="float" office:value="0.919374775437792" calcext:value-type="float">
            <text:p>0.919374775437792</text:p>
          </table:table-cell>
          <table:table-cell office:value-type="float" office:value="-1.96754537653559" calcext:value-type="float">
            <text:p>-1.96754537653559</text:p>
          </table:table-cell>
          <table:table-cell office:value-type="float" office:value="0.153999402648454" calcext:value-type="float">
            <text:p>0.153999402648454</text:p>
          </table:table-cell>
        </table:table-row>
        <table:table-row table:style-name="ro1">
          <table:table-cell office:value-type="string" calcext:value-type="string">
            <text:p>CP011972.2_antisense_6307815_6308150_-</text:p>
          </table:table-cell>
          <table:table-cell office:value-type="float" office:value="-1.28073778611458" calcext:value-type="float">
            <text:p>-1.28073778611458</text:p>
          </table:table-cell>
          <table:table-cell office:value-type="float" office:value="0.290980811239813" calcext:value-type="float">
            <text:p>0.290980811239813</text:p>
          </table:table-cell>
          <table:table-cell office:value-type="float" office:value="0.458979168662812" calcext:value-type="float">
            <text:p>0.458979168662812</text:p>
          </table:table-cell>
          <table:table-cell office:value-type="float" office:value="0.857936190996143" calcext:value-type="float">
            <text:p>0.857936190996143</text:p>
          </table:table-cell>
          <table:table-cell office:value-type="float" office:value="-1.73971695477739" calcext:value-type="float">
            <text:p>-1.73971695477739</text:p>
          </table:table-cell>
          <table:table-cell office:value-type="float" office:value="0.159233749331668" calcext:value-type="float">
            <text:p>0.159233749331668</text:p>
          </table:table-cell>
        </table:table-row>
        <table:table-row table:style-name="ro1">
          <table:table-cell office:value-type="string" calcext:value-type="string">
            <text:p>CP011972.2_antisense_3241907_3242373_+</text:p>
          </table:table-cell>
          <table:table-cell office:value-type="float" office:value="-0.155594287531059" calcext:value-type="float">
            <text:p>-0.155594287531059</text:p>
          </table:table-cell>
          <table:table-cell office:value-type="float" office:value="0.932948271996432" calcext:value-type="float">
            <text:p>0.932948271996432</text:p>
          </table:table-cell>
          <table:table-cell office:value-type="float" office:value="-1.51519466021494" calcext:value-type="float">
            <text:p>-1.51519466021494</text:p>
          </table:table-cell>
          <table:table-cell office:value-type="float" office:value="0.278348021784672" calcext:value-type="float">
            <text:p>0.278348021784672</text:p>
          </table:table-cell>
          <table:table-cell office:value-type="float" office:value="1.35960037268388" calcext:value-type="float">
            <text:p>1.35960037268388</text:p>
          </table:table-cell>
          <table:table-cell office:value-type="float" office:value="0.162633051876832" calcext:value-type="float">
            <text:p>0.162633051876832</text:p>
          </table:table-cell>
        </table:table-row>
        <table:table-row table:style-name="ro1">
          <table:table-cell office:value-type="string" calcext:value-type="string">
            <text:p>CP011972.2_antisense_4478352_4479341_-</text:p>
          </table:table-cell>
          <table:table-cell office:value-type="float" office:value="1.27250517462524" calcext:value-type="float">
            <text:p>1.27250517462524</text:p>
          </table:table-cell>
          <table:table-cell office:value-type="float" office:value="0.70503358701323" calcext:value-type="float">
            <text:p>0.70503358701323</text:p>
          </table:table-cell>
          <table:table-cell office:value-type="float" office:value="-2.40535076848152" calcext:value-type="float">
            <text:p>-2.40535076848152</text:p>
          </table:table-cell>
          <table:table-cell office:value-type="float" office:value="0.586248420882311" calcext:value-type="float">
            <text:p>0.586248420882311</text:p>
          </table:table-cell>
          <table:table-cell office:value-type="float" office:value="3.67785594310675" calcext:value-type="float">
            <text:p>3.67785594310675</text:p>
          </table:table-cell>
          <table:table-cell office:value-type="float" office:value="0.162633051876832" calcext:value-type="float">
            <text:p>0.162633051876832</text:p>
          </table:table-cell>
        </table:table-row>
        <table:table-row table:style-name="ro1">
          <table:table-cell office:value-type="string" calcext:value-type="string">
            <text:p>CP011972.2_antisense_779873_780263_+</text:p>
          </table:table-cell>
          <table:table-cell office:value-type="float" office:value="0.46045895577025" calcext:value-type="float">
            <text:p>0.46045895577025</text:p>
          </table:table-cell>
          <table:table-cell office:value-type="float" office:value="0.790764241179597" calcext:value-type="float">
            <text:p>0.790764241179597</text:p>
          </table:table-cell>
          <table:table-cell office:value-type="float" office:value="-1.30918689858424" calcext:value-type="float">
            <text:p>-1.30918689858424</text:p>
          </table:table-cell>
          <table:table-cell office:value-type="float" office:value="0.537843111782958" calcext:value-type="float">
            <text:p>0.537843111782958</text:p>
          </table:table-cell>
          <table:table-cell office:value-type="float" office:value="1.76964585435449" calcext:value-type="float">
            <text:p>1.76964585435449</text:p>
          </table:table-cell>
          <table:table-cell office:value-type="float" office:value="0.165518962616504" calcext:value-type="float">
            <text:p>0.165518962616504</text:p>
          </table:table-cell>
        </table:table-row>
        <table:table-row table:style-name="ro1">
          <table:table-cell office:value-type="string" calcext:value-type="string">
            <text:p>CP011972.2_antisense_1017631_1017856_+</text:p>
          </table:table-cell>
          <table:table-cell office:value-type="float" office:value="0.508291161899654" calcext:value-type="float">
            <text:p>0.508291161899654</text:p>
          </table:table-cell>
          <table:table-cell office:value-type="float" office:value="0.551651703143554" calcext:value-type="float">
            <text:p>0.551651703143554</text:p>
          </table:table-cell>
          <table:table-cell office:value-type="float" office:value="-0.606278703412103" calcext:value-type="float">
            <text:p>-0.606278703412103</text:p>
          </table:table-cell>
          <table:table-cell office:value-type="float" office:value="0.690574664074447" calcext:value-type="float">
            <text:p>0.690574664074447</text:p>
          </table:table-cell>
          <table:table-cell office:value-type="float" office:value="1.11456986531176" calcext:value-type="float">
            <text:p>1.11456986531176</text:p>
          </table:table-cell>
          <table:table-cell office:value-type="float" office:value="0.168242999208266" calcext:value-type="float">
            <text:p>0.168242999208266</text:p>
          </table:table-cell>
        </table:table-row>
        <table:table-row table:style-name="ro1">
          <table:table-cell office:value-type="string" calcext:value-type="string">
            <text:p>CP011972.2_antisense_3464778_3465365_-</text:p>
          </table:table-cell>
          <table:table-cell office:value-type="float" office:value="-0.564110676850499" calcext:value-type="float">
            <text:p>-0.564110676850499</text:p>
          </table:table-cell>
          <table:table-cell office:value-type="float" office:value="0.660420230710368" calcext:value-type="float">
            <text:p>0.660420230710368</text:p>
          </table:table-cell>
          <table:table-cell office:value-type="float" office:value="-2.04270557628745" calcext:value-type="float">
            <text:p>-2.04270557628745</text:p>
          </table:table-cell>
          <table:table-cell office:value-type="float" office:value="0.149015757788445" calcext:value-type="float">
            <text:p>0.149015757788445</text:p>
          </table:table-cell>
          <table:table-cell office:value-type="float" office:value="1.47859489943695" calcext:value-type="float">
            <text:p>1.47859489943695</text:p>
          </table:table-cell>
          <table:table-cell office:value-type="float" office:value="0.176268106822723" calcext:value-type="float">
            <text:p>0.176268106822723</text:p>
          </table:table-cell>
        </table:table-row>
        <table:table-row table:style-name="ro1">
          <table:table-cell office:value-type="string" calcext:value-type="string">
            <text:p>CP011972.2_antisense_406808_407035_+</text:p>
          </table:table-cell>
          <table:table-cell office:value-type="float" office:value="-2.15359976908056" calcext:value-type="float">
            <text:p>-2.15359976908056</text:p>
          </table:table-cell>
          <table:table-cell office:value-type="float" office:value="0.0684409169113479" calcext:value-type="float">
            <text:p>0.068440916911348</text:p>
          </table:table-cell>
          <table:table-cell office:value-type="float" office:value="-0.371018482364454" calcext:value-type="float">
            <text:p>-0.371018482364454</text:p>
          </table:table-cell>
          <table:table-cell office:value-type="float" office:value="0.90478628466367" calcext:value-type="float">
            <text:p>0.90478628466367</text:p>
          </table:table-cell>
          <table:table-cell office:value-type="float" office:value="-1.7825812867161" calcext:value-type="float">
            <text:p>-1.7825812867161</text:p>
          </table:table-cell>
          <table:table-cell office:value-type="float" office:value="0.181706769394312" calcext:value-type="float">
            <text:p>0.181706769394312</text:p>
          </table:table-cell>
        </table:table-row>
        <table:table-row table:style-name="ro1">
          <table:table-cell office:value-type="string" calcext:value-type="string">
            <text:p>CP011972.2_antisense_712458_712808_-</text:p>
          </table:table-cell>
          <table:table-cell office:value-type="float" office:value="-1.85794341336101" calcext:value-type="float">
            <text:p>-1.85794341336101</text:p>
          </table:table-cell>
          <table:table-cell office:value-type="float" office:value="0.186251716111953" calcext:value-type="float">
            <text:p>0.186251716111953</text:p>
          </table:table-cell>
          <table:table-cell office:value-type="float" office:value="0.109175131998953" calcext:value-type="float">
            <text:p>0.109175131998953</text:p>
          </table:table-cell>
          <table:table-cell office:value-type="float" office:value="0.972542118504973" calcext:value-type="float">
            <text:p>0.972542118504973</text:p>
          </table:table-cell>
          <table:table-cell office:value-type="float" office:value="-1.96711854535996" calcext:value-type="float">
            <text:p>-1.96711854535996</text:p>
          </table:table-cell>
          <table:table-cell office:value-type="float" office:value="0.187142715358399" calcext:value-type="float">
            <text:p>0.187142715358399</text:p>
          </table:table-cell>
        </table:table-row>
        <table:table-row table:style-name="ro1">
          <table:table-cell office:value-type="string" calcext:value-type="string">
            <text:p>CP011972.2_antisense_801531_801851_-</text:p>
          </table:table-cell>
          <table:table-cell office:value-type="float" office:value="-0.00403774017457617" calcext:value-type="float">
            <text:p>-0.004037740174576</text:p>
          </table:table-cell>
          <table:table-cell office:value-type="float" office:value="0.997942072061632" calcext:value-type="float">
            <text:p>0.997942072061632</text:p>
          </table:table-cell>
          <table:table-cell office:value-type="float" office:value="-1.11580459814409" calcext:value-type="float">
            <text:p>-1.11580459814409</text:p>
          </table:table-cell>
          <table:table-cell office:value-type="float" office:value="0.377627236927866" calcext:value-type="float">
            <text:p>0.377627236927866</text:p>
          </table:table-cell>
          <table:table-cell office:value-type="float" office:value="1.11176685796951" calcext:value-type="float">
            <text:p>1.11176685796951</text:p>
          </table:table-cell>
          <table:table-cell office:value-type="float" office:value="0.188056418868424" calcext:value-type="float">
            <text:p>0.188056418868424</text:p>
          </table:table-cell>
        </table:table-row>
        <table:table-row table:style-name="ro1">
          <table:table-cell office:value-type="string" calcext:value-type="string">
            <text:p>CP011972.2_antisense_2528196_2528618_-</text:p>
          </table:table-cell>
          <table:table-cell office:value-type="float" office:value="1.20496930794612" calcext:value-type="float">
            <text:p>1.20496930794612</text:p>
          </table:table-cell>
          <table:table-cell office:value-type="float" office:value="0.792321333946945" calcext:value-type="float">
            <text:p>0.792321333946945</text:p>
          </table:table-cell>
          <table:table-cell office:value-type="float" office:value="-3.36284107831418" calcext:value-type="float">
            <text:p>-3.36284107831418</text:p>
          </table:table-cell>
          <table:table-cell office:value-type="float" office:value="0.570480244981716" calcext:value-type="float">
            <text:p>0.570480244981716</text:p>
          </table:table-cell>
          <table:table-cell office:value-type="float" office:value="4.5678103862603" calcext:value-type="float">
            <text:p>4.5678103862603</text:p>
          </table:table-cell>
          <table:table-cell office:value-type="float" office:value="0.193580264581551" calcext:value-type="float">
            <text:p>0.193580264581551</text:p>
          </table:table-cell>
        </table:table-row>
        <table:table-row table:style-name="ro1">
          <table:table-cell office:value-type="string" calcext:value-type="string">
            <text:p>CP011972.2_antisense_5823704_5823925_+</text:p>
          </table:table-cell>
          <table:table-cell office:value-type="float" office:value="-0.70380476223817" calcext:value-type="float">
            <text:p>-0.70380476223817</text:p>
          </table:table-cell>
          <table:table-cell office:value-type="float" office:value="0.400601230953289" calcext:value-type="float">
            <text:p>0.400601230953289</text:p>
          </table:table-cell>
          <table:table-cell office:value-type="float" office:value="0.340782359542862" calcext:value-type="float">
            <text:p>0.340782359542862</text:p>
          </table:table-cell>
          <table:table-cell office:value-type="float" office:value="0.828874128315648" calcext:value-type="float">
            <text:p>0.828874128315648</text:p>
          </table:table-cell>
          <table:table-cell office:value-type="float" office:value="-1.04458712178103" calcext:value-type="float">
            <text:p>-1.04458712178103</text:p>
          </table:table-cell>
          <table:table-cell office:value-type="float" office:value="0.195967097771846" calcext:value-type="float">
            <text:p>0.195967097771846</text:p>
          </table:table-cell>
        </table:table-row>
        <table:table-row table:style-name="ro1">
          <table:table-cell office:value-type="string" calcext:value-type="string">
            <text:p>CP011972.2_antisense_256182_256460_-</text:p>
          </table:table-cell>
          <table:table-cell office:value-type="float" office:value="-0.244340296794795" calcext:value-type="float">
            <text:p>-0.244340296794795</text:p>
          </table:table-cell>
          <table:table-cell office:value-type="float" office:value="0.800135728229146" calcext:value-type="float">
            <text:p>0.800135728229146</text:p>
          </table:table-cell>
          <table:table-cell office:value-type="float" office:value="0.588517685223629" calcext:value-type="float">
            <text:p>0.588517685223629</text:p>
          </table:table-cell>
          <table:table-cell office:value-type="float" office:value="0.59956376923507" calcext:value-type="float">
            <text:p>0.59956376923507</text:p>
          </table:table-cell>
          <table:table-cell office:value-type="float" office:value="-0.832857982018424" calcext:value-type="float">
            <text:p>-0.832857982018424</text:p>
          </table:table-cell>
          <table:table-cell office:value-type="float" office:value="0.210408983672277" calcext:value-type="float">
            <text:p>0.210408983672277</text:p>
          </table:table-cell>
        </table:table-row>
        <table:table-row table:style-name="ro1">
          <table:table-cell office:value-type="string" calcext:value-type="string">
            <text:p>CP011972.2_antisense_1672024_1672265_-</text:p>
          </table:table-cell>
          <table:table-cell office:value-type="float" office:value="-1.97252751714698" calcext:value-type="float">
            <text:p>-1.97252751714698</text:p>
          </table:table-cell>
          <table:table-cell office:value-type="float" office:value="0.168102592546607" calcext:value-type="float">
            <text:p>0.168102592546607</text:p>
          </table:table-cell>
          <table:table-cell office:value-type="float" office:value="-0.0582147788935401" calcext:value-type="float">
            <text:p>-0.05821477889354</text:p>
          </table:table-cell>
          <table:table-cell office:value-type="float" office:value="0.987834930640619" calcext:value-type="float">
            <text:p>0.987834930640619</text:p>
          </table:table-cell>
          <table:table-cell office:value-type="float" office:value="-1.91431273825344" calcext:value-type="float">
            <text:p>-1.91431273825344</text:p>
          </table:table-cell>
          <table:table-cell office:value-type="float" office:value="0.212430441015301" calcext:value-type="float">
            <text:p>0.212430441015301</text:p>
          </table:table-cell>
        </table:table-row>
        <table:table-row table:style-name="ro1">
          <table:table-cell office:value-type="string" calcext:value-type="string">
            <text:p>CP011972.2_antisense_4403493_4403852_-</text:p>
          </table:table-cell>
          <table:table-cell office:value-type="float" office:value="0.392775720045135" calcext:value-type="float">
            <text:p>0.392775720045135</text:p>
          </table:table-cell>
          <table:table-cell office:value-type="float" office:value="0.849932791221605" calcext:value-type="float">
            <text:p>0.849932791221605</text:p>
          </table:table-cell>
          <table:table-cell office:value-type="float" office:value="-1.25310689549188" calcext:value-type="float">
            <text:p>-1.25310689549188</text:p>
          </table:table-cell>
          <table:table-cell office:value-type="float" office:value="0.578994625478336" calcext:value-type="float">
            <text:p>0.578994625478336</text:p>
          </table:table-cell>
          <table:table-cell office:value-type="float" office:value="1.64588261553702" calcext:value-type="float">
            <text:p>1.64588261553702</text:p>
          </table:table-cell>
          <table:table-cell office:value-type="float" office:value="0.21894055645364" calcext:value-type="float">
            <text:p>0.21894055645364</text:p>
          </table:table-cell>
        </table:table-row>
        <table:table-row table:style-name="ro1">
          <table:table-cell office:value-type="string" calcext:value-type="string">
            <text:p>CP011972.2_antisense_4872361_4872648_-</text:p>
          </table:table-cell>
          <table:table-cell office:value-type="float" office:value="-1.31904368822828" calcext:value-type="float">
            <text:p>-1.31904368822828</text:p>
          </table:table-cell>
          <table:table-cell office:value-type="float" office:value="0.356376346988095" calcext:value-type="float">
            <text:p>0.356376346988095</text:p>
          </table:table-cell>
          <table:table-cell office:value-type="float" office:value="0.403567539894433" calcext:value-type="float">
            <text:p>0.403567539894433</text:p>
          </table:table-cell>
          <table:table-cell office:value-type="float" office:value="0.900821122128633" calcext:value-type="float">
            <text:p>0.900821122128633</text:p>
          </table:table-cell>
          <table:table-cell office:value-type="float" office:value="-1.72261122812271" calcext:value-type="float">
            <text:p>-1.72261122812271</text:p>
          </table:table-cell>
          <table:table-cell office:value-type="float" office:value="0.222730020333578" calcext:value-type="float">
            <text:p>0.222730020333578</text:p>
          </table:table-cell>
        </table:table-row>
        <table:table-row table:style-name="ro1">
          <table:table-cell office:value-type="string" calcext:value-type="string">
            <text:p>CP011972.2_antisense_5601902_5602174_+</text:p>
          </table:table-cell>
          <table:table-cell office:value-type="float" office:value="-2.51568775964316" calcext:value-type="float">
            <text:p>-2.51568775964316</text:p>
          </table:table-cell>
          <table:table-cell office:value-type="float" office:value="0.10356754398194" calcext:value-type="float">
            <text:p>0.10356754398194</text:p>
          </table:table-cell>
          <table:table-cell office:value-type="float" office:value="-0.438379527753434" calcext:value-type="float">
            <text:p>-0.438379527753434</text:p>
          </table:table-cell>
          <table:table-cell office:value-type="float" office:value="0.913761040696596" calcext:value-type="float">
            <text:p>0.913761040696596</text:p>
          </table:table-cell>
          <table:table-cell office:value-type="float" office:value="-2.07730823188972" calcext:value-type="float">
            <text:p>-2.07730823188972</text:p>
          </table:table-cell>
          <table:table-cell office:value-type="float" office:value="0.229598438045482" calcext:value-type="float">
            <text:p>0.229598438045482</text:p>
          </table:table-cell>
        </table:table-row>
        <table:table-row table:style-name="ro1">
          <table:table-cell office:value-type="string" calcext:value-type="string">
            <text:p>CP011972.2_antisense_4347701_4348589_+</text:p>
          </table:table-cell>
          <table:table-cell office:value-type="float" office:value="1.25799723749161" calcext:value-type="float">
            <text:p>1.25799723749161</text:p>
          </table:table-cell>
          <table:table-cell office:value-type="float" office:value="0.730138915062779" calcext:value-type="float">
            <text:p>0.730138915062779</text:p>
          </table:table-cell>
          <table:table-cell office:value-type="float" office:value="-2.00913075419418" calcext:value-type="float">
            <text:p>-2.00913075419418</text:p>
          </table:table-cell>
          <table:table-cell office:value-type="float" office:value="0.690574664074447" calcext:value-type="float">
            <text:p>0.690574664074447</text:p>
          </table:table-cell>
          <table:table-cell office:value-type="float" office:value="3.26712799168579" calcext:value-type="float">
            <text:p>3.26712799168579</text:p>
          </table:table-cell>
          <table:table-cell office:value-type="float" office:value="0.242458847790417" calcext:value-type="float">
            <text:p>0.242458847790417</text:p>
          </table:table-cell>
        </table:table-row>
        <table:table-row table:style-name="ro1">
          <table:table-cell office:value-type="string" calcext:value-type="string">
            <text:p>CP011972.2_antisense_4885752_4886090_-</text:p>
          </table:table-cell>
          <table:table-cell office:value-type="float" office:value="-1.55582730899434" calcext:value-type="float">
            <text:p>-1.55582730899434</text:p>
          </table:table-cell>
          <table:table-cell office:value-type="float" office:value="0.283492144998096" calcext:value-type="float">
            <text:p>0.283492144998096</text:p>
          </table:table-cell>
          <table:table-cell office:value-type="float" office:value="0.197099196768864" calcext:value-type="float">
            <text:p>0.197099196768864</text:p>
          </table:table-cell>
          <table:table-cell office:value-type="float" office:value="0.961180174150751" calcext:value-type="float">
            <text:p>0.961180174150751</text:p>
          </table:table-cell>
          <table:table-cell office:value-type="float" office:value="-1.7529265057632" calcext:value-type="float">
            <text:p>-1.7529265057632</text:p>
          </table:table-cell>
          <table:table-cell office:value-type="float" office:value="0.244241564149625" calcext:value-type="float">
            <text:p>0.244241564149625</text:p>
          </table:table-cell>
        </table:table-row>
        <table:table-row table:style-name="ro1">
          <table:table-cell office:value-type="string" calcext:value-type="string">
            <text:p>CP011972.2_antisense_3228400_3228939_+</text:p>
          </table:table-cell>
          <table:table-cell office:value-type="float" office:value="0.333506946111217" calcext:value-type="float">
            <text:p>0.333506946111217</text:p>
          </table:table-cell>
          <table:table-cell office:value-type="float" office:value="0.737832245701773" calcext:value-type="float">
            <text:p>0.737832245701773</text:p>
          </table:table-cell>
          <table:table-cell office:value-type="float" office:value="-0.549310396699845" calcext:value-type="float">
            <text:p>-0.549310396699845</text:p>
          </table:table-cell>
          <table:table-cell office:value-type="float" office:value="0.690574664074447" calcext:value-type="float">
            <text:p>0.690574664074447</text:p>
          </table:table-cell>
          <table:table-cell office:value-type="float" office:value="0.882817342811062" calcext:value-type="float">
            <text:p>0.882817342811062</text:p>
          </table:table-cell>
          <table:table-cell office:value-type="float" office:value="0.246754659738702" calcext:value-type="float">
            <text:p>0.246754659738702</text:p>
          </table:table-cell>
        </table:table-row>
        <table:table-row table:style-name="ro1">
          <table:table-cell office:value-type="string" calcext:value-type="string">
            <text:p>CP011972.2_antisense_5441475_5441945_-</text:p>
          </table:table-cell>
          <table:table-cell office:value-type="float" office:value="-1.34451055859386" calcext:value-type="float">
            <text:p>-1.34451055859386</text:p>
          </table:table-cell>
          <table:table-cell office:value-type="float" office:value="0.165177110790369" calcext:value-type="float">
            <text:p>0.165177110790369</text:p>
          </table:table-cell>
          <table:table-cell office:value-type="float" office:value="-0.12704982365399" calcext:value-type="float">
            <text:p>-0.12704982365399</text:p>
          </table:table-cell>
          <table:table-cell office:value-type="float" office:value="0.96688692209253" calcext:value-type="float">
            <text:p>0.96688692209253</text:p>
          </table:table-cell>
          <table:table-cell office:value-type="float" office:value="-1.21746073493987" calcext:value-type="float">
            <text:p>-1.21746073493987</text:p>
          </table:table-cell>
          <table:table-cell office:value-type="float" office:value="0.248971515142056" calcext:value-type="float">
            <text:p>0.248971515142056</text:p>
          </table:table-cell>
        </table:table-row>
        <table:table-row table:style-name="ro1">
          <table:table-cell office:value-type="string" calcext:value-type="string">
            <text:p>CP011972.2_antisense_2403507_2403680_-</text:p>
          </table:table-cell>
          <table:table-cell office:value-type="float" office:value="-2.62332203463353" calcext:value-type="float">
            <text:p>-2.62332203463353</text:p>
          </table:table-cell>
          <table:table-cell office:value-type="float" office:value="0.0897860562418355" calcext:value-type="float">
            <text:p>0.089786056241836</text:p>
          </table:table-cell>
          <table:table-cell office:value-type="float" office:value="-0.628974417032097" calcext:value-type="float">
            <text:p>-0.628974417032097</text:p>
          </table:table-cell>
          <table:table-cell office:value-type="float" office:value="0.862193726272805" calcext:value-type="float">
            <text:p>0.862193726272805</text:p>
          </table:table-cell>
          <table:table-cell office:value-type="float" office:value="-1.99434761760143" calcext:value-type="float">
            <text:p>-1.99434761760143</text:p>
          </table:table-cell>
          <table:table-cell office:value-type="float" office:value="0.256105052542761" calcext:value-type="float">
            <text:p>0.256105052542761</text:p>
          </table:table-cell>
        </table:table-row>
        <table:table-row table:style-name="ro1">
          <table:table-cell office:value-type="string" calcext:value-type="string">
            <text:p>CP011972.2_antisense_2233867_2234129_-</text:p>
          </table:table-cell>
          <table:table-cell office:value-type="float" office:value="-1.64415772188376" calcext:value-type="float">
            <text:p>-1.64415772188376</text:p>
          </table:table-cell>
          <table:table-cell office:value-type="float" office:value="0.305968266192031" calcext:value-type="float">
            <text:p>0.305968266192031</text:p>
          </table:table-cell>
          <table:table-cell office:value-type="float" office:value="0.20768403088841" calcext:value-type="float">
            <text:p>0.20768403088841</text:p>
          </table:table-cell>
          <table:table-cell office:value-type="float" office:value="0.963119269337737" calcext:value-type="float">
            <text:p>0.963119269337737</text:p>
          </table:table-cell>
          <table:table-cell office:value-type="float" office:value="-1.85184175277217" calcext:value-type="float">
            <text:p>-1.85184175277217</text:p>
          </table:table-cell>
          <table:table-cell office:value-type="float" office:value="0.260781672744587" calcext:value-type="float">
            <text:p>0.260781672744587</text:p>
          </table:table-cell>
        </table:table-row>
        <table:table-row table:style-name="ro1">
          <table:table-cell office:value-type="string" calcext:value-type="string">
            <text:p>CP011972.2_antisense_1621857_1622057_-</text:p>
          </table:table-cell>
          <table:table-cell office:value-type="float" office:value="-0.419308301995851" calcext:value-type="float">
            <text:p>-0.419308301995851</text:p>
          </table:table-cell>
          <table:table-cell office:value-type="float" office:value="0.513684829303972" calcext:value-type="float">
            <text:p>0.513684829303972</text:p>
          </table:table-cell>
          <table:table-cell office:value-type="float" office:value="-1.28271218895876" calcext:value-type="float">
            <text:p>-1.28271218895876</text:p>
          </table:table-cell>
          <table:table-cell office:value-type="float" office:value="0.230243304352969" calcext:value-type="float">
            <text:p>0.230243304352969</text:p>
          </table:table-cell>
          <table:table-cell office:value-type="float" office:value="0.863403886962905" calcext:value-type="float">
            <text:p>0.863403886962905</text:p>
          </table:table-cell>
          <table:table-cell office:value-type="float" office:value="0.266369024942533" calcext:value-type="float">
            <text:p>0.266369024942533</text:p>
          </table:table-cell>
        </table:table-row>
        <table:table-row table:style-name="ro1">
          <table:table-cell office:value-type="string" calcext:value-type="string">
            <text:p>CP011972.2_antisense_189860_190153_+</text:p>
          </table:table-cell>
          <table:table-cell office:value-type="float" office:value="-0.917310106506386" calcext:value-type="float">
            <text:p>-0.917310106506386</text:p>
          </table:table-cell>
          <table:table-cell office:value-type="float" office:value="0.462961292879117" calcext:value-type="float">
            <text:p>0.462961292879117</text:p>
          </table:table-cell>
          <table:table-cell office:value-type="float" office:value="0.353654061233332" calcext:value-type="float">
            <text:p>0.353654061233332</text:p>
          </table:table-cell>
          <table:table-cell office:value-type="float" office:value="0.893437956502772" calcext:value-type="float">
            <text:p>0.893437956502772</text:p>
          </table:table-cell>
          <table:table-cell office:value-type="float" office:value="-1.27096416773972" calcext:value-type="float">
            <text:p>-1.27096416773972</text:p>
          </table:table-cell>
          <table:table-cell office:value-type="float" office:value="0.280926117445769" calcext:value-type="float">
            <text:p>0.280926117445769</text:p>
          </table:table-cell>
        </table:table-row>
        <table:table-row table:style-name="ro1">
          <table:table-cell office:value-type="string" calcext:value-type="string">
            <text:p>CP011972.2_antisense_3149776_3150066_+</text:p>
          </table:table-cell>
          <table:table-cell office:value-type="float" office:value="-0.174959049718857" calcext:value-type="float">
            <text:p>-0.174959049718857</text:p>
          </table:table-cell>
          <table:table-cell office:value-type="float" office:value="0.893801044518875" calcext:value-type="float">
            <text:p>0.893801044518875</text:p>
          </table:table-cell>
          <table:table-cell office:value-type="float" office:value="-1.03746667419533" calcext:value-type="float">
            <text:p>-1.03746667419533</text:p>
          </table:table-cell>
          <table:table-cell office:value-type="float" office:value="0.389517214790221" calcext:value-type="float">
            <text:p>0.389517214790221</text:p>
          </table:table-cell>
          <table:table-cell office:value-type="float" office:value="0.862507624476478" calcext:value-type="float">
            <text:p>0.862507624476478</text:p>
          </table:table-cell>
          <table:table-cell office:value-type="float" office:value="0.287173199151529" calcext:value-type="float">
            <text:p>0.287173199151529</text:p>
          </table:table-cell>
        </table:table-row>
        <table:table-row table:style-name="ro1">
          <table:table-cell office:value-type="string" calcext:value-type="string">
            <text:p>CP011972.2_antisense_1245423_1245888_+</text:p>
          </table:table-cell>
          <table:table-cell office:value-type="float" office:value="0.648294355666465" calcext:value-type="float">
            <text:p>0.648294355666465</text:p>
          </table:table-cell>
          <table:table-cell office:value-type="float" office:value="0.592919415260544" calcext:value-type="float">
            <text:p>0.592919415260544</text:p>
          </table:table-cell>
          <table:table-cell office:value-type="float" office:value="-0.526676249659823" calcext:value-type="float">
            <text:p>-0.526676249659823</text:p>
          </table:table-cell>
          <table:table-cell office:value-type="float" office:value="0.802543980522858" calcext:value-type="float">
            <text:p>0.802543980522858</text:p>
          </table:table-cell>
          <table:table-cell office:value-type="float" office:value="1.17497060532629" calcext:value-type="float">
            <text:p>1.17497060532629</text:p>
          </table:table-cell>
          <table:table-cell office:value-type="float" office:value="0.291469065693164" calcext:value-type="float">
            <text:p>0.291469065693164</text:p>
          </table:table-cell>
        </table:table-row>
        <table:table-row table:style-name="ro1">
          <table:table-cell office:value-type="string" calcext:value-type="string">
            <text:p>CP011972.2_antisense_617339_617594_+</text:p>
          </table:table-cell>
          <table:table-cell office:value-type="float" office:value="0.636970431122399" calcext:value-type="float">
            <text:p>0.636970431122399</text:p>
          </table:table-cell>
          <table:table-cell office:value-type="float" office:value="0.867852914819051" calcext:value-type="float">
            <text:p>0.867852914819051</text:p>
          </table:table-cell>
          <table:table-cell office:value-type="float" office:value="-1.90905159658609" calcext:value-type="float">
            <text:p>-1.90905159658609</text:p>
          </table:table-cell>
          <table:table-cell office:value-type="float" office:value="0.662848998096401" calcext:value-type="float">
            <text:p>0.662848998096401</text:p>
          </table:table-cell>
          <table:table-cell office:value-type="float" office:value="2.54602202770849" calcext:value-type="float">
            <text:p>2.54602202770849</text:p>
          </table:table-cell>
          <table:table-cell office:value-type="float" office:value="0.295889233400341" calcext:value-type="float">
            <text:p>0.295889233400341</text:p>
          </table:table-cell>
        </table:table-row>
        <table:table-row table:style-name="ro1">
          <table:table-cell office:value-type="string" calcext:value-type="string">
            <text:p>CP011972.2_antisense_4296010_4296513_+</text:p>
          </table:table-cell>
          <table:table-cell office:value-type="float" office:value="1.35691112417213" calcext:value-type="float">
            <text:p>1.35691112417213</text:p>
          </table:table-cell>
          <table:table-cell office:value-type="float" office:value="0.660420230710368" calcext:value-type="float">
            <text:p>0.660420230710368</text:p>
          </table:table-cell>
          <table:table-cell office:value-type="float" office:value="-1.34360110912983" calcext:value-type="float">
            <text:p>-1.34360110912983</text:p>
          </table:table-cell>
          <table:table-cell office:value-type="float" office:value="0.783260268805928" calcext:value-type="float">
            <text:p>0.783260268805928</text:p>
          </table:table-cell>
          <table:table-cell office:value-type="float" office:value="2.70051223330196" calcext:value-type="float">
            <text:p>2.70051223330196</text:p>
          </table:table-cell>
          <table:table-cell office:value-type="float" office:value="0.309897800642504" calcext:value-type="float">
            <text:p>0.309897800642504</text:p>
          </table:table-cell>
        </table:table-row>
        <table:table-row table:style-name="ro1">
          <table:table-cell office:value-type="string" calcext:value-type="string">
            <text:p>CP011972.2_antisense_2412654_2412800_-</text:p>
          </table:table-cell>
          <table:table-cell office:value-type="float" office:value="-0.125757624811249" calcext:value-type="float">
            <text:p>-0.125757624811249</text:p>
          </table:table-cell>
          <table:table-cell office:value-type="string" calcext:value-type="string">
            <text:p>NA</text:p>
          </table:table-cell>
          <table:table-cell office:value-type="float" office:value="-2.51503468583461" calcext:value-type="float">
            <text:p>-2.51503468583461</text:p>
          </table:table-cell>
          <table:table-cell office:value-type="float" office:value="0.516847242907616" calcext:value-type="float">
            <text:p>0.516847242907616</text:p>
          </table:table-cell>
          <table:table-cell office:value-type="float" office:value="2.38927706102336" calcext:value-type="float">
            <text:p>2.38927706102336</text:p>
          </table:table-cell>
          <table:table-cell office:value-type="float" office:value="0.316102767104706" calcext:value-type="float">
            <text:p>0.316102767104706</text:p>
          </table:table-cell>
        </table:table-row>
        <table:table-row table:style-name="ro1">
          <table:table-cell office:value-type="string" calcext:value-type="string">
            <text:p>CP011972.2_antisense_2522527_2522700_-</text:p>
          </table:table-cell>
          <table:table-cell office:value-type="float" office:value="-0.537283395154211" calcext:value-type="float">
            <text:p>-0.537283395154211</text:p>
          </table:table-cell>
          <table:table-cell office:value-type="float" office:value="0.658642033401404" calcext:value-type="float">
            <text:p>0.658642033401404</text:p>
          </table:table-cell>
          <table:table-cell office:value-type="float" office:value="0.502542595292071" calcext:value-type="float">
            <text:p>0.502542595292071</text:p>
          </table:table-cell>
          <table:table-cell office:value-type="float" office:value="0.798777826586239" calcext:value-type="float">
            <text:p>0.798777826586239</text:p>
          </table:table-cell>
          <table:table-cell office:value-type="float" office:value="-1.03982599044628" calcext:value-type="float">
            <text:p>-1.03982599044628</text:p>
          </table:table-cell>
          <table:table-cell office:value-type="float" office:value="0.325006483750918" calcext:value-type="float">
            <text:p>0.325006483750918</text:p>
          </table:table-cell>
        </table:table-row>
        <table:table-row table:style-name="ro1">
          <table:table-cell office:value-type="string" calcext:value-type="string">
            <text:p>CP011972.2_antisense_5288805_5289233_-</text:p>
          </table:table-cell>
          <table:table-cell office:value-type="float" office:value="2.22519364179285" calcext:value-type="float">
            <text:p>2.22519364179285</text:p>
          </table:table-cell>
          <table:table-cell office:value-type="float" office:value="0.0862882341103518" calcext:value-type="float">
            <text:p>0.086288234110352</text:p>
          </table:table-cell>
          <table:table-cell office:value-type="float" office:value="0.753546944219074" calcext:value-type="float">
            <text:p>0.753546944219074</text:p>
          </table:table-cell>
          <table:table-cell office:value-type="float" office:value="0.785066932497541" calcext:value-type="float">
            <text:p>0.785066932497541</text:p>
          </table:table-cell>
          <table:table-cell office:value-type="float" office:value="1.47164669757378" calcext:value-type="float">
            <text:p>1.47164669757378</text:p>
          </table:table-cell>
          <table:table-cell office:value-type="float" office:value="0.32503065576967" calcext:value-type="float">
            <text:p>0.32503065576967</text:p>
          </table:table-cell>
        </table:table-row>
        <table:table-row table:style-name="ro1">
          <table:table-cell office:value-type="string" calcext:value-type="string">
            <text:p>CP011972.2_antisense_2119128_2119364_-</text:p>
          </table:table-cell>
          <table:table-cell office:value-type="float" office:value="-0.274120035010635" calcext:value-type="float">
            <text:p>-0.274120035010635</text:p>
          </table:table-cell>
          <table:table-cell office:value-type="float" office:value="0.843975012715504" calcext:value-type="float">
            <text:p>0.843975012715504</text:p>
          </table:table-cell>
          <table:table-cell office:value-type="float" office:value="-1.29012863946278" calcext:value-type="float">
            <text:p>-1.29012863946278</text:p>
          </table:table-cell>
          <table:table-cell office:value-type="float" office:value="0.398599398434567" calcext:value-type="float">
            <text:p>0.398599398434567</text:p>
          </table:table-cell>
          <table:table-cell office:value-type="float" office:value="1.01600860445215" calcext:value-type="float">
            <text:p>1.01600860445215</text:p>
          </table:table-cell>
          <table:table-cell office:value-type="float" office:value="0.326187287007767" calcext:value-type="float">
            <text:p>0.326187287007767</text:p>
          </table:table-cell>
        </table:table-row>
        <table:table-row table:style-name="ro1">
          <table:table-cell office:value-type="string" calcext:value-type="string">
            <text:p>CP011972.2_antisense_2809132_2809473_+</text:p>
          </table:table-cell>
          <table:table-cell office:value-type="float" office:value="-0.152600758828307" calcext:value-type="float">
            <text:p>-0.152600758828307</text:p>
          </table:table-cell>
          <table:table-cell office:value-type="float" office:value="0.913061272858214" calcext:value-type="float">
            <text:p>0.913061272858214</text:p>
          </table:table-cell>
          <table:table-cell office:value-type="float" office:value="-0.914010398927904" calcext:value-type="float">
            <text:p>-0.914010398927904</text:p>
          </table:table-cell>
          <table:table-cell office:value-type="float" office:value="0.436127921317068" calcext:value-type="float">
            <text:p>0.436127921317068</text:p>
          </table:table-cell>
          <table:table-cell office:value-type="float" office:value="0.761409640099597" calcext:value-type="float">
            <text:p>0.761409640099597</text:p>
          </table:table-cell>
          <table:table-cell office:value-type="float" office:value="0.327707176235586" calcext:value-type="float">
            <text:p>0.327707176235586</text:p>
          </table:table-cell>
        </table:table-row>
        <table:table-row table:style-name="ro1">
          <table:table-cell office:value-type="string" calcext:value-type="string">
            <text:p>gb_CP011973.1__antisense_6317_6523_-</text:p>
          </table:table-cell>
          <table:table-cell office:value-type="float" office:value="0.120059540875424" calcext:value-type="float">
            <text:p>0.120059540875424</text:p>
          </table:table-cell>
          <table:table-cell office:value-type="float" office:value="0.937582234507457" calcext:value-type="float">
            <text:p>0.937582234507457</text:p>
          </table:table-cell>
          <table:table-cell office:value-type="float" office:value="-0.836300397504961" calcext:value-type="float">
            <text:p>-0.836300397504961</text:p>
          </table:table-cell>
          <table:table-cell office:value-type="float" office:value="0.646117789806428" calcext:value-type="float">
            <text:p>0.646117789806428</text:p>
          </table:table-cell>
          <table:table-cell office:value-type="float" office:value="0.956359938380386" calcext:value-type="float">
            <text:p>0.956359938380386</text:p>
          </table:table-cell>
          <table:table-cell office:value-type="float" office:value="0.345360859570272" calcext:value-type="float">
            <text:p>0.345360859570272</text:p>
          </table:table-cell>
        </table:table-row>
        <table:table-row table:style-name="ro1">
          <table:table-cell office:value-type="string" calcext:value-type="string">
            <text:p>gb_CP011973.1__antisense_55745_55942_-</text:p>
          </table:table-cell>
          <table:table-cell office:value-type="float" office:value="-2.60917759883973" calcext:value-type="float">
            <text:p>-2.60917759883973</text:p>
          </table:table-cell>
          <table:table-cell office:value-type="float" office:value="0.212732713536163" calcext:value-type="float">
            <text:p>0.212732713536163</text:p>
          </table:table-cell>
          <table:table-cell office:value-type="float" office:value="-0.473727333337688" calcext:value-type="float">
            <text:p>-0.473727333337688</text:p>
          </table:table-cell>
          <table:table-cell office:value-type="float" office:value="0.927915875845526" calcext:value-type="float">
            <text:p>0.927915875845526</text:p>
          </table:table-cell>
          <table:table-cell office:value-type="float" office:value="-2.13545026550204" calcext:value-type="float">
            <text:p>-2.13545026550204</text:p>
          </table:table-cell>
          <table:table-cell office:value-type="float" office:value="0.345360859570272" calcext:value-type="float">
            <text:p>0.345360859570272</text:p>
          </table:table-cell>
        </table:table-row>
        <table:table-row table:style-name="ro1">
          <table:table-cell office:value-type="string" calcext:value-type="string">
            <text:p>CP011972.2_antisense_4934151_4934408_+</text:p>
          </table:table-cell>
          <table:table-cell office:value-type="float" office:value="-1.60538401680932" calcext:value-type="float">
            <text:p>-1.60538401680932</text:p>
          </table:table-cell>
          <table:table-cell office:value-type="float" office:value="0.252630558567461" calcext:value-type="float">
            <text:p>0.252630558567461</text:p>
          </table:table-cell>
          <table:table-cell office:value-type="float" office:value="-0.208597412226697" calcext:value-type="float">
            <text:p>-0.208597412226697</text:p>
          </table:table-cell>
          <table:table-cell office:value-type="float" office:value="0.954022858915724" calcext:value-type="float">
            <text:p>0.954022858915724</text:p>
          </table:table-cell>
          <table:table-cell office:value-type="float" office:value="-1.39678660458262" calcext:value-type="float">
            <text:p>-1.39678660458262</text:p>
          </table:table-cell>
          <table:table-cell office:value-type="float" office:value="0.345360859570272" calcext:value-type="float">
            <text:p>0.345360859570272</text:p>
          </table:table-cell>
        </table:table-row>
        <table:table-row table:style-name="ro1">
          <table:table-cell office:value-type="string" calcext:value-type="string">
            <text:p>CP011972.2_antisense_1603687_1604072_-</text:p>
          </table:table-cell>
          <table:table-cell office:value-type="float" office:value="-1.3755878881419" calcext:value-type="float">
            <text:p>-1.3755878881419</text:p>
          </table:table-cell>
          <table:table-cell office:value-type="float" office:value="0.334445749260524" calcext:value-type="float">
            <text:p>0.334445749260524</text:p>
          </table:table-cell>
          <table:table-cell office:value-type="float" office:value="-0.011842912657121" calcext:value-type="float">
            <text:p>-0.011842912657121</text:p>
          </table:table-cell>
          <table:table-cell office:value-type="float" office:value="0.99720410528833" calcext:value-type="float">
            <text:p>0.99720410528833</text:p>
          </table:table-cell>
          <table:table-cell office:value-type="float" office:value="-1.36374497548477" calcext:value-type="float">
            <text:p>-1.36374497548477</text:p>
          </table:table-cell>
          <table:table-cell office:value-type="float" office:value="0.345360859570272" calcext:value-type="float">
            <text:p>0.345360859570272</text:p>
          </table:table-cell>
        </table:table-row>
        <table:table-row table:style-name="ro1">
          <table:table-cell office:value-type="string" calcext:value-type="string">
            <text:p>CP011972.2_antisense_6521514_6521858_-</text:p>
          </table:table-cell>
          <table:table-cell office:value-type="float" office:value="-0.424871141478878" calcext:value-type="float">
            <text:p>-0.424871141478878</text:p>
          </table:table-cell>
          <table:table-cell office:value-type="float" office:value="0.798239944722225" calcext:value-type="float">
            <text:p>0.798239944722225</text:p>
          </table:table-cell>
          <table:table-cell office:value-type="float" office:value="0.664974503697105" calcext:value-type="float">
            <text:p>0.664974503697105</text:p>
          </table:table-cell>
          <table:table-cell office:value-type="float" office:value="0.751857506092773" calcext:value-type="float">
            <text:p>0.751857506092773</text:p>
          </table:table-cell>
          <table:table-cell office:value-type="float" office:value="-1.08984564517598" calcext:value-type="float">
            <text:p>-1.08984564517598</text:p>
          </table:table-cell>
          <table:table-cell office:value-type="float" office:value="0.349233126254489" calcext:value-type="float">
            <text:p>0.349233126254489</text:p>
          </table:table-cell>
        </table:table-row>
        <table:table-row table:style-name="ro1">
          <table:table-cell office:value-type="string" calcext:value-type="string">
            <text:p>CP011972.2_antisense_5498772_5498949_+</text:p>
          </table:table-cell>
          <table:table-cell office:value-type="float" office:value="-0.872350547612157" calcext:value-type="float">
            <text:p>-0.872350547612157</text:p>
          </table:table-cell>
          <table:table-cell office:value-type="float" office:value="0.25992848274039" calcext:value-type="float">
            <text:p>0.25992848274039</text:p>
          </table:table-cell>
          <table:table-cell office:value-type="float" office:value="-0.125253408001666" calcext:value-type="float">
            <text:p>-0.125253408001666</text:p>
          </table:table-cell>
          <table:table-cell office:value-type="float" office:value="0.949338184090616" calcext:value-type="float">
            <text:p>0.949338184090616</text:p>
          </table:table-cell>
          <table:table-cell office:value-type="float" office:value="-0.747097139610491" calcext:value-type="float">
            <text:p>-0.747097139610491</text:p>
          </table:table-cell>
          <table:table-cell office:value-type="float" office:value="0.365311740222843" calcext:value-type="float">
            <text:p>0.365311740222843</text:p>
          </table:table-cell>
        </table:table-row>
        <table:table-row table:style-name="ro1">
          <table:table-cell office:value-type="string" calcext:value-type="string">
            <text:p>CP011972.2_antisense_3249771_3249971_+</text:p>
          </table:table-cell>
          <table:table-cell office:value-type="float" office:value="-1.10189749575563" calcext:value-type="float">
            <text:p>-1.10189749575563</text:p>
          </table:table-cell>
          <table:table-cell office:value-type="float" office:value="0.0432560296003078" calcext:value-type="float">
            <text:p>0.043256029600308</text:p>
          </table:table-cell>
          <table:table-cell office:value-type="float" office:value="-0.5040625043526" calcext:value-type="float">
            <text:p>-0.5040625043526</text:p>
          </table:table-cell>
          <table:table-cell office:value-type="float" office:value="0.674175457166077" calcext:value-type="float">
            <text:p>0.674175457166077</text:p>
          </table:table-cell>
          <table:table-cell office:value-type="float" office:value="-0.597834991403031" calcext:value-type="float">
            <text:p>-0.597834991403031</text:p>
          </table:table-cell>
          <table:table-cell office:value-type="float" office:value="0.372919773216493" calcext:value-type="float">
            <text:p>0.372919773216493</text:p>
          </table:table-cell>
        </table:table-row>
        <table:table-row table:style-name="ro1">
          <table:table-cell office:value-type="string" calcext:value-type="string">
            <text:p>CP011972.2_antisense_1576966_1577175_-</text:p>
          </table:table-cell>
          <table:table-cell office:value-type="float" office:value="-2.58082245409382" calcext:value-type="float">
            <text:p>-2.58082245409382</text:p>
          </table:table-cell>
          <table:table-cell office:value-type="float" office:value="0.0671107994804538" calcext:value-type="float">
            <text:p>0.067110799480454</text:p>
          </table:table-cell>
          <table:table-cell office:value-type="float" office:value="-1.12361476211883" calcext:value-type="float">
            <text:p>-1.12361476211883</text:p>
          </table:table-cell>
          <table:table-cell office:value-type="float" office:value="0.696180075871422" calcext:value-type="float">
            <text:p>0.696180075871422</text:p>
          </table:table-cell>
          <table:table-cell office:value-type="float" office:value="-1.45720769197499" calcext:value-type="float">
            <text:p>-1.45720769197499</text:p>
          </table:table-cell>
          <table:table-cell office:value-type="float" office:value="0.375025457818002" calcext:value-type="float">
            <text:p>0.375025457818002</text:p>
          </table:table-cell>
        </table:table-row>
        <table:table-row table:style-name="ro1">
          <table:table-cell office:value-type="string" calcext:value-type="string">
            <text:p>CP011972.2_antisense_4611846_4612085_-</text:p>
          </table:table-cell>
          <table:table-cell office:value-type="float" office:value="0.16425222736095" calcext:value-type="float">
            <text:p>0.16425222736095</text:p>
          </table:table-cell>
          <table:table-cell office:value-type="float" office:value="0.932948271996432" calcext:value-type="float">
            <text:p>0.932948271996432</text:p>
          </table:table-cell>
          <table:table-cell office:value-type="float" office:value="-0.79346980325484" calcext:value-type="float">
            <text:p>-0.79346980325484</text:p>
          </table:table-cell>
          <table:table-cell office:value-type="float" office:value="0.689261195396663" calcext:value-type="float">
            <text:p>0.689261195396663</text:p>
          </table:table-cell>
          <table:table-cell office:value-type="float" office:value="0.95772203061579" calcext:value-type="float">
            <text:p>0.95772203061579</text:p>
          </table:table-cell>
          <table:table-cell office:value-type="float" office:value="0.375287514244377" calcext:value-type="float">
            <text:p>0.375287514244377</text:p>
          </table:table-cell>
        </table:table-row>
        <table:table-row table:style-name="ro1">
          <table:table-cell office:value-type="string" calcext:value-type="string">
            <text:p>CP011972.2_antisense_5590509_5590847_+</text:p>
          </table:table-cell>
          <table:table-cell office:value-type="float" office:value="-0.127066102428817" calcext:value-type="float">
            <text:p>-0.127066102428817</text:p>
          </table:table-cell>
          <table:table-cell office:value-type="float" office:value="0.881971092522692" calcext:value-type="float">
            <text:p>0.881971092522692</text:p>
          </table:table-cell>
          <table:table-cell office:value-type="float" office:value="-0.61375245838354" calcext:value-type="float">
            <text:p>-0.61375245838354</text:p>
          </table:table-cell>
          <table:table-cell office:value-type="float" office:value="0.47882069533191" calcext:value-type="float">
            <text:p>0.47882069533191</text:p>
          </table:table-cell>
          <table:table-cell office:value-type="float" office:value="0.486686355954724" calcext:value-type="float">
            <text:p>0.486686355954724</text:p>
          </table:table-cell>
          <table:table-cell office:value-type="float" office:value="0.378103040449136" calcext:value-type="float">
            <text:p>0.378103040449136</text:p>
          </table:table-cell>
        </table:table-row>
        <table:table-row table:style-name="ro1">
          <table:table-cell office:value-type="string" calcext:value-type="string">
            <text:p>CP011972.2_antisense_1369572_1369895_+</text:p>
          </table:table-cell>
          <table:table-cell office:value-type="float" office:value="2.13738256091119" calcext:value-type="float">
            <text:p>2.13738256091119</text:p>
          </table:table-cell>
          <table:table-cell office:value-type="float" office:value="0.619613801963088" calcext:value-type="float">
            <text:p>0.619613801963088</text:p>
          </table:table-cell>
          <table:table-cell office:value-type="float" office:value="-1.16760621933026" calcext:value-type="float">
            <text:p>-1.16760621933026</text:p>
          </table:table-cell>
          <table:table-cell office:value-type="float" office:value="0.887357601978056" calcext:value-type="float">
            <text:p>0.887357601978056</text:p>
          </table:table-cell>
          <table:table-cell office:value-type="float" office:value="3.30498878024145" calcext:value-type="float">
            <text:p>3.30498878024145</text:p>
          </table:table-cell>
          <table:table-cell office:value-type="float" office:value="0.389474655074428" calcext:value-type="float">
            <text:p>0.389474655074428</text:p>
          </table:table-cell>
        </table:table-row>
        <table:table-row table:style-name="ro1">
          <table:table-cell office:value-type="string" calcext:value-type="string">
            <text:p>CP011972.2_antisense_2456475_2457440_+</text:p>
          </table:table-cell>
          <table:table-cell office:value-type="float" office:value="-0.517770561745082" calcext:value-type="float">
            <text:p>-0.517770561745082</text:p>
          </table:table-cell>
          <table:table-cell office:value-type="float" office:value="0.643753511679034" calcext:value-type="float">
            <text:p>0.643753511679034</text:p>
          </table:table-cell>
          <table:table-cell office:value-type="float" office:value="-1.3452630098798" calcext:value-type="float">
            <text:p>-1.3452630098798</text:p>
          </table:table-cell>
          <table:table-cell office:value-type="float" office:value="0.331602313300104" calcext:value-type="float">
            <text:p>0.331602313300104</text:p>
          </table:table-cell>
          <table:table-cell office:value-type="float" office:value="0.827492448134721" calcext:value-type="float">
            <text:p>0.827492448134721</text:p>
          </table:table-cell>
          <table:table-cell office:value-type="float" office:value="0.397105683477204" calcext:value-type="float">
            <text:p>0.397105683477204</text:p>
          </table:table-cell>
        </table:table-row>
        <table:table-row table:style-name="ro1">
          <table:table-cell office:value-type="string" calcext:value-type="string">
            <text:p>CP011972.2_antisense_94535_94852_+</text:p>
          </table:table-cell>
          <table:table-cell office:value-type="float" office:value="-1.50021202868654" calcext:value-type="float">
            <text:p>-1.50021202868654</text:p>
          </table:table-cell>
          <table:table-cell office:value-type="float" office:value="0.271038906602977" calcext:value-type="float">
            <text:p>0.271038906602977</text:p>
          </table:table-cell>
          <table:table-cell office:value-type="float" office:value="-0.299124199680567" calcext:value-type="float">
            <text:p>-0.299124199680567</text:p>
          </table:table-cell>
          <table:table-cell office:value-type="float" office:value="0.927649093046853" calcext:value-type="float">
            <text:p>0.927649093046853</text:p>
          </table:table-cell>
          <table:table-cell office:value-type="float" office:value="-1.20108782900598" calcext:value-type="float">
            <text:p>-1.20108782900598</text:p>
          </table:table-cell>
          <table:table-cell office:value-type="float" office:value="0.40084035343304" calcext:value-type="float">
            <text:p>0.40084035343304</text:p>
          </table:table-cell>
        </table:table-row>
        <table:table-row table:style-name="ro1">
          <table:table-cell office:value-type="string" calcext:value-type="string">
            <text:p>CP011972.2_antisense_1993888_1994238_-</text:p>
          </table:table-cell>
          <table:table-cell office:value-type="float" office:value="-0.253592894594708" calcext:value-type="float">
            <text:p>-0.253592894594708</text:p>
          </table:table-cell>
          <table:table-cell office:value-type="float" office:value="0.863716249242758" calcext:value-type="float">
            <text:p>0.863716249242758</text:p>
          </table:table-cell>
          <table:table-cell office:value-type="float" office:value="-1.0192461889074" calcext:value-type="float">
            <text:p>-1.0192461889074</text:p>
          </table:table-cell>
          <table:table-cell office:value-type="float" office:value="0.493127866054222" calcext:value-type="float">
            <text:p>0.493127866054222</text:p>
          </table:table-cell>
          <table:table-cell office:value-type="float" office:value="0.765653294312692" calcext:value-type="float">
            <text:p>0.765653294312692</text:p>
          </table:table-cell>
          <table:table-cell office:value-type="float" office:value="0.421900286959202" calcext:value-type="float">
            <text:p>0.421900286959202</text:p>
          </table:table-cell>
        </table:table-row>
        <table:table-row table:style-name="ro1">
          <table:table-cell office:value-type="string" calcext:value-type="string">
            <text:p>CP011972.2_antisense_5645787_5646094_+</text:p>
          </table:table-cell>
          <table:table-cell office:value-type="float" office:value="-0.324856450934344" calcext:value-type="float">
            <text:p>-0.324856450934344</text:p>
          </table:table-cell>
          <table:table-cell office:value-type="float" office:value="0.637464494641685" calcext:value-type="float">
            <text:p>0.637464494641685</text:p>
          </table:table-cell>
          <table:table-cell office:value-type="float" office:value="-0.862880741245441" calcext:value-type="float">
            <text:p>-0.862880741245441</text:p>
          </table:table-cell>
          <table:table-cell office:value-type="float" office:value="0.386370954528971" calcext:value-type="float">
            <text:p>0.386370954528971</text:p>
          </table:table-cell>
          <table:table-cell office:value-type="float" office:value="0.538024290311097" calcext:value-type="float">
            <text:p>0.538024290311097</text:p>
          </table:table-cell>
          <table:table-cell office:value-type="float" office:value="0.427775256466083" calcext:value-type="float">
            <text:p>0.427775256466083</text:p>
          </table:table-cell>
        </table:table-row>
        <table:table-row table:style-name="ro1">
          <table:table-cell office:value-type="string" calcext:value-type="string">
            <text:p>CP011972.2_antisense_1647729_1648023_+</text:p>
          </table:table-cell>
          <table:table-cell office:value-type="float" office:value="-2.12052908865778" calcext:value-type="float">
            <text:p>-2.12052908865778</text:p>
          </table:table-cell>
          <table:table-cell office:value-type="float" office:value="0.500176809078052" calcext:value-type="float">
            <text:p>0.500176809078052</text:p>
          </table:table-cell>
          <table:table-cell office:value-type="float" office:value="-4.55425137127949" calcext:value-type="float">
            <text:p>-4.55425137127949</text:p>
          </table:table-cell>
          <table:table-cell office:value-type="float" office:value="0.285171163223459" calcext:value-type="float">
            <text:p>0.285171163223459</text:p>
          </table:table-cell>
          <table:table-cell office:value-type="float" office:value="2.43372228262171" calcext:value-type="float">
            <text:p>2.43372228262171</text:p>
          </table:table-cell>
          <table:table-cell office:value-type="float" office:value="0.428022015945678" calcext:value-type="float">
            <text:p>0.428022015945678</text:p>
          </table:table-cell>
        </table:table-row>
        <table:table-row table:style-name="ro1">
          <table:table-cell office:value-type="string" calcext:value-type="string">
            <text:p>CP011972.2_antisense_719524_719766_-</text:p>
          </table:table-cell>
          <table:table-cell office:value-type="float" office:value="-0.172662621219976" calcext:value-type="float">
            <text:p>-0.172662621219976</text:p>
          </table:table-cell>
          <table:table-cell office:value-type="float" office:value="0.890996811160927" calcext:value-type="float">
            <text:p>0.890996811160927</text:p>
          </table:table-cell>
          <table:table-cell office:value-type="float" office:value="0.416636128372857" calcext:value-type="float">
            <text:p>0.416636128372857</text:p>
          </table:table-cell>
          <table:table-cell office:value-type="float" office:value="0.762745618809764" calcext:value-type="float">
            <text:p>0.762745618809764</text:p>
          </table:table-cell>
          <table:table-cell office:value-type="float" office:value="-0.589298749592833" calcext:value-type="float">
            <text:p>-0.589298749592833</text:p>
          </table:table-cell>
          <table:table-cell office:value-type="float" office:value="0.431215756169219" calcext:value-type="float">
            <text:p>0.431215756169219</text:p>
          </table:table-cell>
        </table:table-row>
        <table:table-row table:style-name="ro1">
          <table:table-cell office:value-type="string" calcext:value-type="string">
            <text:p>CP011972.2_antisense_3612837_3613133_-</text:p>
          </table:table-cell>
          <table:table-cell office:value-type="float" office:value="-1.70111262230292" calcext:value-type="float">
            <text:p>-1.70111262230292</text:p>
          </table:table-cell>
          <table:table-cell office:value-type="float" office:value="0.218622518791184" calcext:value-type="float">
            <text:p>0.218622518791184</text:p>
          </table:table-cell>
          <table:table-cell office:value-type="float" office:value="-0.528381517192327" calcext:value-type="float">
            <text:p>-0.528381517192327</text:p>
          </table:table-cell>
          <table:table-cell office:value-type="float" office:value="0.863031630138177" calcext:value-type="float">
            <text:p>0.863031630138177</text:p>
          </table:table-cell>
          <table:table-cell office:value-type="float" office:value="-1.17273110511059" calcext:value-type="float">
            <text:p>-1.17273110511059</text:p>
          </table:table-cell>
          <table:table-cell office:value-type="float" office:value="0.438703012699892" calcext:value-type="float">
            <text:p>0.438703012699892</text:p>
          </table:table-cell>
        </table:table-row>
        <table:table-row table:style-name="ro1">
          <table:table-cell office:value-type="string" calcext:value-type="string">
            <text:p>CP011972.2_antisense_4631946_4632113_-</text:p>
          </table:table-cell>
          <table:table-cell office:value-type="float" office:value="-0.552843578127974" calcext:value-type="float">
            <text:p>-0.552843578127974</text:p>
          </table:table-cell>
          <table:table-cell office:value-type="string" calcext:value-type="string">
            <text:p>NA</text:p>
          </table:table-cell>
          <table:table-cell office:value-type="float" office:value="-2.28788693277184" calcext:value-type="float">
            <text:p>-2.28788693277184</text:p>
          </table:table-cell>
          <table:table-cell office:value-type="float" office:value="0.556861889482453" calcext:value-type="float">
            <text:p>0.556861889482453</text:p>
          </table:table-cell>
          <table:table-cell office:value-type="float" office:value="1.73504335464387" calcext:value-type="float">
            <text:p>1.73504335464387</text:p>
          </table:table-cell>
          <table:table-cell office:value-type="float" office:value="0.470446389869313" calcext:value-type="float">
            <text:p>0.470446389869313</text:p>
          </table:table-cell>
        </table:table-row>
        <table:table-row table:style-name="ro1">
          <table:table-cell office:value-type="string" calcext:value-type="string">
            <text:p>CP011972.2_antisense_3431735_3431938_+</text:p>
          </table:table-cell>
          <table:table-cell office:value-type="float" office:value="-0.191381501402379" calcext:value-type="float">
            <text:p>-0.191381501402379</text:p>
          </table:table-cell>
          <table:table-cell office:value-type="float" office:value="0.882816702065917" calcext:value-type="float">
            <text:p>0.882816702065917</text:p>
          </table:table-cell>
          <table:table-cell office:value-type="float" office:value="-0.855377198672227" calcext:value-type="float">
            <text:p>-0.855377198672227</text:p>
          </table:table-cell>
          <table:table-cell office:value-type="float" office:value="0.589697636196991" calcext:value-type="float">
            <text:p>0.589697636196991</text:p>
          </table:table-cell>
          <table:table-cell office:value-type="float" office:value="0.663995697269848" calcext:value-type="float">
            <text:p>0.663995697269848</text:p>
          </table:table-cell>
          <table:table-cell office:value-type="float" office:value="0.488179089866058" calcext:value-type="float">
            <text:p>0.488179089866058</text:p>
          </table:table-cell>
        </table:table-row>
        <table:table-row table:style-name="ro1">
          <table:table-cell office:value-type="string" calcext:value-type="string">
            <text:p>CP011972.2_antisense_202061_202429_-</text:p>
          </table:table-cell>
          <table:table-cell office:value-type="float" office:value="0.13214515736789" calcext:value-type="float">
            <text:p>0.13214515736789</text:p>
          </table:table-cell>
          <table:table-cell office:value-type="float" office:value="0.806711252535166" calcext:value-type="float">
            <text:p>0.806711252535166</text:p>
          </table:table-cell>
          <table:table-cell office:value-type="float" office:value="-0.132066205923849" calcext:value-type="float">
            <text:p>-0.132066205923849</text:p>
          </table:table-cell>
          <table:table-cell office:value-type="float" office:value="0.87254672869206" calcext:value-type="float">
            <text:p>0.87254672869206</text:p>
          </table:table-cell>
          <table:table-cell office:value-type="float" office:value="0.264211363291739" calcext:value-type="float">
            <text:p>0.264211363291739</text:p>
          </table:table-cell>
          <table:table-cell office:value-type="float" office:value="0.503986464257226" calcext:value-type="float">
            <text:p>0.503986464257226</text:p>
          </table:table-cell>
        </table:table-row>
        <table:table-row table:style-name="ro1">
          <table:table-cell office:value-type="string" calcext:value-type="string">
            <text:p>CP011972.2_antisense_785318_785608_+</text:p>
          </table:table-cell>
          <table:table-cell office:value-type="float" office:value="-0.0517008125189164" calcext:value-type="float">
            <text:p>-0.051700812518916</text:p>
          </table:table-cell>
          <table:table-cell office:value-type="float" office:value="0.981946967113826" calcext:value-type="float">
            <text:p>0.981946967113826</text:p>
          </table:table-cell>
          <table:table-cell office:value-type="float" office:value="-0.671109104772634" calcext:value-type="float">
            <text:p>-0.671109104772634</text:p>
          </table:table-cell>
          <table:table-cell office:value-type="float" office:value="0.690574664074447" calcext:value-type="float">
            <text:p>0.690574664074447</text:p>
          </table:table-cell>
          <table:table-cell office:value-type="float" office:value="0.619408292253718" calcext:value-type="float">
            <text:p>0.619408292253718</text:p>
          </table:table-cell>
          <table:table-cell office:value-type="float" office:value="0.515118566137989" calcext:value-type="float">
            <text:p>0.515118566137989</text:p>
          </table:table-cell>
        </table:table-row>
        <table:table-row table:style-name="ro1">
          <table:table-cell office:value-type="string" calcext:value-type="string">
            <text:p>CP011972.2_antisense_3806517_3806702_-</text:p>
          </table:table-cell>
          <table:table-cell office:value-type="float" office:value="-0.145621132632478" calcext:value-type="float">
            <text:p>-0.145621132632478</text:p>
          </table:table-cell>
          <table:table-cell office:value-type="float" office:value="0.953103499476834" calcext:value-type="float">
            <text:p>0.953103499476834</text:p>
          </table:table-cell>
          <table:table-cell office:value-type="float" office:value="0.604893570965134" calcext:value-type="float">
            <text:p>0.604893570965134</text:p>
          </table:table-cell>
          <table:table-cell office:value-type="float" office:value="0.782971131957761" calcext:value-type="float">
            <text:p>0.782971131957761</text:p>
          </table:table-cell>
          <table:table-cell office:value-type="float" office:value="-0.750514703597612" calcext:value-type="float">
            <text:p>-0.750514703597612</text:p>
          </table:table-cell>
          <table:table-cell office:value-type="float" office:value="0.535387281065949" calcext:value-type="float">
            <text:p>0.535387281065949</text:p>
          </table:table-cell>
        </table:table-row>
        <table:table-row table:style-name="ro1">
          <table:table-cell office:value-type="string" calcext:value-type="string">
            <text:p>CP011972.2_antisense_4182498_4182668_-</text:p>
          </table:table-cell>
          <table:table-cell office:value-type="float" office:value="0.148502912766896" calcext:value-type="float">
            <text:p>0.148502912766896</text:p>
          </table:table-cell>
          <table:table-cell office:value-type="float" office:value="0.937582234507457" calcext:value-type="float">
            <text:p>0.937582234507457</text:p>
          </table:table-cell>
          <table:table-cell office:value-type="float" office:value="-0.451864939932158" calcext:value-type="float">
            <text:p>-0.451864939932158</text:p>
          </table:table-cell>
          <table:table-cell office:value-type="float" office:value="0.804419400543333" calcext:value-type="float">
            <text:p>0.804419400543333</text:p>
          </table:table-cell>
          <table:table-cell office:value-type="float" office:value="0.600367852699053" calcext:value-type="float">
            <text:p>0.600367852699053</text:p>
          </table:table-cell>
          <table:table-cell office:value-type="float" office:value="0.545783930126724" calcext:value-type="float">
            <text:p>0.545783930126724</text:p>
          </table:table-cell>
        </table:table-row>
        <table:table-row table:style-name="ro1">
          <table:table-cell office:value-type="string" calcext:value-type="string">
            <text:p>CP011972.2_antisense_1830210_1830524_-</text:p>
          </table:table-cell>
          <table:table-cell office:value-type="float" office:value="-1.67361813675013" calcext:value-type="float">
            <text:p>-1.67361813675013</text:p>
          </table:table-cell>
          <table:table-cell office:value-type="float" office:value="0.194519722467483" calcext:value-type="float">
            <text:p>0.194519722467483</text:p>
          </table:table-cell>
          <table:table-cell office:value-type="float" office:value="-0.828370337555982" calcext:value-type="float">
            <text:p>-0.828370337555982</text:p>
          </table:table-cell>
          <table:table-cell office:value-type="float" office:value="0.741357967146164" calcext:value-type="float">
            <text:p>0.741357967146164</text:p>
          </table:table-cell>
          <table:table-cell office:value-type="float" office:value="-0.845247799194145" calcext:value-type="float">
            <text:p>-0.845247799194145</text:p>
          </table:table-cell>
          <table:table-cell office:value-type="float" office:value="0.554348928092305" calcext:value-type="float">
            <text:p>0.554348928092305</text:p>
          </table:table-cell>
        </table:table-row>
        <table:table-row table:style-name="ro1">
          <table:table-cell office:value-type="string" calcext:value-type="string">
            <text:p>CP011972.2_antisense_4660492_4660720_-</text:p>
          </table:table-cell>
          <table:table-cell office:value-type="float" office:value="-0.96405769633352" calcext:value-type="float">
            <text:p>-0.96405769633352</text:p>
          </table:table-cell>
          <table:table-cell office:value-type="float" office:value="0.589748097522171" calcext:value-type="float">
            <text:p>0.589748097522171</text:p>
          </table:table-cell>
          <table:table-cell office:value-type="float" office:value="-0.0340851018028489" calcext:value-type="float">
            <text:p>-0.034085101802849</text:p>
          </table:table-cell>
          <table:table-cell office:value-type="float" office:value="0.994068509022397" calcext:value-type="float">
            <text:p>0.994068509022397</text:p>
          </table:table-cell>
          <table:table-cell office:value-type="float" office:value="-0.929972594530671" calcext:value-type="float">
            <text:p>-0.929972594530671</text:p>
          </table:table-cell>
          <table:table-cell office:value-type="float" office:value="0.57364476581227" calcext:value-type="float">
            <text:p>0.57364476581227</text:p>
          </table:table-cell>
        </table:table-row>
        <table:table-row table:style-name="ro1">
          <table:table-cell office:value-type="string" calcext:value-type="string">
            <text:p>CP011972.2_antisense_906181_906472_+</text:p>
          </table:table-cell>
          <table:table-cell office:value-type="float" office:value="-1.96594149319425" calcext:value-type="float">
            <text:p>-1.96594149319425</text:p>
          </table:table-cell>
          <table:table-cell office:value-type="float" office:value="0.189964645336543" calcext:value-type="float">
            <text:p>0.189964645336543</text:p>
          </table:table-cell>
          <table:table-cell office:value-type="float" office:value="-1.0245210527817" calcext:value-type="float">
            <text:p>-1.0245210527817</text:p>
          </table:table-cell>
          <table:table-cell office:value-type="float" office:value="0.722734266574213" calcext:value-type="float">
            <text:p>0.722734266574213</text:p>
          </table:table-cell>
          <table:table-cell office:value-type="float" office:value="-0.941420440412549" calcext:value-type="float">
            <text:p>-0.941420440412549</text:p>
          </table:table-cell>
          <table:table-cell office:value-type="float" office:value="0.575090431212075" calcext:value-type="float">
            <text:p>0.575090431212075</text:p>
          </table:table-cell>
        </table:table-row>
        <table:table-row table:style-name="ro1">
          <table:table-cell office:value-type="string" calcext:value-type="string">
            <text:p>CP011972.2_antisense_1569077_1569334_+</text:p>
          </table:table-cell>
          <table:table-cell office:value-type="float" office:value="-0.591458157570614" calcext:value-type="float">
            <text:p>-0.591458157570614</text:p>
          </table:table-cell>
          <table:table-cell office:value-type="float" office:value="0.705760618650844" calcext:value-type="float">
            <text:p>0.705760618650844</text:p>
          </table:table-cell>
          <table:table-cell office:value-type="float" office:value="0.12671400506018" calcext:value-type="float">
            <text:p>0.12671400506018</text:p>
          </table:table-cell>
          <table:table-cell office:value-type="float" office:value="0.968904653005846" calcext:value-type="float">
            <text:p>0.968904653005846</text:p>
          </table:table-cell>
          <table:table-cell office:value-type="float" office:value="-0.718172162630794" calcext:value-type="float">
            <text:p>-0.718172162630794</text:p>
          </table:table-cell>
          <table:table-cell office:value-type="float" office:value="0.58145649787131" calcext:value-type="float">
            <text:p>0.58145649787131</text:p>
          </table:table-cell>
        </table:table-row>
        <table:table-row table:style-name="ro1">
          <table:table-cell office:value-type="string" calcext:value-type="string">
            <text:p>CP011972.2_antisense_2242947_2243228_-</text:p>
          </table:table-cell>
          <table:table-cell office:value-type="float" office:value="-0.854521998056051" calcext:value-type="float">
            <text:p>-0.854521998056051</text:p>
          </table:table-cell>
          <table:table-cell office:value-type="float" office:value="0.48080233571856" calcext:value-type="float">
            <text:p>0.48080233571856</text:p>
          </table:table-cell>
          <table:table-cell office:value-type="float" office:value="-0.243390278408748" calcext:value-type="float">
            <text:p>-0.243390278408748</text:p>
          </table:table-cell>
          <table:table-cell office:value-type="float" office:value="0.927138995595819" calcext:value-type="float">
            <text:p>0.927138995595819</text:p>
          </table:table-cell>
          <table:table-cell office:value-type="float" office:value="-0.611131719647303" calcext:value-type="float">
            <text:p>-0.611131719647303</text:p>
          </table:table-cell>
          <table:table-cell office:value-type="float" office:value="0.611834168566116" calcext:value-type="float">
            <text:p>0.611834168566116</text:p>
          </table:table-cell>
        </table:table-row>
        <table:table-row table:style-name="ro1">
          <table:table-cell office:value-type="string" calcext:value-type="string">
            <text:p>CP011972.2_antisense_4925928_4926113_-</text:p>
          </table:table-cell>
          <table:table-cell office:value-type="float" office:value="-0.727935242176044" calcext:value-type="float">
            <text:p>-0.727935242176044</text:p>
          </table:table-cell>
          <table:table-cell office:value-type="float" office:value="0.667248277018987" calcext:value-type="float">
            <text:p>0.667248277018987</text:p>
          </table:table-cell>
          <table:table-cell office:value-type="float" office:value="0.0211609455683153" calcext:value-type="float">
            <text:p>0.021160945568315</text:p>
          </table:table-cell>
          <table:table-cell office:value-type="float" office:value="0.995909149499933" calcext:value-type="float">
            <text:p>0.995909149499933</text:p>
          </table:table-cell>
          <table:table-cell office:value-type="float" office:value="-0.749096187744359" calcext:value-type="float">
            <text:p>-0.749096187744359</text:p>
          </table:table-cell>
          <table:table-cell office:value-type="float" office:value="0.615557357417019" calcext:value-type="float">
            <text:p>0.615557357417019</text:p>
          </table:table-cell>
        </table:table-row>
        <table:table-row table:style-name="ro1">
          <table:table-cell office:value-type="string" calcext:value-type="string">
            <text:p>CP011972.2_antisense_4236_4466_-</text:p>
          </table:table-cell>
          <table:table-cell office:value-type="float" office:value="0.0994967720704672" calcext:value-type="float">
            <text:p>0.099496772070467</text:p>
          </table:table-cell>
          <table:table-cell office:value-type="float" office:value="0.96511133454054" calcext:value-type="float">
            <text:p>0.96511133454054</text:p>
          </table:table-cell>
          <table:table-cell office:value-type="float" office:value="-0.493247453095868" calcext:value-type="float">
            <text:p>-0.493247453095868</text:p>
          </table:table-cell>
          <table:table-cell office:value-type="float" office:value="0.818928036626573" calcext:value-type="float">
            <text:p>0.818928036626573</text:p>
          </table:table-cell>
          <table:table-cell office:value-type="float" office:value="0.592744225166335" calcext:value-type="float">
            <text:p>0.592744225166335</text:p>
          </table:table-cell>
          <table:table-cell office:value-type="float" office:value="0.616097987429107" calcext:value-type="float">
            <text:p>0.616097987429107</text:p>
          </table:table-cell>
        </table:table-row>
        <table:table-row table:style-name="ro1">
          <table:table-cell office:value-type="string" calcext:value-type="string">
            <text:p>CP011972.2_antisense_6157416_6157805_-</text:p>
          </table:table-cell>
          <table:table-cell office:value-type="float" office:value="-0.147353186980933" calcext:value-type="float">
            <text:p>-0.147353186980933</text:p>
          </table:table-cell>
          <table:table-cell office:value-type="float" office:value="0.921567217705677" calcext:value-type="float">
            <text:p>0.921567217705677</text:p>
          </table:table-cell>
          <table:table-cell office:value-type="float" office:value="-0.559394196090823" calcext:value-type="float">
            <text:p>-0.559394196090823</text:p>
          </table:table-cell>
          <table:table-cell office:value-type="float" office:value="0.705100766535863" calcext:value-type="float">
            <text:p>0.705100766535863</text:p>
          </table:table-cell>
          <table:table-cell office:value-type="float" office:value="0.41204100910989" calcext:value-type="float">
            <text:p>0.41204100910989</text:p>
          </table:table-cell>
          <table:table-cell office:value-type="float" office:value="0.639527994638524" calcext:value-type="float">
            <text:p>0.639527994638524</text:p>
          </table:table-cell>
        </table:table-row>
        <table:table-row table:style-name="ro1">
          <table:table-cell office:value-type="string" calcext:value-type="string">
            <text:p>CP011972.2_antisense_5274626_5274934_+</text:p>
          </table:table-cell>
          <table:table-cell office:value-type="float" office:value="-0.481650863771399" calcext:value-type="float">
            <text:p>-0.481650863771399</text:p>
          </table:table-cell>
          <table:table-cell office:value-type="float" office:value="0.431362974450287" calcext:value-type="float">
            <text:p>0.431362974450287</text:p>
          </table:table-cell>
          <table:table-cell office:value-type="float" office:value="-0.18185301631745" calcext:value-type="float">
            <text:p>-0.18185301631745</text:p>
          </table:table-cell>
          <table:table-cell office:value-type="float" office:value="0.89533349090848" calcext:value-type="float">
            <text:p>0.89533349090848</text:p>
          </table:table-cell>
          <table:table-cell office:value-type="float" office:value="-0.299797847453949" calcext:value-type="float">
            <text:p>-0.299797847453949</text:p>
          </table:table-cell>
          <table:table-cell office:value-type="float" office:value="0.6470883001008" calcext:value-type="float">
            <text:p>0.6470883001008</text:p>
          </table:table-cell>
        </table:table-row>
        <table:table-row table:style-name="ro1">
          <table:table-cell office:value-type="string" calcext:value-type="string">
            <text:p>CP011972.2_antisense_4886574_4887107_-</text:p>
          </table:table-cell>
          <table:table-cell office:value-type="float" office:value="0.0555810630112804" calcext:value-type="float">
            <text:p>0.05558106301128</text:p>
          </table:table-cell>
          <table:table-cell office:value-type="float" office:value="0.986496679526791" calcext:value-type="float">
            <text:p>0.986496679526791</text:p>
          </table:table-cell>
          <table:table-cell office:value-type="float" office:value="-0.60039916449428" calcext:value-type="float">
            <text:p>-0.60039916449428</text:p>
          </table:table-cell>
          <table:table-cell office:value-type="float" office:value="0.812566926660133" calcext:value-type="float">
            <text:p>0.812566926660133</text:p>
          </table:table-cell>
          <table:table-cell office:value-type="float" office:value="0.655980227505561" calcext:value-type="float">
            <text:p>0.655980227505561</text:p>
          </table:table-cell>
          <table:table-cell office:value-type="float" office:value="0.649529827974857" calcext:value-type="float">
            <text:p>0.649529827974857</text:p>
          </table:table-cell>
        </table:table-row>
        <table:table-row table:style-name="ro1">
          <table:table-cell office:value-type="string" calcext:value-type="string">
            <text:p>CP011972.2_antisense_3663522_3663728_+</text:p>
          </table:table-cell>
          <table:table-cell office:value-type="float" office:value="-0.21168466618376" calcext:value-type="float">
            <text:p>-0.21168466618376</text:p>
          </table:table-cell>
          <table:table-cell office:value-type="float" office:value="0.921567217705677" calcext:value-type="float">
            <text:p>0.921567217705677</text:p>
          </table:table-cell>
          <table:table-cell office:value-type="float" office:value="-0.803146553238246" calcext:value-type="float">
            <text:p>-0.803146553238246</text:p>
          </table:table-cell>
          <table:table-cell office:value-type="float" office:value="0.713073969986062" calcext:value-type="float">
            <text:p>0.713073969986062</text:p>
          </table:table-cell>
          <table:table-cell office:value-type="float" office:value="0.591461887054485" calcext:value-type="float">
            <text:p>0.591461887054485</text:p>
          </table:table-cell>
          <table:table-cell office:value-type="float" office:value="0.65108694427582" calcext:value-type="float">
            <text:p>0.65108694427582</text:p>
          </table:table-cell>
        </table:table-row>
        <table:table-row table:style-name="ro1">
          <table:table-cell office:value-type="string" calcext:value-type="string">
            <text:p>CP011972.2_antisense_4075351_4075563_+</text:p>
          </table:table-cell>
          <table:table-cell office:value-type="float" office:value="-0.302550158828952" calcext:value-type="float">
            <text:p>-0.302550158828952</text:p>
          </table:table-cell>
          <table:table-cell office:value-type="float" office:value="0.758103627030262" calcext:value-type="float">
            <text:p>0.758103627030262</text:p>
          </table:table-cell>
          <table:table-cell office:value-type="float" office:value="-0.672771150076536" calcext:value-type="float">
            <text:p>-0.672771150076536</text:p>
          </table:table-cell>
          <table:table-cell office:value-type="float" office:value="0.664713069208646" calcext:value-type="float">
            <text:p>0.664713069208646</text:p>
          </table:table-cell>
          <table:table-cell office:value-type="float" office:value="0.370220991247584" calcext:value-type="float">
            <text:p>0.370220991247584</text:p>
          </table:table-cell>
          <table:table-cell office:value-type="float" office:value="0.685877506450704" calcext:value-type="float">
            <text:p>0.685877506450704</text:p>
          </table:table-cell>
        </table:table-row>
        <table:table-row table:style-name="ro1">
          <table:table-cell office:value-type="string" calcext:value-type="string">
            <text:p>CP011972.2_antisense_1373405_1373774_+</text:p>
          </table:table-cell>
          <table:table-cell office:value-type="float" office:value="-0.501249450925745" calcext:value-type="float">
            <text:p>-0.501249450925745</text:p>
          </table:table-cell>
          <table:table-cell office:value-type="float" office:value="0.836268567557766" calcext:value-type="float">
            <text:p>0.836268567557766</text:p>
          </table:table-cell>
          <table:table-cell office:value-type="float" office:value="0.149171999153729" calcext:value-type="float">
            <text:p>0.149171999153729</text:p>
          </table:table-cell>
          <table:table-cell office:value-type="float" office:value="0.968904653005846" calcext:value-type="float">
            <text:p>0.968904653005846</text:p>
          </table:table-cell>
          <table:table-cell office:value-type="float" office:value="-0.650421450079474" calcext:value-type="float">
            <text:p>-0.650421450079474</text:p>
          </table:table-cell>
          <table:table-cell office:value-type="float" office:value="0.711382136966957" calcext:value-type="float">
            <text:p>0.711382136966957</text:p>
          </table:table-cell>
        </table:table-row>
        <table:table-row table:style-name="ro1">
          <table:table-cell office:value-type="string" calcext:value-type="string">
            <text:p>CP011972.2_antisense_3240575_3241027_+</text:p>
          </table:table-cell>
          <table:table-cell office:value-type="float" office:value="-0.201351510553229" calcext:value-type="float">
            <text:p>-0.201351510553229</text:p>
          </table:table-cell>
          <table:table-cell office:value-type="float" office:value="0.815012013260779" calcext:value-type="float">
            <text:p>0.815012013260779</text:p>
          </table:table-cell>
          <table:table-cell office:value-type="float" office:value="-0.421175908896937" calcext:value-type="float">
            <text:p>-0.421175908896937</text:p>
          </table:table-cell>
          <table:table-cell office:value-type="float" office:value="0.701481745106863" calcext:value-type="float">
            <text:p>0.701481745106863</text:p>
          </table:table-cell>
          <table:table-cell office:value-type="float" office:value="0.219824398343708" calcext:value-type="float">
            <text:p>0.219824398343708</text:p>
          </table:table-cell>
          <table:table-cell office:value-type="float" office:value="0.742340345444572" calcext:value-type="float">
            <text:p>0.742340345444572</text:p>
          </table:table-cell>
        </table:table-row>
        <table:table-row table:style-name="ro1">
          <table:table-cell office:value-type="string" calcext:value-type="string">
            <text:p>CP011972.2_antisense_1155370_1155677_-</text:p>
          </table:table-cell>
          <table:table-cell office:value-type="float" office:value="0.163222797810269" calcext:value-type="float">
            <text:p>0.163222797810269</text:p>
          </table:table-cell>
          <table:table-cell office:value-type="float" office:value="0.793248729058669" calcext:value-type="float">
            <text:p>0.793248729058669</text:p>
          </table:table-cell>
          <table:table-cell office:value-type="float" office:value="-0.00162262383913553" calcext:value-type="float">
            <text:p>-0.001622623839136</text:p>
          </table:table-cell>
          <table:table-cell office:value-type="float" office:value="0.998763962652423" calcext:value-type="float">
            <text:p>0.998763962652423</text:p>
          </table:table-cell>
          <table:table-cell office:value-type="float" office:value="0.164845421649404" calcext:value-type="float">
            <text:p>0.164845421649404</text:p>
          </table:table-cell>
          <table:table-cell office:value-type="float" office:value="0.744777403712602" calcext:value-type="float">
            <text:p>0.744777403712602</text:p>
          </table:table-cell>
        </table:table-row>
        <table:table-row table:style-name="ro1">
          <table:table-cell office:value-type="string" calcext:value-type="string">
            <text:p>CP011972.2_antisense_1828776_1829003_-</text:p>
          </table:table-cell>
          <table:table-cell office:value-type="float" office:value="-1.27815596966631" calcext:value-type="float">
            <text:p>-1.27815596966631</text:p>
          </table:table-cell>
          <table:table-cell office:value-type="float" office:value="0.628383589357091" calcext:value-type="float">
            <text:p>0.628383589357091</text:p>
          </table:table-cell>
          <table:table-cell office:value-type="float" office:value="-0.482146228822758" calcext:value-type="float">
            <text:p>-0.482146228822758</text:p>
          </table:table-cell>
          <table:table-cell office:value-type="float" office:value="0.927138995595819" calcext:value-type="float">
            <text:p>0.927138995595819</text:p>
          </table:table-cell>
          <table:table-cell office:value-type="float" office:value="-0.796009740843551" calcext:value-type="float">
            <text:p>-0.796009740843551</text:p>
          </table:table-cell>
          <table:table-cell office:value-type="float" office:value="0.749363994781988" calcext:value-type="float">
            <text:p>0.749363994781988</text:p>
          </table:table-cell>
        </table:table-row>
        <table:table-row table:style-name="ro1">
          <table:table-cell office:value-type="string" calcext:value-type="string">
            <text:p>CP011972.2_antisense_1125644_1125923_+</text:p>
          </table:table-cell>
          <table:table-cell office:value-type="float" office:value="-0.134873153971834" calcext:value-type="float">
            <text:p>-0.134873153971834</text:p>
          </table:table-cell>
          <table:table-cell office:value-type="float" office:value="0.953479374393815" calcext:value-type="float">
            <text:p>0.953479374393815</text:p>
          </table:table-cell>
          <table:table-cell office:value-type="float" office:value="-0.498818407552322" calcext:value-type="float">
            <text:p>-0.498818407552322</text:p>
          </table:table-cell>
          <table:table-cell office:value-type="float" office:value="0.8143420396771" calcext:value-type="float">
            <text:p>0.8143420396771</text:p>
          </table:table-cell>
          <table:table-cell office:value-type="float" office:value="0.363945253580488" calcext:value-type="float">
            <text:p>0.363945253580488</text:p>
          </table:table-cell>
          <table:table-cell office:value-type="float" office:value="0.769527062460999" calcext:value-type="float">
            <text:p>0.769527062460999</text:p>
          </table:table-cell>
        </table:table-row>
        <table:table-row table:style-name="ro1">
          <table:table-cell office:value-type="string" calcext:value-type="string">
            <text:p>CP011972.2_antisense_864468_865185_-</text:p>
          </table:table-cell>
          <table:table-cell office:value-type="float" office:value="-4.49907474493348" calcext:value-type="float">
            <text:p>-4.49907474493348</text:p>
          </table:table-cell>
          <table:table-cell office:value-type="float" office:value="0.0329130026513387" calcext:value-type="float">
            <text:p>0.032913002651339</text:p>
          </table:table-cell>
          <table:table-cell office:value-type="float" office:value="-5.19892044496516" calcext:value-type="float">
            <text:p>-5.19892044496516</text:p>
          </table:table-cell>
          <table:table-cell office:value-type="float" office:value="0.0858051023865196" calcext:value-type="float">
            <text:p>0.08580510238652</text:p>
          </table:table-cell>
          <table:table-cell office:value-type="float" office:value="0.699845700031681" calcext:value-type="float">
            <text:p>0.699845700031681</text:p>
          </table:table-cell>
          <table:table-cell office:value-type="float" office:value="0.807690833580298" calcext:value-type="float">
            <text:p>0.807690833580298</text:p>
          </table:table-cell>
        </table:table-row>
        <table:table-row table:style-name="ro1">
          <table:table-cell office:value-type="string" calcext:value-type="string">
            <text:p>CP011972.2_antisense_1624421_1624642_+</text:p>
          </table:table-cell>
          <table:table-cell office:value-type="float" office:value="-0.53316310541905" calcext:value-type="float">
            <text:p>-0.53316310541905</text:p>
          </table:table-cell>
          <table:table-cell office:value-type="float" office:value="0.62864364899485" calcext:value-type="float">
            <text:p>0.62864364899485</text:p>
          </table:table-cell>
          <table:table-cell office:value-type="float" office:value="-0.268883829878967" calcext:value-type="float">
            <text:p>-0.268883829878967</text:p>
          </table:table-cell>
          <table:table-cell office:value-type="float" office:value="0.90260134244249" calcext:value-type="float">
            <text:p>0.90260134244249</text:p>
          </table:table-cell>
          <table:table-cell office:value-type="float" office:value="-0.264279275540083" calcext:value-type="float">
            <text:p>-0.264279275540083</text:p>
          </table:table-cell>
          <table:table-cell office:value-type="float" office:value="0.807795105189186" calcext:value-type="float">
            <text:p>0.807795105189186</text:p>
          </table:table-cell>
        </table:table-row>
        <table:table-row table:style-name="ro1">
          <table:table-cell office:value-type="string" calcext:value-type="string">
            <text:p>CP011972.2_antisense_642710_643063_+</text:p>
          </table:table-cell>
          <table:table-cell office:value-type="float" office:value="-0.44664663448333" calcext:value-type="float">
            <text:p>-0.44664663448333</text:p>
          </table:table-cell>
          <table:table-cell office:value-type="float" office:value="0.526752283174003" calcext:value-type="float">
            <text:p>0.526752283174003</text:p>
          </table:table-cell>
          <table:table-cell office:value-type="float" office:value="-0.280460097084353" calcext:value-type="float">
            <text:p>-0.280460097084353</text:p>
          </table:table-cell>
          <table:table-cell office:value-type="float" office:value="0.826761856361904" calcext:value-type="float">
            <text:p>0.826761856361904</text:p>
          </table:table-cell>
          <table:table-cell office:value-type="float" office:value="-0.166186537398978" calcext:value-type="float">
            <text:p>-0.166186537398978</text:p>
          </table:table-cell>
          <table:table-cell office:value-type="float" office:value="0.824561874904049" calcext:value-type="float">
            <text:p>0.824561874904049</text:p>
          </table:table-cell>
        </table:table-row>
        <table:table-row table:style-name="ro1">
          <table:table-cell office:value-type="string" calcext:value-type="string">
            <text:p>CP011972.2_antisense_2071099_2071445_-</text:p>
          </table:table-cell>
          <table:table-cell office:value-type="float" office:value="-0.0353649081961557" calcext:value-type="float">
            <text:p>-0.035364908196156</text:p>
          </table:table-cell>
          <table:table-cell office:value-type="float" office:value="0.986000164588378" calcext:value-type="float">
            <text:p>0.986000164588378</text:p>
          </table:table-cell>
          <table:table-cell office:value-type="float" office:value="-0.162453484042636" calcext:value-type="float">
            <text:p>-0.162453484042636</text:p>
          </table:table-cell>
          <table:table-cell office:value-type="float" office:value="0.934677346681744" calcext:value-type="float">
            <text:p>0.934677346681744</text:p>
          </table:table-cell>
          <table:table-cell office:value-type="float" office:value="0.12708857584648" calcext:value-type="float">
            <text:p>0.12708857584648</text:p>
          </table:table-cell>
          <table:table-cell office:value-type="float" office:value="0.896819240467296" calcext:value-type="float">
            <text:p>0.896819240467296</text:p>
          </table:table-cell>
        </table:table-row>
        <table:table-row table:style-name="ro1">
          <table:table-cell office:value-type="string" calcext:value-type="string">
            <text:p>CP011972.2_antisense_1547964_1548347_-</text:p>
          </table:table-cell>
          <table:table-cell office:value-type="float" office:value="-0.266716791936746" calcext:value-type="float">
            <text:p>-0.266716791936746</text:p>
          </table:table-cell>
          <table:table-cell office:value-type="float" office:value="0.594594876942657" calcext:value-type="float">
            <text:p>0.594594876942657</text:p>
          </table:table-cell>
          <table:table-cell office:value-type="float" office:value="-0.201020581466303" calcext:value-type="float">
            <text:p>-0.201020581466303</text:p>
          </table:table-cell>
          <table:table-cell office:value-type="float" office:value="0.828403723175054" calcext:value-type="float">
            <text:p>0.828403723175054</text:p>
          </table:table-cell>
          <table:table-cell office:value-type="float" office:value="-0.0656962104704432" calcext:value-type="float">
            <text:p>-0.065696210470443</text:p>
          </table:table-cell>
          <table:table-cell office:value-type="float" office:value="0.908790234807149" calcext:value-type="float">
            <text:p>0.908790234807149</text:p>
          </table:table-cell>
        </table:table-row>
        <table:table-row table:style-name="ro1">
          <table:table-cell office:value-type="string" calcext:value-type="string">
            <text:p>CP011972.2_antisense_349399_350083_+</text:p>
          </table:table-cell>
          <table:table-cell office:value-type="float" office:value="-0.274416720896184" calcext:value-type="float">
            <text:p>-0.274416720896184</text:p>
          </table:table-cell>
          <table:table-cell office:value-type="float" office:value="0.70520384329191" calcext:value-type="float">
            <text:p>0.70520384329191</text:p>
          </table:table-cell>
          <table:table-cell office:value-type="float" office:value="-0.193998062955633" calcext:value-type="float">
            <text:p>-0.193998062955633</text:p>
          </table:table-cell>
          <table:table-cell office:value-type="float" office:value="0.876653554039661" calcext:value-type="float">
            <text:p>0.876653554039661</text:p>
          </table:table-cell>
          <table:table-cell office:value-type="float" office:value="-0.0804186579405508" calcext:value-type="float">
            <text:p>-0.080418657940551</text:p>
          </table:table-cell>
          <table:table-cell office:value-type="float" office:value="0.909060743023146" calcext:value-type="float">
            <text:p>0.909060743023146</text:p>
          </table:table-cell>
        </table:table-row>
        <table:table-row table:style-name="ro1">
          <table:table-cell office:value-type="string" calcext:value-type="string">
            <text:p>CP011972.2_antisense_4542714_4542953_-</text:p>
          </table:table-cell>
          <table:table-cell office:value-type="float" office:value="-0.418715522872989" calcext:value-type="float">
            <text:p>-0.418715522872989</text:p>
          </table:table-cell>
          <table:table-cell office:value-type="float" office:value="0.76842611565693" calcext:value-type="float">
            <text:p>0.76842611565693</text:p>
          </table:table-cell>
          <table:table-cell office:value-type="float" office:value="-0.545902195039726" calcext:value-type="float">
            <text:p>-0.545902195039726</text:p>
          </table:table-cell>
          <table:table-cell office:value-type="float" office:value="0.775442775824382" calcext:value-type="float">
            <text:p>0.775442775824382</text:p>
          </table:table-cell>
          <table:table-cell office:value-type="float" office:value="0.127186672166737" calcext:value-type="float">
            <text:p>0.127186672166737</text:p>
          </table:table-cell>
          <table:table-cell office:value-type="float" office:value="0.91955053370386" calcext:value-type="float">
            <text:p>0.91955053370386</text:p>
          </table:table-cell>
        </table:table-row>
        <table:table-row table:style-name="ro1">
          <table:table-cell office:value-type="string" calcext:value-type="string">
            <text:p>CP011972.2_antisense_4785630_4786004_-</text:p>
          </table:table-cell>
          <table:table-cell office:value-type="float" office:value="-0.983860322293884" calcext:value-type="float">
            <text:p>-0.983860322293884</text:p>
          </table:table-cell>
          <table:table-cell office:value-type="float" office:value="0.456028607581403" calcext:value-type="float">
            <text:p>0.456028607581403</text:p>
          </table:table-cell>
          <table:table-cell office:value-type="float" office:value="-1.13435501556539" calcext:value-type="float">
            <text:p>-1.13435501556539</text:p>
          </table:table-cell>
          <table:table-cell office:value-type="float" office:value="0.584918132981777" calcext:value-type="float">
            <text:p>0.584918132981777</text:p>
          </table:table-cell>
          <table:table-cell office:value-type="float" office:value="0.150494693271503" calcext:value-type="float">
            <text:p>0.150494693271503</text:p>
          </table:table-cell>
          <table:table-cell office:value-type="float" office:value="0.921213652945225" calcext:value-type="float">
            <text:p>0.921213652945225</text:p>
          </table:table-cell>
        </table:table-row>
        <table:table-row table:style-name="ro1">
          <table:table-cell office:value-type="string" calcext:value-type="string">
            <text:p>CP011972.2_antisense_5669487_5669799_+</text:p>
          </table:table-cell>
          <table:table-cell office:value-type="float" office:value="-0.432640517912326" calcext:value-type="float">
            <text:p>-0.432640517912326</text:p>
          </table:table-cell>
          <table:table-cell office:value-type="float" office:value="0.553958952871178" calcext:value-type="float">
            <text:p>0.553958952871178</text:p>
          </table:table-cell>
          <table:table-cell office:value-type="float" office:value="-0.513940758318258" calcext:value-type="float">
            <text:p>-0.513940758318258</text:p>
          </table:table-cell>
          <table:table-cell office:value-type="float" office:value="0.694875899277637" calcext:value-type="float">
            <text:p>0.694875899277637</text:p>
          </table:table-cell>
          <table:table-cell office:value-type="float" office:value="0.0813002404059324" calcext:value-type="float">
            <text:p>0.081300240405932</text:p>
          </table:table-cell>
          <table:table-cell office:value-type="float" office:value="0.926082816195618" calcext:value-type="float">
            <text:p>0.926082816195618</text:p>
          </table:table-cell>
        </table:table-row>
        <table:table-row table:style-name="ro1">
          <table:table-cell office:value-type="string" calcext:value-type="string">
            <text:p>CP011972.2_antisense_316374_316676_-</text:p>
          </table:table-cell>
          <table:table-cell office:value-type="float" office:value="-0.408337892212724" calcext:value-type="float">
            <text:p>-0.408337892212724</text:p>
          </table:table-cell>
          <table:table-cell office:value-type="float" office:value="0.584609974233004" calcext:value-type="float">
            <text:p>0.584609974233004</text:p>
          </table:table-cell>
          <table:table-cell office:value-type="float" office:value="-0.47878232272828" calcext:value-type="float">
            <text:p>-0.47878232272828</text:p>
          </table:table-cell>
          <table:table-cell office:value-type="float" office:value="0.694423749021036" calcext:value-type="float">
            <text:p>0.694423749021036</text:p>
          </table:table-cell>
          <table:table-cell office:value-type="float" office:value="0.0704444305155554" calcext:value-type="float">
            <text:p>0.070444430515555</text:p>
          </table:table-cell>
          <table:table-cell office:value-type="float" office:value="0.932861332347918" calcext:value-type="float">
            <text:p>0.932861332347918</text:p>
          </table:table-cell>
        </table:table-row>
        <table:table-row table:style-name="ro1">
          <table:table-cell office:value-type="string" calcext:value-type="string">
            <text:p>CP011972.2_antisense_5316212_5316664_+</text:p>
          </table:table-cell>
          <table:table-cell office:value-type="float" office:value="-0.249293433951757" calcext:value-type="float">
            <text:p>-0.249293433951757</text:p>
          </table:table-cell>
          <table:table-cell office:value-type="float" office:value="0.813713135889483" calcext:value-type="float">
            <text:p>0.813713135889483</text:p>
          </table:table-cell>
          <table:table-cell office:value-type="float" office:value="-0.175047763058446" calcext:value-type="float">
            <text:p>-0.175047763058446</text:p>
          </table:table-cell>
          <table:table-cell office:value-type="float" office:value="0.918382424224695" calcext:value-type="float">
            <text:p>0.918382424224695</text:p>
          </table:table-cell>
          <table:table-cell office:value-type="float" office:value="-0.0742456708933111" calcext:value-type="float">
            <text:p>-0.074245670893311</text:p>
          </table:table-cell>
          <table:table-cell office:value-type="float" office:value="0.935177846152259" calcext:value-type="float">
            <text:p>0.935177846152259</text:p>
          </table:table-cell>
        </table:table-row>
        <table:table-row table:style-name="ro1">
          <table:table-cell office:value-type="string" calcext:value-type="string">
            <text:p>CP011972.2_antisense_90972_91283_-</text:p>
          </table:table-cell>
          <table:table-cell office:value-type="float" office:value="-0.41581758683417" calcext:value-type="float">
            <text:p>-0.41581758683417</text:p>
          </table:table-cell>
          <table:table-cell office:value-type="float" office:value="0.82429435877686" calcext:value-type="float">
            <text:p>0.82429435877686</text:p>
          </table:table-cell>
          <table:table-cell office:value-type="float" office:value="-0.538227463969625" calcext:value-type="float">
            <text:p>-0.538227463969625</text:p>
          </table:table-cell>
          <table:table-cell office:value-type="float" office:value="0.828711603700507" calcext:value-type="float">
            <text:p>0.828711603700507</text:p>
          </table:table-cell>
          <table:table-cell office:value-type="float" office:value="0.122409877135454" calcext:value-type="float">
            <text:p>0.122409877135454</text:p>
          </table:table-cell>
          <table:table-cell office:value-type="float" office:value="0.9387955348288" calcext:value-type="float">
            <text:p>0.9387955348288</text:p>
          </table:table-cell>
        </table:table-row>
        <table:table-row table:style-name="ro1">
          <table:table-cell office:value-type="string" calcext:value-type="string">
            <text:p>CP011972.2_antisense_2465404_2465589_+</text:p>
          </table:table-cell>
          <table:table-cell office:value-type="float" office:value="-0.103806394725966" calcext:value-type="float">
            <text:p>-0.103806394725966</text:p>
          </table:table-cell>
          <table:table-cell office:value-type="float" office:value="0.955992656364138" calcext:value-type="float">
            <text:p>0.955992656364138</text:p>
          </table:table-cell>
          <table:table-cell office:value-type="float" office:value="-0.0371137989768236" calcext:value-type="float">
            <text:p>-0.037113798976824</text:p>
          </table:table-cell>
          <table:table-cell office:value-type="float" office:value="0.987834930640619" calcext:value-type="float">
            <text:p>0.987834930640619</text:p>
          </table:table-cell>
          <table:table-cell office:value-type="float" office:value="-0.0666925957491423" calcext:value-type="float">
            <text:p>-0.066692595749142</text:p>
          </table:table-cell>
          <table:table-cell office:value-type="float" office:value="0.952623069598669" calcext:value-type="float">
            <text:p>0.952623069598669</text:p>
          </table:table-cell>
        </table:table-row>
        <table:table-row table:style-name="ro1">
          <table:table-cell office:value-type="string" calcext:value-type="string">
            <text:p>CP011972.2_antisense_977158_977658_+</text:p>
          </table:table-cell>
          <table:table-cell office:value-type="float" office:value="-0.28284756369273" calcext:value-type="float">
            <text:p>-0.28284756369273</text:p>
          </table:table-cell>
          <table:table-cell office:value-type="float" office:value="0.533790593164065" calcext:value-type="float">
            <text:p>0.533790593164065</text:p>
          </table:table-cell>
          <table:table-cell office:value-type="float" office:value="-0.304166441784814" calcext:value-type="float">
            <text:p>-0.304166441784814</text:p>
          </table:table-cell>
          <table:table-cell office:value-type="float" office:value="0.701852136713702" calcext:value-type="float">
            <text:p>0.701852136713702</text:p>
          </table:table-cell>
          <table:table-cell office:value-type="float" office:value="0.021318878092084" calcext:value-type="float">
            <text:p>0.021318878092084</text:p>
          </table:table-cell>
          <table:table-cell office:value-type="float" office:value="0.970055498463683" calcext:value-type="float">
            <text:p>0.970055498463683</text:p>
          </table:table-cell>
        </table:table-row>
        <table:table-row table:style-name="ro1">
          <table:table-cell office:value-type="string" calcext:value-type="string">
            <text:p>CP011972.2_antisense_119991_120242_-</text:p>
          </table:table-cell>
          <table:table-cell office:value-type="float" office:value="-0.197234999058417" calcext:value-type="float">
            <text:p>-0.197234999058417</text:p>
          </table:table-cell>
          <table:table-cell office:value-type="float" office:value="0.776615558393975" calcext:value-type="float">
            <text:p>0.776615558393975</text:p>
          </table:table-cell>
          <table:table-cell office:value-type="float" office:value="-0.179226071270525" calcext:value-type="float">
            <text:p>-0.179226071270525</text:p>
          </table:table-cell>
          <table:table-cell office:value-type="float" office:value="0.872534641053419" calcext:value-type="float">
            <text:p>0.872534641053419</text:p>
          </table:table-cell>
          <table:table-cell office:value-type="float" office:value="-0.018008927787892" calcext:value-type="float">
            <text:p>-0.018008927787892</text:p>
          </table:table-cell>
          <table:table-cell office:value-type="float" office:value="0.978830789378789" calcext:value-type="float">
            <text:p>0.978830789378789</text:p>
          </table:table-cell>
        </table:table-row>
        <table:table-row table:style-name="ro1">
          <table:table-cell office:value-type="string" calcext:value-type="string">
            <text:p>CP011972.2_antisense_5407959_5408321_-</text:p>
          </table:table-cell>
          <table:table-cell office:value-type="float" office:value="-0.0430860147731939" calcext:value-type="float">
            <text:p>-0.043086014773194</text:p>
          </table:table-cell>
          <table:table-cell office:value-type="float" office:value="0.984402605728046" calcext:value-type="float">
            <text:p>0.984402605728046</text:p>
          </table:table-cell>
          <table:table-cell office:value-type="float" office:value="-0.0608976423511428" calcext:value-type="float">
            <text:p>-0.060897642351143</text:p>
          </table:table-cell>
          <table:table-cell office:value-type="float" office:value="0.972542118504973" calcext:value-type="float">
            <text:p>0.972542118504973</text:p>
          </table:table-cell>
          <table:table-cell office:value-type="float" office:value="0.0178116275779489" calcext:value-type="float">
            <text:p>0.017811627577949</text:p>
          </table:table-cell>
          <table:table-cell office:value-type="float" office:value="0.987572792166138" calcext:value-type="float">
            <text:p>0.987572792166138</text:p>
          </table:table-cell>
        </table:table-row>
        <table:table-row table:style-name="ro1">
          <table:table-cell office:value-type="string" calcext:value-type="string">
            <text:p>CP011972.2_antisense_3422168_3422389_+</text:p>
          </table:table-cell>
          <table:table-cell office:value-type="float" office:value="-1.01586763539495" calcext:value-type="float">
            <text:p>-1.01586763539495</text:p>
          </table:table-cell>
          <table:table-cell office:value-type="float" office:value="0.366741461827164" calcext:value-type="float">
            <text:p>0.366741461827164</text:p>
          </table:table-cell>
          <table:table-cell office:value-type="float" office:value="-1.0111007533015" calcext:value-type="float">
            <text:p>-1.0111007533015</text:p>
          </table:table-cell>
          <table:table-cell office:value-type="float" office:value="0.595707652915503" calcext:value-type="float">
            <text:p>0.595707652915503</text:p>
          </table:table-cell>
          <table:table-cell office:value-type="float" office:value="-0.00476688209345354" calcext:value-type="float">
            <text:p>-0.004766882093454</text:p>
          </table:table-cell>
          <table:table-cell office:value-type="float" office:value="0.998505007125325" calcext:value-type="float">
            <text:p>0.998505007125325</text:p>
          </table:table-cell>
        </table:table-row>
        <table:table-row table:style-name="ro1">
          <table:table-cell office:value-type="string" calcext:value-type="string">
            <text:p>CP011972.2_antisense_5289574_5289840_-</text:p>
          </table:table-cell>
          <table:table-cell office:value-type="float" office:value="0.319439496632369" calcext:value-type="float">
            <text:p>0.319439496632369</text:p>
          </table:table-cell>
          <table:table-cell office:value-type="float" office:value="0.811075108773258" calcext:value-type="float">
            <text:p>0.811075108773258</text:p>
          </table:table-cell>
          <table:table-cell office:value-type="float" office:value="0.322641667014554" calcext:value-type="float">
            <text:p>0.322641667014554</text:p>
          </table:table-cell>
          <table:table-cell office:value-type="float" office:value="0.869602176374292" calcext:value-type="float">
            <text:p>0.869602176374292</text:p>
          </table:table-cell>
          <table:table-cell office:value-type="float" office:value="-0.00320217038218459" calcext:value-type="float">
            <text:p>-0.003202170382185</text:p>
          </table:table-cell>
          <table:table-cell office:value-type="float" office:value="0.998505007125325" calcext:value-type="float">
            <text:p>0.998505007125325</text:p>
          </table:table-cell>
        </table:table-row>
      </table:table>
      <table:table table:name="Rfam" table:style-name="ta1"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vs</text:p>
          </table:table-cell>
          <table:table-cell table:style-name="ce1" office:value-type="string" calcext:value-type="string">
            <text:p>rvs_p</text:p>
          </table:table-cell>
          <table:table-cell table:style-name="ce1" office:value-type="string" calcext:value-type="string">
            <text:p>rvm</text:p>
          </table:table-cell>
          <table:table-cell table:style-name="ce1" office:value-type="string" calcext:value-type="string">
            <text:p>rvm_p</text:p>
          </table:table-cell>
          <table:table-cell table:style-name="ce1" office:value-type="string" calcext:value-type="string">
            <text:p>mvs</text:p>
          </table:table-cell>
          <table:table-cell table:style-name="ce1" office:value-type="string" calcext:value-type="string">
            <text:p>mvs_p</text:p>
          </table:table-cell>
        </table:table-row>
        <table:table-row table:style-name="ro1">
          <table:table-cell office:value-type="string" calcext:value-type="string">
            <text:p>Rfam_P16_CP011972.2_4423657_4423845_fwd</text:p>
          </table:table-cell>
          <table:table-cell office:value-type="float" office:value="0.998160701256716" calcext:value-type="float">
            <text:p>0.998160701256716</text:p>
          </table:table-cell>
          <table:table-cell office:value-type="float" office:value="0.385245030691924" calcext:value-type="float">
            <text:p>0.385245030691924</text:p>
          </table:table-cell>
          <table:table-cell office:value-type="float" office:value="-3.60181365383288" calcext:value-type="float">
            <text:p>-3.60181365383288</text:p>
          </table:table-cell>
          <table:table-cell office:value-type="float" office:value="0.00358932212620715" calcext:value-type="float">
            <text:p>0.003589322126207</text:p>
          </table:table-cell>
          <table:table-cell office:value-type="float" office:value="4.5999743550896" calcext:value-type="float">
            <text:p>4.5999743550896</text:p>
          </table:table-cell>
          <table:table-cell office:value-type="float" office:value="0.0000196022300033537" calcext:value-type="float">
            <text:p>1.96022300033537E-05</text:p>
          </table:table-cell>
        </table:table-row>
        <table:table-row table:style-name="ro1">
          <table:table-cell office:value-type="string" calcext:value-type="string">
            <text:p>Rfam_ykkC-yxkD_CP011972.2_4814015_4814225_fwd</text:p>
          </table:table-cell>
          <table:table-cell office:value-type="float" office:value="-2.7573848750491" calcext:value-type="float">
            <text:p>-2.7573848750491</text:p>
          </table:table-cell>
          <table:table-cell office:value-type="float" office:value="0.0432560296003078" calcext:value-type="float">
            <text:p>0.043256029600308</text:p>
          </table:table-cell>
          <table:table-cell office:value-type="float" office:value="0.93237049970528" calcext:value-type="float">
            <text:p>0.93237049970528</text:p>
          </table:table-cell>
          <table:table-cell office:value-type="float" office:value="0.729527624289425" calcext:value-type="float">
            <text:p>0.729527624289425</text:p>
          </table:table-cell>
          <table:table-cell office:value-type="float" office:value="-3.68975537475438" calcext:value-type="float">
            <text:p>-3.68975537475438</text:p>
          </table:table-cell>
          <table:table-cell office:value-type="float" office:value="0.0109043909955669" calcext:value-type="float">
            <text:p>0.010904390995567</text:p>
          </table:table-cell>
        </table:table-row>
        <table:table-row table:style-name="ro1">
          <table:table-cell office:value-type="string" calcext:value-type="string">
            <text:p>Rfam_rsmX_CP011972.2_6267494_6267767_fwd</text:p>
          </table:table-cell>
          <table:table-cell office:value-type="float" office:value="0.0672471376589225" calcext:value-type="float">
            <text:p>0.067247137658923</text:p>
          </table:table-cell>
          <table:table-cell office:value-type="float" office:value="0.974072153812607" calcext:value-type="float">
            <text:p>0.974072153812607</text:p>
          </table:table-cell>
          <table:table-cell office:value-type="float" office:value="-2.13083013050788" calcext:value-type="float">
            <text:p>-2.13083013050788</text:p>
          </table:table-cell>
          <table:table-cell office:value-type="float" office:value="0.06887427343551" calcext:value-type="float">
            <text:p>0.06887427343551</text:p>
          </table:table-cell>
          <table:table-cell office:value-type="float" office:value="2.19807726816681" calcext:value-type="float">
            <text:p>2.19807726816681</text:p>
          </table:table-cell>
          <table:table-cell office:value-type="float" office:value="0.0177675525441456" calcext:value-type="float">
            <text:p>0.017767552544146</text:p>
          </table:table-cell>
        </table:table-row>
        <table:table-row table:style-name="ro1">
          <table:table-cell office:value-type="string" calcext:value-type="string">
            <text:p>Rfam_Pseudomon-1_CP011972.2_391274_391510_rev</text:p>
          </table:table-cell>
          <table:table-cell office:value-type="float" office:value="0.35321221932173" calcext:value-type="float">
            <text:p>0.35321221932173</text:p>
          </table:table-cell>
          <table:table-cell office:value-type="float" office:value="0.634926897230584" calcext:value-type="float">
            <text:p>0.634926897230584</text:p>
          </table:table-cell>
          <table:table-cell office:value-type="float" office:value="-0.891420595641618" calcext:value-type="float">
            <text:p>-0.891420595641618</text:p>
          </table:table-cell>
          <table:table-cell office:value-type="float" office:value="0.409787221991006" calcext:value-type="float">
            <text:p>0.409787221991006</text:p>
          </table:table-cell>
          <table:table-cell office:value-type="float" office:value="1.24463281496335" calcext:value-type="float">
            <text:p>1.24463281496335</text:p>
          </table:table-cell>
          <table:table-cell office:value-type="float" office:value="0.0718574897196118" calcext:value-type="float">
            <text:p>0.071857489719612</text:p>
          </table:table-cell>
        </table:table-row>
        <table:table-row table:style-name="ro1">
          <table:table-cell office:value-type="string" calcext:value-type="string">
            <text:p>Rfam_rne-II_CP011972.2_4437362_4438028_fwd</text:p>
          </table:table-cell>
          <table:table-cell office:value-type="float" office:value="0.0468607503995517" calcext:value-type="float">
            <text:p>0.046860750399552</text:p>
          </table:table-cell>
          <table:table-cell office:value-type="float" office:value="0.987274352234722" calcext:value-type="float">
            <text:p>0.987274352234722</text:p>
          </table:table-cell>
          <table:table-cell office:value-type="float" office:value="-1.81265211637445" calcext:value-type="float">
            <text:p>-1.81265211637445</text:p>
          </table:table-cell>
          <table:table-cell office:value-type="float" office:value="0.296167201330688" calcext:value-type="float">
            <text:p>0.296167201330688</text:p>
          </table:table-cell>
          <table:table-cell office:value-type="float" office:value="1.85951286677401" calcext:value-type="float">
            <text:p>1.85951286677401</text:p>
          </table:table-cell>
          <table:table-cell office:value-type="float" office:value="0.117571984466213" calcext:value-type="float">
            <text:p>0.117571984466213</text:p>
          </table:table-cell>
        </table:table-row>
        <table:table-row table:style-name="ro1">
          <table:table-cell office:value-type="string" calcext:value-type="string">
            <text:p>Rfam_TwoAYGGAY_CP011972.2_4249573_4249744_rev</text:p>
          </table:table-cell>
          <table:table-cell office:value-type="float" office:value="-0.0727036550020862" calcext:value-type="float">
            <text:p>-0.072703655002086</text:p>
          </table:table-cell>
          <table:table-cell office:value-type="float" office:value="0.958374671299525" calcext:value-type="float">
            <text:p>0.958374671299525</text:p>
          </table:table-cell>
          <table:table-cell office:value-type="float" office:value="0.880755374153264" calcext:value-type="float">
            <text:p>0.880755374153264</text:p>
          </table:table-cell>
          <table:table-cell office:value-type="float" office:value="0.341119781960447" calcext:value-type="float">
            <text:p>0.341119781960447</text:p>
          </table:table-cell>
          <table:table-cell office:value-type="float" office:value="-0.95345902915535" calcext:value-type="float">
            <text:p>-0.95345902915535</text:p>
          </table:table-cell>
          <table:table-cell office:value-type="float" office:value="0.12182208042641" calcext:value-type="float">
            <text:p>0.12182208042641</text:p>
          </table:table-cell>
        </table:table-row>
        <table:table-row table:style-name="ro1">
          <table:table-cell office:value-type="string" calcext:value-type="string">
            <text:p>Rfam_PhrS_CP011972.2_4650210_4650443_rev</text:p>
          </table:table-cell>
          <table:table-cell office:value-type="float" office:value="0.540592925059053" calcext:value-type="float">
            <text:p>0.540592925059053</text:p>
          </table:table-cell>
          <table:table-cell office:value-type="float" office:value="0.700642911892663" calcext:value-type="float">
            <text:p>0.700642911892663</text:p>
          </table:table-cell>
          <table:table-cell office:value-type="float" office:value="-1.12731829872211" calcext:value-type="float">
            <text:p>-1.12731829872211</text:p>
          </table:table-cell>
          <table:table-cell office:value-type="float" office:value="0.55427864768054" calcext:value-type="float">
            <text:p>0.55427864768054</text:p>
          </table:table-cell>
          <table:table-cell office:value-type="float" office:value="1.66791122378116" calcext:value-type="float">
            <text:p>1.66791122378116</text:p>
          </table:table-cell>
          <table:table-cell office:value-type="float" office:value="0.144500556881502" calcext:value-type="float">
            <text:p>0.144500556881502</text:p>
          </table:table-cell>
        </table:table-row>
        <table:table-row table:style-name="ro1">
          <table:table-cell office:value-type="string" calcext:value-type="string">
            <text:p>Rfam_TwoAYGGAY_CP011972.2_2548017_2548214_rev</text:p>
          </table:table-cell>
          <table:table-cell office:value-type="float" office:value="0.311845906272689" calcext:value-type="float">
            <text:p>0.311845906272689</text:p>
          </table:table-cell>
          <table:table-cell office:value-type="float" office:value="0.707767727100311" calcext:value-type="float">
            <text:p>0.707767727100311</text:p>
          </table:table-cell>
          <table:table-cell office:value-type="float" office:value="-0.655750456542071" calcext:value-type="float">
            <text:p>-0.655750456542071</text:p>
          </table:table-cell>
          <table:table-cell office:value-type="float" office:value="0.556861889482453" calcext:value-type="float">
            <text:p>0.556861889482453</text:p>
          </table:table-cell>
          <table:table-cell office:value-type="float" office:value="0.96759636281476" calcext:value-type="float">
            <text:p>0.96759636281476</text:p>
          </table:table-cell>
          <table:table-cell office:value-type="float" office:value="0.147050005919342" calcext:value-type="float">
            <text:p>0.147050005919342</text:p>
          </table:table-cell>
        </table:table-row>
        <table:table-row table:style-name="ro1">
          <table:table-cell office:value-type="string" calcext:value-type="string">
            <text:p>Rfam_P31_CP011972.2_5073136_5073249_fwd</text:p>
          </table:table-cell>
          <table:table-cell office:value-type="float" office:value="0.602984252465061" calcext:value-type="float">
            <text:p>0.602984252465061</text:p>
          </table:table-cell>
          <table:table-cell office:value-type="string" calcext:value-type="string">
            <text:p>NA</text:p>
          </table:table-cell>
          <table:table-cell office:value-type="float" office:value="-2.53641045704352" calcext:value-type="float">
            <text:p>-2.53641045704352</text:p>
          </table:table-cell>
          <table:table-cell office:value-type="float" office:value="0.494403932797668" calcext:value-type="float">
            <text:p>0.494403932797668</text:p>
          </table:table-cell>
          <table:table-cell office:value-type="float" office:value="3.13939470950858" calcext:value-type="float">
            <text:p>3.13939470950858</text:p>
          </table:table-cell>
          <table:table-cell office:value-type="float" office:value="0.15997673206421" calcext:value-type="float">
            <text:p>0.15997673206421</text:p>
          </table:table-cell>
        </table:table-row>
        <table:table-row table:style-name="ro1">
          <table:table-cell office:value-type="string" calcext:value-type="string">
            <text:p>Rfam_PrrB_RsmZ_CP011972.2_1685628_1685777_fwd</text:p>
          </table:table-cell>
          <table:table-cell office:value-type="float" office:value="0.650650512704107" calcext:value-type="float">
            <text:p>0.650650512704107</text:p>
          </table:table-cell>
          <table:table-cell office:value-type="string" calcext:value-type="string">
            <text:p>NA</text:p>
          </table:table-cell>
          <table:table-cell office:value-type="float" office:value="-2.97816588770428" calcext:value-type="float">
            <text:p>-2.97816588770428</text:p>
          </table:table-cell>
          <table:table-cell office:value-type="float" office:value="0.499790543442123" calcext:value-type="float">
            <text:p>0.499790543442123</text:p>
          </table:table-cell>
          <table:table-cell office:value-type="float" office:value="3.62881640040839" calcext:value-type="float">
            <text:p>3.62881640040839</text:p>
          </table:table-cell>
          <table:table-cell office:value-type="float" office:value="0.176205217601594" calcext:value-type="float">
            <text:p>0.176205217601594</text:p>
          </table:table-cell>
        </table:table-row>
        <table:table-row table:style-name="ro1">
          <table:table-cell office:value-type="string" calcext:value-type="string">
            <text:p>Rfam_P24_CP011972.2_1087023_1087214_fwd</text:p>
          </table:table-cell>
          <table:table-cell office:value-type="float" office:value="-1.93045044774869" calcext:value-type="float">
            <text:p>-1.93045044774869</text:p>
          </table:table-cell>
          <table:table-cell office:value-type="float" office:value="0.0698814513664126" calcext:value-type="float">
            <text:p>0.069881451366413</text:p>
          </table:table-cell>
          <table:table-cell office:value-type="float" office:value="-4.44930938057647" calcext:value-type="float">
            <text:p>-4.44930938057647</text:p>
          </table:table-cell>
          <table:table-cell office:value-type="float" office:value="0.0506170895459436" calcext:value-type="float">
            <text:p>0.050617089545944</text:p>
          </table:table-cell>
          <table:table-cell office:value-type="float" office:value="2.51885893282778" calcext:value-type="float">
            <text:p>2.51885893282778</text:p>
          </table:table-cell>
          <table:table-cell office:value-type="float" office:value="0.187522219482841" calcext:value-type="float">
            <text:p>0.187522219482841</text:p>
          </table:table-cell>
        </table:table-row>
        <table:table-row table:style-name="ro1">
          <table:table-cell office:value-type="string" calcext:value-type="string">
            <text:p>Rfam_RMF_CP011972.2_4079064_4079192_fwd</text:p>
          </table:table-cell>
          <table:table-cell office:value-type="float" office:value="1.90575079410131" calcext:value-type="float">
            <text:p>1.90575079410131</text:p>
          </table:table-cell>
          <table:table-cell office:value-type="float" office:value="0.38954292259508" calcext:value-type="float">
            <text:p>0.38954292259508</text:p>
          </table:table-cell>
          <table:table-cell office:value-type="float" office:value="-0.86998165425228" calcext:value-type="float">
            <text:p>-0.86998165425228</text:p>
          </table:table-cell>
          <table:table-cell office:value-type="float" office:value="0.839670675685184" calcext:value-type="float">
            <text:p>0.839670675685184</text:p>
          </table:table-cell>
          <table:table-cell office:value-type="float" office:value="2.77573244835359" calcext:value-type="float">
            <text:p>2.77573244835359</text:p>
          </table:table-cell>
          <table:table-cell office:value-type="float" office:value="0.196761021544606" calcext:value-type="float">
            <text:p>0.196761021544606</text:p>
          </table:table-cell>
        </table:table-row>
        <table:table-row table:style-name="ro1">
          <table:table-cell office:value-type="string" calcext:value-type="string">
            <text:p>Rfam_Pseudomon-groES_CP011972.2_4944430_4944555_rev</text:p>
          </table:table-cell>
          <table:table-cell office:value-type="float" office:value="0.997852095940276" calcext:value-type="float">
            <text:p>0.997852095940276</text:p>
          </table:table-cell>
          <table:table-cell office:value-type="float" office:value="0.401460311001607" calcext:value-type="float">
            <text:p>0.401460311001607</text:p>
          </table:table-cell>
          <table:table-cell office:value-type="float" office:value="-0.493020912526074" calcext:value-type="float">
            <text:p>-0.493020912526074</text:p>
          </table:table-cell>
          <table:table-cell office:value-type="float" office:value="0.828874128315648" calcext:value-type="float">
            <text:p>0.828874128315648</text:p>
          </table:table-cell>
          <table:table-cell office:value-type="float" office:value="1.49087300846635" calcext:value-type="float">
            <text:p>1.49087300846635</text:p>
          </table:table-cell>
          <table:table-cell office:value-type="float" office:value="0.200228932884055" calcext:value-type="float">
            <text:p>0.200228932884055</text:p>
          </table:table-cell>
        </table:table-row>
        <table:table-row table:style-name="ro1">
          <table:table-cell office:value-type="string" calcext:value-type="string">
            <text:p>Rfam_cspA_CP011972.2_1336345_1336479_rev</text:p>
          </table:table-cell>
          <table:table-cell office:value-type="float" office:value="-0.330564086683391" calcext:value-type="float">
            <text:p>-0.330564086683391</text:p>
          </table:table-cell>
          <table:table-cell office:value-type="float" office:value="0.67664620499797" calcext:value-type="float">
            <text:p>0.67664620499797</text:p>
          </table:table-cell>
          <table:table-cell office:value-type="float" office:value="-1.14424984844504" calcext:value-type="float">
            <text:p>-1.14424984844504</text:p>
          </table:table-cell>
          <table:table-cell office:value-type="float" office:value="0.175924286561399" calcext:value-type="float">
            <text:p>0.175924286561399</text:p>
          </table:table-cell>
          <table:table-cell office:value-type="float" office:value="0.813685761761648" calcext:value-type="float">
            <text:p>0.813685761761648</text:p>
          </table:table-cell>
          <table:table-cell office:value-type="float" office:value="0.20494164828123" calcext:value-type="float">
            <text:p>0.20494164828123</text:p>
          </table:table-cell>
        </table:table-row>
        <table:table-row table:style-name="ro1">
          <table:table-cell office:value-type="string" calcext:value-type="string">
            <text:p>Rfam_radC_CP011972.2_5461948_5462101_fwd</text:p>
          </table:table-cell>
          <table:table-cell office:value-type="float" office:value="-2.19644918183091" calcext:value-type="float">
            <text:p>-2.19644918183091</text:p>
          </table:table-cell>
          <table:table-cell office:value-type="float" office:value="0.0631596083572727" calcext:value-type="float">
            <text:p>0.063159608357273</text:p>
          </table:table-cell>
          <table:table-cell office:value-type="float" office:value="-0.566210696623674" calcext:value-type="float">
            <text:p>-0.566210696623674</text:p>
          </table:table-cell>
          <table:table-cell office:value-type="float" office:value="0.828711603700507" calcext:value-type="float">
            <text:p>0.828711603700507</text:p>
          </table:table-cell>
          <table:table-cell office:value-type="float" office:value="-1.63023848520724" calcext:value-type="float">
            <text:p>-1.63023848520724</text:p>
          </table:table-cell>
          <table:table-cell office:value-type="float" office:value="0.22572690738553" calcext:value-type="float">
            <text:p>0.22572690738553</text:p>
          </table:table-cell>
        </table:table-row>
        <table:table-row table:style-name="ro1">
          <table:table-cell office:value-type="string" calcext:value-type="string">
            <text:p>Rfam_Cobalamin_CP011972.2_2748995_2749223_fwd</text:p>
          </table:table-cell>
          <table:table-cell office:value-type="float" office:value="-0.402635321423321" calcext:value-type="float">
            <text:p>-0.402635321423321</text:p>
          </table:table-cell>
          <table:table-cell office:value-type="float" office:value="0.775660884744374" calcext:value-type="float">
            <text:p>0.775660884744374</text:p>
          </table:table-cell>
          <table:table-cell office:value-type="float" office:value="-1.63522761592488" calcext:value-type="float">
            <text:p>-1.63522761592488</text:p>
          </table:table-cell>
          <table:table-cell office:value-type="float" office:value="0.257133216272402" calcext:value-type="float">
            <text:p>0.257133216272402</text:p>
          </table:table-cell>
          <table:table-cell office:value-type="float" office:value="1.23259229450155" calcext:value-type="float">
            <text:p>1.23259229450155</text:p>
          </table:table-cell>
          <table:table-cell office:value-type="float" office:value="0.237334656001978" calcext:value-type="float">
            <text:p>0.237334656001978</text:p>
          </table:table-cell>
        </table:table-row>
        <table:table-row table:style-name="ro1">
          <table:table-cell office:value-type="string" calcext:value-type="string">
            <text:p>Rfam_rsmX_CP011972.2_6267770_6267856_fwd</text:p>
          </table:table-cell>
          <table:table-cell office:value-type="float" office:value="0.338346632257045" calcext:value-type="float">
            <text:p>0.338346632257045</text:p>
          </table:table-cell>
          <table:table-cell office:value-type="float" office:value="0.895473197453226" calcext:value-type="float">
            <text:p>0.895473197453226</text:p>
          </table:table-cell>
          <table:table-cell office:value-type="float" office:value="-1.42977281896818" calcext:value-type="float">
            <text:p>-1.42977281896818</text:p>
          </table:table-cell>
          <table:table-cell office:value-type="float" office:value="0.584584432257127" calcext:value-type="float">
            <text:p>0.584584432257127</text:p>
          </table:table-cell>
          <table:table-cell office:value-type="float" office:value="1.76811945122522" calcext:value-type="float">
            <text:p>1.76811945122522</text:p>
          </table:table-cell>
          <table:table-cell office:value-type="float" office:value="0.258260551342737" calcext:value-type="float">
            <text:p>0.258260551342737</text:p>
          </table:table-cell>
        </table:table-row>
        <table:table-row table:style-name="ro1">
          <table:table-cell office:value-type="string" calcext:value-type="string">
            <text:p>Rfam_Cobalamin_CP011972.2_2748688_2748893_rev</text:p>
          </table:table-cell>
          <table:table-cell office:value-type="float" office:value="-0.423267029476491" calcext:value-type="float">
            <text:p>-0.423267029476491</text:p>
          </table:table-cell>
          <table:table-cell office:value-type="float" office:value="0.785253889440949" calcext:value-type="float">
            <text:p>0.785253889440949</text:p>
          </table:table-cell>
          <table:table-cell office:value-type="float" office:value="-1.6489231590161" calcext:value-type="float">
            <text:p>-1.6489231590161</text:p>
          </table:table-cell>
          <table:table-cell office:value-type="float" office:value="0.292950087768909" calcext:value-type="float">
            <text:p>0.292950087768909</text:p>
          </table:table-cell>
          <table:table-cell office:value-type="float" office:value="1.22565612953961" calcext:value-type="float">
            <text:p>1.22565612953961</text:p>
          </table:table-cell>
          <table:table-cell office:value-type="float" office:value="0.26490075973677" calcext:value-type="float">
            <text:p>0.26490075973677</text:p>
          </table:table-cell>
        </table:table-row>
        <table:table-row table:style-name="ro1">
          <table:table-cell office:value-type="string" calcext:value-type="string">
            <text:p>Rfam_FMN_CP011972.2_2023369_2023651_rev</text:p>
          </table:table-cell>
          <table:table-cell office:value-type="float" office:value="-1.6873284931691" calcext:value-type="float">
            <text:p>-1.6873284931691</text:p>
          </table:table-cell>
          <table:table-cell office:value-type="float" office:value="0.172821067819181" calcext:value-type="float">
            <text:p>0.172821067819181</text:p>
          </table:table-cell>
          <table:table-cell office:value-type="float" office:value="-0.267791312789818" calcext:value-type="float">
            <text:p>-0.267791312789818</text:p>
          </table:table-cell>
          <table:table-cell office:value-type="float" office:value="0.934131631148403" calcext:value-type="float">
            <text:p>0.934131631148403</text:p>
          </table:table-cell>
          <table:table-cell office:value-type="float" office:value="-1.41953718037928" calcext:value-type="float">
            <text:p>-1.41953718037928</text:p>
          </table:table-cell>
          <table:table-cell office:value-type="float" office:value="0.28966020320133" calcext:value-type="float">
            <text:p>0.28966020320133</text:p>
          </table:table-cell>
        </table:table-row>
        <table:table-row table:style-name="ro1">
          <table:table-cell office:value-type="string" calcext:value-type="string">
            <text:p>Rfam_PrrF_CP011972.2_2741601_2741828_fwd</text:p>
          </table:table-cell>
          <table:table-cell office:value-type="float" office:value="2.02706448822978" calcext:value-type="float">
            <text:p>2.02706448822978</text:p>
          </table:table-cell>
          <table:table-cell office:value-type="float" office:value="0.114069871144247" calcext:value-type="float">
            <text:p>0.114069871144247</text:p>
          </table:table-cell>
          <table:table-cell office:value-type="float" office:value="0.51002171385286" calcext:value-type="float">
            <text:p>0.51002171385286</text:p>
          </table:table-cell>
          <table:table-cell office:value-type="float" office:value="0.865390502327323" calcext:value-type="float">
            <text:p>0.865390502327323</text:p>
          </table:table-cell>
          <table:table-cell office:value-type="float" office:value="1.51704277437692" calcext:value-type="float">
            <text:p>1.51704277437692</text:p>
          </table:table-cell>
          <table:table-cell office:value-type="float" office:value="0.294123156638648" calcext:value-type="float">
            <text:p>0.294123156638648</text:p>
          </table:table-cell>
        </table:table-row>
        <table:table-row table:style-name="ro1">
          <table:table-cell office:value-type="string" calcext:value-type="string">
            <text:p>Rfam_P15_CP011972.2_3232276_3232472_rev</text:p>
          </table:table-cell>
          <table:table-cell office:value-type="float" office:value="-0.957619684200647" calcext:value-type="float">
            <text:p>-0.957619684200647</text:p>
          </table:table-cell>
          <table:table-cell office:value-type="float" office:value="0.463427452221338" calcext:value-type="float">
            <text:p>0.463427452221338</text:p>
          </table:table-cell>
          <table:table-cell office:value-type="float" office:value="0.265691177419951" calcext:value-type="float">
            <text:p>0.265691177419951</text:p>
          </table:table-cell>
          <table:table-cell office:value-type="float" office:value="0.925875715916815" calcext:value-type="float">
            <text:p>0.925875715916815</text:p>
          </table:table-cell>
          <table:table-cell office:value-type="float" office:value="-1.2233108616206" calcext:value-type="float">
            <text:p>-1.2233108616206</text:p>
          </table:table-cell>
          <table:table-cell office:value-type="float" office:value="0.326187287007767" calcext:value-type="float">
            <text:p>0.326187287007767</text:p>
          </table:table-cell>
        </table:table-row>
        <table:table-row table:style-name="ro1">
          <table:table-cell office:value-type="string" calcext:value-type="string">
            <text:p>Rfam_PrrF_CP011972.2_2741487_2741774_rev</text:p>
          </table:table-cell>
          <table:table-cell office:value-type="float" office:value="-2.50835315891875" calcext:value-type="float">
            <text:p>-2.50835315891875</text:p>
          </table:table-cell>
          <table:table-cell office:value-type="float" office:value="0.240793140718644" calcext:value-type="float">
            <text:p>0.240793140718644</text:p>
          </table:table-cell>
          <table:table-cell office:value-type="float" office:value="-4.79186015518959" calcext:value-type="float">
            <text:p>-4.79186015518959</text:p>
          </table:table-cell>
          <table:table-cell office:value-type="float" office:value="0.096774494807397" calcext:value-type="float">
            <text:p>0.096774494807397</text:p>
          </table:table-cell>
          <table:table-cell office:value-type="float" office:value="2.28350699627084" calcext:value-type="float">
            <text:p>2.28350699627084</text:p>
          </table:table-cell>
          <table:table-cell office:value-type="float" office:value="0.338533050798004" calcext:value-type="float">
            <text:p>0.338533050798004</text:p>
          </table:table-cell>
        </table:table-row>
        <table:table-row table:style-name="ro1">
          <table:table-cell office:value-type="string" calcext:value-type="string">
            <text:p>Rfam_gyrA_CP011972.2_1922861_1923043_fwd</text:p>
          </table:table-cell>
          <table:table-cell office:value-type="float" office:value="0.888008555579439" calcext:value-type="float">
            <text:p>0.888008555579439</text:p>
          </table:table-cell>
          <table:table-cell office:value-type="float" office:value="0.401246337007602" calcext:value-type="float">
            <text:p>0.401246337007602</text:p>
          </table:table-cell>
          <table:table-cell office:value-type="float" office:value="-0.0752780907245681" calcext:value-type="float">
            <text:p>-0.075278090724568</text:p>
          </table:table-cell>
          <table:table-cell office:value-type="float" office:value="0.972542118504973" calcext:value-type="float">
            <text:p>0.972542118504973</text:p>
          </table:table-cell>
          <table:table-cell office:value-type="float" office:value="0.963286646304007" calcext:value-type="float">
            <text:p>0.963286646304007</text:p>
          </table:table-cell>
          <table:table-cell office:value-type="float" office:value="0.362320144598629" calcext:value-type="float">
            <text:p>0.362320144598629</text:p>
          </table:table-cell>
        </table:table-row>
        <table:table-row table:style-name="ro1">
          <table:table-cell office:value-type="string" calcext:value-type="string">
            <text:p>Rfam_rsmX_CP011972.2_6300447_6300767_rev</text:p>
          </table:table-cell>
          <table:table-cell office:value-type="float" office:value="-0.0431923702884733" calcext:value-type="float">
            <text:p>-0.043192370288473</text:p>
          </table:table-cell>
          <table:table-cell office:value-type="float" office:value="0.989872805638271" calcext:value-type="float">
            <text:p>0.989872805638271</text:p>
          </table:table-cell>
          <table:table-cell office:value-type="float" office:value="-1.33468717338828" calcext:value-type="float">
            <text:p>-1.33468717338828</text:p>
          </table:table-cell>
          <table:table-cell office:value-type="float" office:value="0.579263595277194" calcext:value-type="float">
            <text:p>0.579263595277194</text:p>
          </table:table-cell>
          <table:table-cell office:value-type="float" office:value="1.29149480309981" calcext:value-type="float">
            <text:p>1.29149480309981</text:p>
          </table:table-cell>
          <table:table-cell office:value-type="float" office:value="0.373446967798886" calcext:value-type="float">
            <text:p>0.373446967798886</text:p>
          </table:table-cell>
        </table:table-row>
        <table:table-row table:style-name="ro1">
          <table:table-cell office:value-type="string" calcext:value-type="string">
            <text:p>Rfam_SAH_riboswitch_CP011972.2_5765723_5765908_fwd</text:p>
          </table:table-cell>
          <table:table-cell office:value-type="float" office:value="0.533062127288806" calcext:value-type="float">
            <text:p>0.533062127288806</text:p>
          </table:table-cell>
          <table:table-cell office:value-type="float" office:value="0.59187874854708" calcext:value-type="float">
            <text:p>0.59187874854708</text:p>
          </table:table-cell>
          <table:table-cell office:value-type="float" office:value="-0.260674242147801" calcext:value-type="float">
            <text:p>-0.260674242147801</text:p>
          </table:table-cell>
          <table:table-cell office:value-type="float" office:value="0.896847990695104" calcext:value-type="float">
            <text:p>0.896847990695104</text:p>
          </table:table-cell>
          <table:table-cell office:value-type="float" office:value="0.793736369436607" calcext:value-type="float">
            <text:p>0.793736369436607</text:p>
          </table:table-cell>
          <table:table-cell office:value-type="float" office:value="0.378103040449136" calcext:value-type="float">
            <text:p>0.378103040449136</text:p>
          </table:table-cell>
        </table:table-row>
        <table:table-row table:style-name="ro1">
          <table:table-cell office:value-type="string" calcext:value-type="string">
            <text:p>Rfam_ROSE_3_CP011972.2_2807012_2807062_fwd</text:p>
          </table:table-cell>
          <table:table-cell office:value-type="float" office:value="0.683817091442662" calcext:value-type="float">
            <text:p>0.683817091442662</text:p>
          </table:table-cell>
          <table:table-cell office:value-type="string" calcext:value-type="string">
            <text:p>NA</text:p>
          </table:table-cell>
          <table:table-cell office:value-type="float" office:value="-1.56837293775938" calcext:value-type="float">
            <text:p>-1.56837293775938</text:p>
          </table:table-cell>
          <table:table-cell office:value-type="float" office:value="0.747792910491516" calcext:value-type="float">
            <text:p>0.747792910491516</text:p>
          </table:table-cell>
          <table:table-cell office:value-type="float" office:value="2.25219002920204" calcext:value-type="float">
            <text:p>2.25219002920204</text:p>
          </table:table-cell>
          <table:table-cell office:value-type="float" office:value="0.384116835580538" calcext:value-type="float">
            <text:p>0.384116835580538</text:p>
          </table:table-cell>
        </table:table-row>
        <table:table-row table:style-name="ro1">
          <table:table-cell office:value-type="string" calcext:value-type="string">
            <text:p>Rfam_TPP_CP011972.2_5636323_5636593_fwd</text:p>
          </table:table-cell>
          <table:table-cell office:value-type="float" office:value="-2.09329678081557" calcext:value-type="float">
            <text:p>-2.09329678081557</text:p>
          </table:table-cell>
          <table:table-cell office:value-type="float" office:value="0.0871740405816635" calcext:value-type="float">
            <text:p>0.087174040581664</text:p>
          </table:table-cell>
          <table:table-cell office:value-type="float" office:value="-0.867283726158446" calcext:value-type="float">
            <text:p>-0.867283726158446</text:p>
          </table:table-cell>
          <table:table-cell office:value-type="float" office:value="0.730975885182626" calcext:value-type="float">
            <text:p>0.730975885182626</text:p>
          </table:table-cell>
          <table:table-cell office:value-type="float" office:value="-1.22601305465712" calcext:value-type="float">
            <text:p>-1.22601305465712</text:p>
          </table:table-cell>
          <table:table-cell office:value-type="float" office:value="0.387300372375155" calcext:value-type="float">
            <text:p>0.387300372375155</text:p>
          </table:table-cell>
        </table:table-row>
        <table:table-row table:style-name="ro1">
          <table:table-cell office:value-type="string" calcext:value-type="string">
            <text:p>Rfam_Fluoride_CP011972.2_5445053_5445235_fwd</text:p>
          </table:table-cell>
          <table:table-cell office:value-type="float" office:value="0.345868855474334" calcext:value-type="float">
            <text:p>0.345868855474334</text:p>
          </table:table-cell>
          <table:table-cell office:value-type="float" office:value="0.57730415537062" calcext:value-type="float">
            <text:p>0.57730415537062</text:p>
          </table:table-cell>
          <table:table-cell office:value-type="float" office:value="-0.159486047441564" calcext:value-type="float">
            <text:p>-0.159486047441564</text:p>
          </table:table-cell>
          <table:table-cell office:value-type="float" office:value="0.90743578897982" calcext:value-type="float">
            <text:p>0.90743578897982</text:p>
          </table:table-cell>
          <table:table-cell office:value-type="float" office:value="0.505354902915898" calcext:value-type="float">
            <text:p>0.505354902915898</text:p>
          </table:table-cell>
          <table:table-cell office:value-type="float" office:value="0.399204255311165" calcext:value-type="float">
            <text:p>0.399204255311165</text:p>
          </table:table-cell>
        </table:table-row>
        <table:table-row table:style-name="ro1">
          <table:table-cell office:value-type="string" calcext:value-type="string">
            <text:p>Rfam_C4_CP011972.2_4906123_4906376_fwd</text:p>
          </table:table-cell>
          <table:table-cell office:value-type="float" office:value="-0.972908497980582" calcext:value-type="float">
            <text:p>-0.972908497980582</text:p>
          </table:table-cell>
          <table:table-cell office:value-type="float" office:value="0.448008834379693" calcext:value-type="float">
            <text:p>0.448008834379693</text:p>
          </table:table-cell>
          <table:table-cell office:value-type="float" office:value="-0.0249706260649059" calcext:value-type="float">
            <text:p>-0.024970626064906</text:p>
          </table:table-cell>
          <table:table-cell office:value-type="float" office:value="0.994924005317957" calcext:value-type="float">
            <text:p>0.994924005317957</text:p>
          </table:table-cell>
          <table:table-cell office:value-type="float" office:value="-0.947937871915676" calcext:value-type="float">
            <text:p>-0.947937871915676</text:p>
          </table:table-cell>
          <table:table-cell office:value-type="float" office:value="0.447149232433763" calcext:value-type="float">
            <text:p>0.447149232433763</text:p>
          </table:table-cell>
        </table:table-row>
        <table:table-row table:style-name="ro1">
          <table:table-cell office:value-type="string" calcext:value-type="string">
            <text:p>Rfam_rsmX_CP011972.2_4187524_4187711_rev</text:p>
          </table:table-cell>
          <table:table-cell office:value-type="float" office:value="-0.139177142217943" calcext:value-type="float">
            <text:p>-0.139177142217943</text:p>
          </table:table-cell>
          <table:table-cell office:value-type="float" office:value="0.962991159802085" calcext:value-type="float">
            <text:p>0.962991159802085</text:p>
          </table:table-cell>
          <table:table-cell office:value-type="float" office:value="-1.15065551605394" calcext:value-type="float">
            <text:p>-1.15065551605394</text:p>
          </table:table-cell>
          <table:table-cell office:value-type="float" office:value="0.609310314090337" calcext:value-type="float">
            <text:p>0.609310314090337</text:p>
          </table:table-cell>
          <table:table-cell office:value-type="float" office:value="1.01147837383599" calcext:value-type="float">
            <text:p>1.01147837383599</text:p>
          </table:table-cell>
          <table:table-cell office:value-type="float" office:value="0.463031828597017" calcext:value-type="float">
            <text:p>0.463031828597017</text:p>
          </table:table-cell>
        </table:table-row>
        <table:table-row table:style-name="ro1">
          <table:table-cell office:value-type="string" calcext:value-type="string">
            <text:p>Rfam_isrK%3BC4_CP011972.2_5128341_5128582_fwd</text:p>
          </table:table-cell>
          <table:table-cell office:value-type="float" office:value="-1.50836680810767" calcext:value-type="float">
            <text:p>-1.50836680810767</text:p>
          </table:table-cell>
          <table:table-cell office:value-type="float" office:value="0.293361313422461" calcext:value-type="float">
            <text:p>0.293361313422461</text:p>
          </table:table-cell>
          <table:table-cell office:value-type="float" office:value="-0.399647794709549" calcext:value-type="float">
            <text:p>-0.399647794709549</text:p>
          </table:table-cell>
          <table:table-cell office:value-type="float" office:value="0.90743578897982" calcext:value-type="float">
            <text:p>0.90743578897982</text:p>
          </table:table-cell>
          <table:table-cell office:value-type="float" office:value="-1.10871901339812" calcext:value-type="float">
            <text:p>-1.10871901339812</text:p>
          </table:table-cell>
          <table:table-cell office:value-type="float" office:value="0.471173671248239" calcext:value-type="float">
            <text:p>0.471173671248239</text:p>
          </table:table-cell>
        </table:table-row>
        <table:table-row table:style-name="ro1">
          <table:table-cell office:value-type="string" calcext:value-type="string">
            <text:p>Rfam_yybP-ykoY_CP011972.2_4257615_4257809_fwd</text:p>
          </table:table-cell>
          <table:table-cell office:value-type="float" office:value="-0.733140169615456" calcext:value-type="float">
            <text:p>-0.733140169615456</text:p>
          </table:table-cell>
          <table:table-cell office:value-type="float" office:value="0.605135842212475" calcext:value-type="float">
            <text:p>0.605135842212475</text:p>
          </table:table-cell>
          <table:table-cell office:value-type="float" office:value="-1.73450993108665" calcext:value-type="float">
            <text:p>-1.73450993108665</text:p>
          </table:table-cell>
          <table:table-cell office:value-type="float" office:value="0.391372965873272" calcext:value-type="float">
            <text:p>0.391372965873272</text:p>
          </table:table-cell>
          <table:table-cell office:value-type="float" office:value="1.0013697614712" calcext:value-type="float">
            <text:p>1.0013697614712</text:p>
          </table:table-cell>
          <table:table-cell office:value-type="float" office:value="0.479083951908067" calcext:value-type="float">
            <text:p>0.479083951908067</text:p>
          </table:table-cell>
        </table:table-row>
        <table:table-row table:style-name="ro1">
          <table:table-cell office:value-type="string" calcext:value-type="string">
            <text:p>Rfam_TwoAGGAY_CP011972.2_4500822_4501065_rev</text:p>
          </table:table-cell>
          <table:table-cell office:value-type="float" office:value="-0.280467031740855" calcext:value-type="float">
            <text:p>-0.280467031740855</text:p>
          </table:table-cell>
          <table:table-cell office:value-type="float" office:value="0.713071862935442" calcext:value-type="float">
            <text:p>0.713071862935442</text:p>
          </table:table-cell>
          <table:table-cell office:value-type="float" office:value="-0.71586705980222" calcext:value-type="float">
            <text:p>-0.71586705980222</text:p>
          </table:table-cell>
          <table:table-cell office:value-type="float" office:value="0.437883990814691" calcext:value-type="float">
            <text:p>0.437883990814691</text:p>
          </table:table-cell>
          <table:table-cell office:value-type="float" office:value="0.435400028061365" calcext:value-type="float">
            <text:p>0.435400028061365</text:p>
          </table:table-cell>
          <table:table-cell office:value-type="float" office:value="0.48591828652842" calcext:value-type="float">
            <text:p>0.48591828652842</text:p>
          </table:table-cell>
        </table:table-row>
        <table:table-row table:style-name="ro1">
          <table:table-cell office:value-type="string" calcext:value-type="string">
            <text:p>Rfam_CrcZ_CP011972.2_5262924_5263264_fwd</text:p>
          </table:table-cell>
          <table:table-cell office:value-type="float" office:value="-0.124758753789737" calcext:value-type="float">
            <text:p>-0.124758753789737</text:p>
          </table:table-cell>
          <table:table-cell office:value-type="float" office:value="0.966603011480621" calcext:value-type="float">
            <text:p>0.966603011480621</text:p>
          </table:table-cell>
          <table:table-cell office:value-type="float" office:value="0.915212995042238" calcext:value-type="float">
            <text:p>0.915212995042238</text:p>
          </table:table-cell>
          <table:table-cell office:value-type="float" office:value="0.726538141557439" calcext:value-type="float">
            <text:p>0.726538141557439</text:p>
          </table:table-cell>
          <table:table-cell office:value-type="float" office:value="-1.03997174883197" calcext:value-type="float">
            <text:p>-1.03997174883197</text:p>
          </table:table-cell>
          <table:table-cell office:value-type="float" office:value="0.487311275683724" calcext:value-type="float">
            <text:p>0.487311275683724</text:p>
          </table:table-cell>
        </table:table-row>
        <table:table-row table:style-name="ro1">
          <table:table-cell office:value-type="string" calcext:value-type="string">
            <text:p>Rfam_RsmY_CP011972.2_6056474_6056660_rev</text:p>
          </table:table-cell>
          <table:table-cell office:value-type="float" office:value="-0.689394412972179" calcext:value-type="float">
            <text:p>-0.689394412972179</text:p>
          </table:table-cell>
          <table:table-cell office:value-type="float" office:value="0.803588702462071" calcext:value-type="float">
            <text:p>0.803588702462071</text:p>
          </table:table-cell>
          <table:table-cell office:value-type="float" office:value="0.665448153959504" calcext:value-type="float">
            <text:p>0.665448153959504</text:p>
          </table:table-cell>
          <table:table-cell office:value-type="float" office:value="0.865795009801726" calcext:value-type="float">
            <text:p>0.865795009801726</text:p>
          </table:table-cell>
          <table:table-cell office:value-type="float" office:value="-1.35484256693168" calcext:value-type="float">
            <text:p>-1.35484256693168</text:p>
          </table:table-cell>
          <table:table-cell office:value-type="float" office:value="0.488214076591702" calcext:value-type="float">
            <text:p>0.488214076591702</text:p>
          </table:table-cell>
        </table:table-row>
        <table:table-row table:style-name="ro1">
          <table:table-cell office:value-type="string" calcext:value-type="string">
            <text:p>Rfam_yybP-ykoY_CP011972.2_1194577_1194801_rev</text:p>
          </table:table-cell>
          <table:table-cell office:value-type="float" office:value="-0.616195447121315" calcext:value-type="float">
            <text:p>-0.616195447121315</text:p>
          </table:table-cell>
          <table:table-cell office:value-type="float" office:value="0.602584372645048" calcext:value-type="float">
            <text:p>0.602584372645048</text:p>
          </table:table-cell>
          <table:table-cell office:value-type="float" office:value="-1.35837593844756" calcext:value-type="float">
            <text:p>-1.35837593844756</text:p>
          </table:table-cell>
          <table:table-cell office:value-type="float" office:value="0.386370954528971" calcext:value-type="float">
            <text:p>0.386370954528971</text:p>
          </table:table-cell>
          <table:table-cell office:value-type="float" office:value="0.742180491326243" calcext:value-type="float">
            <text:p>0.742180491326243</text:p>
          </table:table-cell>
          <table:table-cell office:value-type="float" office:value="0.496353487512214" calcext:value-type="float">
            <text:p>0.496353487512214</text:p>
          </table:table-cell>
        </table:table-row>
        <table:table-row table:style-name="ro1">
          <table:table-cell office:value-type="string" calcext:value-type="string">
            <text:p>Rfam_radC_CP011972.2_5460488_5460689_fwd</text:p>
          </table:table-cell>
          <table:table-cell office:value-type="float" office:value="-1.14468027453616" calcext:value-type="float">
            <text:p>-1.14468027453616</text:p>
          </table:table-cell>
          <table:table-cell office:value-type="float" office:value="0.283492144998096" calcext:value-type="float">
            <text:p>0.283492144998096</text:p>
          </table:table-cell>
          <table:table-cell office:value-type="float" office:value="-0.416252468326788" calcext:value-type="float">
            <text:p>-0.416252468326788</text:p>
          </table:table-cell>
          <table:table-cell office:value-type="float" office:value="0.854971078294117" calcext:value-type="float">
            <text:p>0.854971078294117</text:p>
          </table:table-cell>
          <table:table-cell office:value-type="float" office:value="-0.728427806209374" calcext:value-type="float">
            <text:p>-0.728427806209374</text:p>
          </table:table-cell>
          <table:table-cell office:value-type="float" office:value="0.524011563308964" calcext:value-type="float">
            <text:p>0.524011563308964</text:p>
          </table:table-cell>
        </table:table-row>
        <table:table-row table:style-name="ro1">
          <table:table-cell office:value-type="string" calcext:value-type="string">
            <text:p>Rfam_TwoAYGGAY_CP011972.2_2052089_2052308_fwd</text:p>
          </table:table-cell>
          <table:table-cell office:value-type="float" office:value="-0.294667842954606" calcext:value-type="float">
            <text:p>-0.294667842954606</text:p>
          </table:table-cell>
          <table:table-cell office:value-type="float" office:value="0.511732948205129" calcext:value-type="float">
            <text:p>0.511732948205129</text:p>
          </table:table-cell>
          <table:table-cell office:value-type="float" office:value="-0.0215682002065746" calcext:value-type="float">
            <text:p>-0.021568200206575</text:p>
          </table:table-cell>
          <table:table-cell office:value-type="float" office:value="0.980815228289115" calcext:value-type="float">
            <text:p>0.980815228289115</text:p>
          </table:table-cell>
          <table:table-cell office:value-type="float" office:value="-0.273099642748031" calcext:value-type="float">
            <text:p>-0.273099642748031</text:p>
          </table:table-cell>
          <table:table-cell office:value-type="float" office:value="0.525634094526722" calcext:value-type="float">
            <text:p>0.525634094526722</text:p>
          </table:table-cell>
        </table:table-row>
        <table:table-row table:style-name="ro1">
          <table:table-cell office:value-type="string" calcext:value-type="string">
            <text:p>Rfam_Cobalamin_CP011972.2_2629038_2629229_rev</text:p>
          </table:table-cell>
          <table:table-cell office:value-type="float" office:value="-1.02413039818454" calcext:value-type="float">
            <text:p>-1.02413039818454</text:p>
          </table:table-cell>
          <table:table-cell office:value-type="float" office:value="0.371538715995315" calcext:value-type="float">
            <text:p>0.371538715995315</text:p>
          </table:table-cell>
          <table:table-cell office:value-type="float" office:value="-0.307230971684874" calcext:value-type="float">
            <text:p>-0.307230971684874</text:p>
          </table:table-cell>
          <table:table-cell office:value-type="float" office:value="0.90743578897982" calcext:value-type="float">
            <text:p>0.90743578897982</text:p>
          </table:table-cell>
          <table:table-cell office:value-type="float" office:value="-0.716899426499664" calcext:value-type="float">
            <text:p>-0.716899426499664</text:p>
          </table:table-cell>
          <table:table-cell office:value-type="float" office:value="0.543576940496746" calcext:value-type="float">
            <text:p>0.543576940496746</text:p>
          </table:table-cell>
        </table:table-row>
        <table:table-row table:style-name="ro1">
          <table:table-cell office:value-type="string" calcext:value-type="string">
            <text:p>Rfam_CrcZ_CP011972.2_3461736_3462104_fwd</text:p>
          </table:table-cell>
          <table:table-cell office:value-type="float" office:value="-1.22090987539546" calcext:value-type="float">
            <text:p>-1.22090987539546</text:p>
          </table:table-cell>
          <table:table-cell office:value-type="float" office:value="0.464829245449773" calcext:value-type="float">
            <text:p>0.464829245449773</text:p>
          </table:table-cell>
          <table:table-cell office:value-type="float" office:value="-0.256738215680005" calcext:value-type="float">
            <text:p>-0.256738215680005</text:p>
          </table:table-cell>
          <table:table-cell office:value-type="float" office:value="0.946111604188695" calcext:value-type="float">
            <text:p>0.946111604188695</text:p>
          </table:table-cell>
          <table:table-cell office:value-type="float" office:value="-0.964171659715453" calcext:value-type="float">
            <text:p>-0.964171659715453</text:p>
          </table:table-cell>
          <table:table-cell office:value-type="float" office:value="0.55386278118993" calcext:value-type="float">
            <text:p>0.55386278118993</text:p>
          </table:table-cell>
        </table:table-row>
        <table:table-row table:style-name="ro1">
          <table:table-cell office:value-type="string" calcext:value-type="string">
            <text:p>Rfam_TwoAYGGAY_CP011972.2_2798485_2798671_fwd</text:p>
          </table:table-cell>
          <table:table-cell office:value-type="float" office:value="-0.0465481210146887" calcext:value-type="float">
            <text:p>-0.046548121014689</text:p>
          </table:table-cell>
          <table:table-cell office:value-type="float" office:value="0.98328999898101" calcext:value-type="float">
            <text:p>0.98328999898101</text:p>
          </table:table-cell>
          <table:table-cell office:value-type="float" office:value="-0.527541821607593" calcext:value-type="float">
            <text:p>-0.527541821607593</text:p>
          </table:table-cell>
          <table:table-cell office:value-type="float" office:value="0.726538141557439" calcext:value-type="float">
            <text:p>0.726538141557439</text:p>
          </table:table-cell>
          <table:table-cell office:value-type="float" office:value="0.480993700592905" calcext:value-type="float">
            <text:p>0.480993700592905</text:p>
          </table:table-cell>
          <table:table-cell office:value-type="float" office:value="0.584342943590557" calcext:value-type="float">
            <text:p>0.584342943590557</text:p>
          </table:table-cell>
        </table:table-row>
        <table:table-row table:style-name="ro1">
          <table:table-cell office:value-type="string" calcext:value-type="string">
            <text:p>Rfam_CrcZ_CP011972.2_4570232_4570592_fwd</text:p>
          </table:table-cell>
          <table:table-cell office:value-type="float" office:value="-0.897305403929111" calcext:value-type="float">
            <text:p>-0.897305403929111</text:p>
          </table:table-cell>
          <table:table-cell office:value-type="float" office:value="0.635852526616838" calcext:value-type="float">
            <text:p>0.635852526616838</text:p>
          </table:table-cell>
          <table:table-cell office:value-type="float" office:value="-0.0178455354388957" calcext:value-type="float">
            <text:p>-0.017845535438896</text:p>
          </table:table-cell>
          <table:table-cell office:value-type="float" office:value="0.99720410528833" calcext:value-type="float">
            <text:p>0.99720410528833</text:p>
          </table:table-cell>
          <table:table-cell office:value-type="float" office:value="-0.879459868490215" calcext:value-type="float">
            <text:p>-0.879459868490215</text:p>
          </table:table-cell>
          <table:table-cell office:value-type="float" office:value="0.611834168566116" calcext:value-type="float">
            <text:p>0.611834168566116</text:p>
          </table:table-cell>
        </table:table-row>
        <table:table-row table:style-name="ro1">
          <table:table-cell office:value-type="string" calcext:value-type="string">
            <text:p>Rfam_TwoAYGGAY_CP011972.2_1171665_1171862_fwd</text:p>
          </table:table-cell>
          <table:table-cell office:value-type="float" office:value="-0.11404365886748" calcext:value-type="float">
            <text:p>-0.11404365886748</text:p>
          </table:table-cell>
          <table:table-cell office:value-type="float" office:value="0.946422808984328" calcext:value-type="float">
            <text:p>0.946422808984328</text:p>
          </table:table-cell>
          <table:table-cell office:value-type="float" office:value="0.321549968859561" calcext:value-type="float">
            <text:p>0.321549968859561</text:p>
          </table:table-cell>
          <table:table-cell office:value-type="float" office:value="0.842340626155289" calcext:value-type="float">
            <text:p>0.842340626155289</text:p>
          </table:table-cell>
          <table:table-cell office:value-type="float" office:value="-0.435593627727041" calcext:value-type="float">
            <text:p>-0.435593627727041</text:p>
          </table:table-cell>
          <table:table-cell office:value-type="float" office:value="0.613526550266006" calcext:value-type="float">
            <text:p>0.613526550266006</text:p>
          </table:table-cell>
        </table:table-row>
        <table:table-row table:style-name="ro1">
          <table:table-cell office:value-type="string" calcext:value-type="string">
            <text:p>Rfam_PrrF_CP011972.2_2741697_2741876_rev</text:p>
          </table:table-cell>
          <table:table-cell office:value-type="float" office:value="-0.696835685488309" calcext:value-type="float">
            <text:p>-0.696835685488309</text:p>
          </table:table-cell>
          <table:table-cell office:value-type="float" office:value="0.631678929393557" calcext:value-type="float">
            <text:p>0.631678929393557</text:p>
          </table:table-cell>
          <table:table-cell office:value-type="float" office:value="-1.33436377183273" calcext:value-type="float">
            <text:p>-1.33436377183273</text:p>
          </table:table-cell>
          <table:table-cell office:value-type="float" office:value="0.503779076467147" calcext:value-type="float">
            <text:p>0.503779076467147</text:p>
          </table:table-cell>
          <table:table-cell office:value-type="float" office:value="0.637528086344422" calcext:value-type="float">
            <text:p>0.637528086344422</text:p>
          </table:table-cell>
          <table:table-cell office:value-type="float" office:value="0.636975390482207" calcext:value-type="float">
            <text:p>0.636975390482207</text:p>
          </table:table-cell>
        </table:table-row>
        <table:table-row table:style-name="ro1">
          <table:table-cell office:value-type="string" calcext:value-type="string">
            <text:p>Rfam_gabT_CP011972.2_6219054_6219251_rev</text:p>
          </table:table-cell>
          <table:table-cell office:value-type="float" office:value="-0.0933463028990536" calcext:value-type="float">
            <text:p>-0.093346302899054</text:p>
          </table:table-cell>
          <table:table-cell office:value-type="float" office:value="0.987274352234722" calcext:value-type="float">
            <text:p>0.987274352234722</text:p>
          </table:table-cell>
          <table:table-cell office:value-type="float" office:value="-1.22094752277758" calcext:value-type="float">
            <text:p>-1.22094752277758</text:p>
          </table:table-cell>
          <table:table-cell office:value-type="float" office:value="0.786059595172731" calcext:value-type="float">
            <text:p>0.786059595172731</text:p>
          </table:table-cell>
          <table:table-cell office:value-type="float" office:value="1.12760121987853" calcext:value-type="float">
            <text:p>1.12760121987853</text:p>
          </table:table-cell>
          <table:table-cell office:value-type="float" office:value="0.671174643599689" calcext:value-type="float">
            <text:p>0.671174643599689</text:p>
          </table:table-cell>
        </table:table-row>
        <table:table-row table:style-name="ro1">
          <table:table-cell office:value-type="string" calcext:value-type="string">
            <text:p>Rfam_t44%3BRibosomalS2_CP011972.2_1650699_1650844_fwd</text:p>
          </table:table-cell>
          <table:table-cell office:value-type="float" office:value="-0.227413821598058" calcext:value-type="float">
            <text:p>-0.227413821598058</text:p>
          </table:table-cell>
          <table:table-cell office:value-type="float" office:value="0.951809949032755" calcext:value-type="float">
            <text:p>0.951809949032755</text:p>
          </table:table-cell>
          <table:table-cell office:value-type="float" office:value="-1.03925528379886" calcext:value-type="float">
            <text:p>-1.03925528379886</text:p>
          </table:table-cell>
          <table:table-cell office:value-type="float" office:value="0.749414395748626" calcext:value-type="float">
            <text:p>0.749414395748626</text:p>
          </table:table-cell>
          <table:table-cell office:value-type="float" office:value="0.811841462200803" calcext:value-type="float">
            <text:p>0.811841462200803</text:p>
          </table:table-cell>
          <table:table-cell office:value-type="float" office:value="0.67510009249962" calcext:value-type="float">
            <text:p>0.67510009249962</text:p>
          </table:table-cell>
        </table:table-row>
        <table:table-row table:style-name="ro1">
          <table:table-cell office:value-type="string" calcext:value-type="string">
            <text:p>Rfam_TPP_CP011972.2_5636304_5636549_rev</text:p>
          </table:table-cell>
          <table:table-cell office:value-type="float" office:value="-1.144215026046" calcext:value-type="float">
            <text:p>-1.144215026046</text:p>
          </table:table-cell>
          <table:table-cell office:value-type="float" office:value="0.0862882341103518" calcext:value-type="float">
            <text:p>0.086288234110352</text:p>
          </table:table-cell>
          <table:table-cell office:value-type="float" office:value="-0.829018723139216" calcext:value-type="float">
            <text:p>-0.829018723139216</text:p>
          </table:table-cell>
          <table:table-cell office:value-type="float" office:value="0.499548093748688" calcext:value-type="float">
            <text:p>0.499548093748688</text:p>
          </table:table-cell>
          <table:table-cell office:value-type="float" office:value="-0.315196302906781" calcext:value-type="float">
            <text:p>-0.315196302906781</text:p>
          </table:table-cell>
          <table:table-cell office:value-type="float" office:value="0.707900470927604" calcext:value-type="float">
            <text:p>0.707900470927604</text:p>
          </table:table-cell>
        </table:table-row>
        <table:table-row table:style-name="ro1">
          <table:table-cell office:value-type="string" calcext:value-type="string">
            <text:p>Rfam_sucA-II_CP011972.2_2849642_2849978_fwd</text:p>
          </table:table-cell>
          <table:table-cell office:value-type="float" office:value="0.770333691134182" calcext:value-type="float">
            <text:p>0.770333691134182</text:p>
          </table:table-cell>
          <table:table-cell office:value-type="float" office:value="0.507419104367021" calcext:value-type="float">
            <text:p>0.507419104367021</text:p>
          </table:table-cell>
          <table:table-cell office:value-type="float" office:value="0.338750862694527" calcext:value-type="float">
            <text:p>0.338750862694527</text:p>
          </table:table-cell>
          <table:table-cell office:value-type="float" office:value="0.885026763150873" calcext:value-type="float">
            <text:p>0.885026763150873</text:p>
          </table:table-cell>
          <table:table-cell office:value-type="float" office:value="0.431582828439655" calcext:value-type="float">
            <text:p>0.431582828439655</text:p>
          </table:table-cell>
          <table:table-cell office:value-type="float" office:value="0.711069999704404" calcext:value-type="float">
            <text:p>0.711069999704404</text:p>
          </table:table-cell>
        </table:table-row>
        <table:table-row table:style-name="ro1">
          <table:table-cell office:value-type="string" calcext:value-type="string">
            <text:p>Rfam_Pseudomon-Rho_CP011972.2_5965683_5965826_rev</text:p>
          </table:table-cell>
          <table:table-cell office:value-type="float" office:value="-0.143994036006622" calcext:value-type="float">
            <text:p>-0.143994036006622</text:p>
          </table:table-cell>
          <table:table-cell office:value-type="float" office:value="0.96383437299724" calcext:value-type="float">
            <text:p>0.96383437299724</text:p>
          </table:table-cell>
          <table:table-cell office:value-type="float" office:value="-0.709762853377135" calcext:value-type="float">
            <text:p>-0.709762853377135</text:p>
          </table:table-cell>
          <table:table-cell office:value-type="float" office:value="0.786059595172731" calcext:value-type="float">
            <text:p>0.786059595172731</text:p>
          </table:table-cell>
          <table:table-cell office:value-type="float" office:value="0.565768817370513" calcext:value-type="float">
            <text:p>0.565768817370513</text:p>
          </table:table-cell>
          <table:table-cell office:value-type="float" office:value="0.715856010450344" calcext:value-type="float">
            <text:p>0.715856010450344</text:p>
          </table:table-cell>
        </table:table-row>
        <table:table-row table:style-name="ro1">
          <table:table-cell office:value-type="string" calcext:value-type="string">
            <text:p>Rfam_C4_CP011972.2_325041_325232_fwd</text:p>
          </table:table-cell>
          <table:table-cell office:value-type="float" office:value="-0.557514690440642" calcext:value-type="float">
            <text:p>-0.557514690440642</text:p>
          </table:table-cell>
          <table:table-cell office:value-type="float" office:value="0.55046447513229" calcext:value-type="float">
            <text:p>0.55046447513229</text:p>
          </table:table-cell>
          <table:table-cell office:value-type="float" office:value="-0.236658377940979" calcext:value-type="float">
            <text:p>-0.236658377940979</text:p>
          </table:table-cell>
          <table:table-cell office:value-type="float" office:value="0.90743578897982" calcext:value-type="float">
            <text:p>0.90743578897982</text:p>
          </table:table-cell>
          <table:table-cell office:value-type="float" office:value="-0.320856312499663" calcext:value-type="float">
            <text:p>-0.320856312499663</text:p>
          </table:table-cell>
          <table:table-cell office:value-type="float" office:value="0.744777403712602" calcext:value-type="float">
            <text:p>0.744777403712602</text:p>
          </table:table-cell>
        </table:table-row>
        <table:table-row table:style-name="ro1">
          <table:table-cell office:value-type="string" calcext:value-type="string">
            <text:p>Rfam_Cobalamin_CP011972.2_1885007_1885310_fwd</text:p>
          </table:table-cell>
          <table:table-cell office:value-type="float" office:value="0.219415104848773" calcext:value-type="float">
            <text:p>0.219415104848773</text:p>
          </table:table-cell>
          <table:table-cell office:value-type="float" office:value="0.932009882708145" calcext:value-type="float">
            <text:p>0.932009882708145</text:p>
          </table:table-cell>
          <table:table-cell office:value-type="float" office:value="-0.0500643421469055" calcext:value-type="float">
            <text:p>-0.050064342146906</text:p>
          </table:table-cell>
          <table:table-cell office:value-type="float" office:value="0.987834930640619" calcext:value-type="float">
            <text:p>0.987834930640619</text:p>
          </table:table-cell>
          <table:table-cell office:value-type="float" office:value="0.269479446995678" calcext:value-type="float">
            <text:p>0.269479446995678</text:p>
          </table:table-cell>
          <table:table-cell office:value-type="float" office:value="0.858260443433694" calcext:value-type="float">
            <text:p>0.858260443433694</text:p>
          </table:table-cell>
        </table:table-row>
        <table:table-row table:style-name="ro1">
          <table:table-cell office:value-type="string" calcext:value-type="string">
            <text:p>Rfam_TwoAYGGAY_CP011972.2_3978097_3978276_rev</text:p>
          </table:table-cell>
          <table:table-cell office:value-type="float" office:value="-0.221073705355956" calcext:value-type="float">
            <text:p>-0.221073705355956</text:p>
          </table:table-cell>
          <table:table-cell office:value-type="float" office:value="0.944982268522102" calcext:value-type="float">
            <text:p>0.944982268522102</text:p>
          </table:table-cell>
          <table:table-cell office:value-type="float" office:value="0.096636758714642" calcext:value-type="float">
            <text:p>0.096636758714642</text:p>
          </table:table-cell>
          <table:table-cell office:value-type="float" office:value="0.975385697401428" calcext:value-type="float">
            <text:p>0.975385697401428</text:p>
          </table:table-cell>
          <table:table-cell office:value-type="float" office:value="-0.317710464070598" calcext:value-type="float">
            <text:p>-0.317710464070598</text:p>
          </table:table-cell>
          <table:table-cell office:value-type="float" office:value="0.859734761381995" calcext:value-type="float">
            <text:p>0.859734761381995</text:p>
          </table:table-cell>
        </table:table-row>
        <table:table-row table:style-name="ro1">
          <table:table-cell office:value-type="string" calcext:value-type="string">
            <text:p>Rfam_Bacteria_small_SRP_CP011972.2_4132299_4132523_rev</text:p>
          </table:table-cell>
          <table:table-cell office:value-type="float" office:value="-0.517317419377822" calcext:value-type="float">
            <text:p>-0.517317419377822</text:p>
          </table:table-cell>
          <table:table-cell office:value-type="float" office:value="0.626552124113939" calcext:value-type="float">
            <text:p>0.626552124113939</text:p>
          </table:table-cell>
          <table:table-cell office:value-type="float" office:value="-0.394719598424974" calcext:value-type="float">
            <text:p>-0.394719598424974</text:p>
          </table:table-cell>
          <table:table-cell office:value-type="float" office:value="0.823546438006517" calcext:value-type="float">
            <text:p>0.823546438006517</text:p>
          </table:table-cell>
          <table:table-cell office:value-type="float" office:value="-0.122597820952848" calcext:value-type="float">
            <text:p>-0.122597820952848</text:p>
          </table:table-cell>
          <table:table-cell office:value-type="float" office:value="0.912478666301085" calcext:value-type="float">
            <text:p>0.912478666301085</text:p>
          </table:table-cell>
        </table:table-row>
        <table:table-row table:style-name="ro1">
          <table:table-cell office:value-type="string" calcext:value-type="string">
            <text:p>Rfam_P1_CP011972.2_6187956_6188323_fwd</text:p>
          </table:table-cell>
          <table:table-cell office:value-type="float" office:value="-0.10720832986384" calcext:value-type="float">
            <text:p>-0.10720832986384</text:p>
          </table:table-cell>
          <table:table-cell office:value-type="float" office:value="0.947061121503179" calcext:value-type="float">
            <text:p>0.947061121503179</text:p>
          </table:table-cell>
          <table:table-cell office:value-type="float" office:value="-0.117014105552302" calcext:value-type="float">
            <text:p>-0.117014105552302</text:p>
          </table:table-cell>
          <table:table-cell office:value-type="float" office:value="0.95050211191267" calcext:value-type="float">
            <text:p>0.95050211191267</text:p>
          </table:table-cell>
          <table:table-cell office:value-type="float" office:value="0.00980577568846135" calcext:value-type="float">
            <text:p>0.009805775688461</text:p>
          </table:table-cell>
          <table:table-cell office:value-type="float" office:value="0.992732249324111" calcext:value-type="float">
            <text:p>0.992732249324111</text:p>
          </table:table-cell>
        </table:table-row>
      </table:table>
      <table:named-expressions/>
      <table:database-ranges>
        <table:database-range table:name="__Anonymous_Sheet_DB__0" table:target-range-address="intergenic.A1:intergenic.G74">
          <table:sort>
            <table:sort-by table:field-number="6" table:data-type="automatic"/>
          </table:sort>
        </table:database-range>
        <table:database-range table:name="__Anonymous_Sheet_DB__1" table:target-range-address="antisense.A1:antisense.G138">
          <table:sort>
            <table:sort-by table:field-number="6" table:data-type="automatic"/>
          </table:sort>
        </table:database-range>
        <table:database-range table:name="__Anonymous_Sheet_DB__2" table:target-range-address="Rfam.A1:Rfam.G55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23:17:05.898214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23:20:45.272594081</dc:date>
    <meta:editing-duration>PT9M39S</meta:editing-duration>
    <meta:editing-cycles>2</meta:editing-cycles>
    <meta:generator>LibreOffice/6.0.7.3$Linux_X86_64 LibreOffice_project/00m0$Build-3</meta:generator>
    <meta:document-statistic meta:table-count="3" meta:cell-count="1869" meta:object-count="0"/>
  </office:meta>
</office:document-meta>
</file>